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10.25cm" fo:min-width="14.7cm" fo:padding-bottom="9cm"/>
    </style:style>
    <style:style style:name="gr2" style:family="graphic" style:parent-style-name="standard">
      <style:graphic-properties draw:fill="solid" draw:fill-color="#ffffff" draw:textarea-horizontal-align="justify" draw:textarea-vertical-align="middle" draw:auto-grow-height="false" fo:min-height="0cm" fo:min-width="1.454cm"/>
    </style:style>
    <style:style style:name="gr3" style:family="graphic" style:parent-style-name="standard">
      <style:graphic-properties draw:marker-start="Arrow" draw:marker-start-width="0.3cm" draw:marker-end="Arrow" draw:marker-end-width="0.3cm" draw:fill="solid" draw:fill-color="#ffffff" draw:textarea-vertical-align="middle"/>
    </style:style>
    <style:style style:name="gr4" style:family="graphic" style:parent-style-name="standard">
      <style:graphic-properties draw:stroke="none" svg:stroke-color="#000000" draw:fill="none" draw:fill-color="#ffffff" fo:min-height="3.951cm"/>
    </style:style>
    <style:style style:name="gr5" style:family="graphic" style:parent-style-name="objectwithoutfill">
      <style:graphic-properties draw:fill="none" draw:fill-color="#ffffff" draw:textarea-vertical-align="middle"/>
    </style:style>
    <style:style style:name="gr6" style:family="graphic" style:parent-style-name="standard">
      <style:graphic-properties draw:fill="solid" draw:fill-color="#ffffff" draw:textarea-horizontal-align="justify" draw:textarea-vertical-align="middle" draw:auto-grow-height="false" fo:min-height="0cm" fo:min-width="5.686cm"/>
    </style:style>
    <style:style style:name="gr7" style:family="graphic" style:parent-style-name="standard">
      <style:graphic-properties draw:fill="solid" draw:fill-color="#ffffff" draw:textarea-horizontal-align="justify" draw:textarea-vertical-align="middle" draw:auto-grow-height="false" fo:min-height="0cm" fo:min-width="2.35cm"/>
    </style:style>
    <style:style style:name="gr8" style:family="graphic" style:parent-style-name="standard">
      <style:graphic-properties draw:stroke="none" svg:stroke-color="#000000" draw:fill="none" draw:fill-color="#ffffff" fo:min-height="0.475cm"/>
    </style:style>
    <style:style style:name="gr9" style:family="graphic" style:parent-style-name="standard">
      <style:graphic-properties draw:stroke="none" svg:stroke-color="#000000" draw:fill="none" draw:fill-color="#ffffff" fo:min-height="2.845cm"/>
    </style:style>
    <style:style style:name="gr10" style:family="graphic" style:parent-style-name="standard">
      <style:graphic-properties draw:textarea-horizontal-align="justify" draw:textarea-vertical-align="middle" draw:auto-grow-height="false" fo:min-height="0cm" fo:min-width="4.346cm"/>
    </style:style>
    <style:style style:name="gr11" style:family="graphic" style:parent-style-name="standard">
      <style:graphic-properties draw:stroke="none" svg:stroke-color="#000000" draw:fill="none" draw:fill-color="#ffffff" fo:min-height="0.628cm"/>
    </style:style>
    <style:style style:name="gr12" style:family="graphic" style:parent-style-name="standard">
      <style:graphic-properties draw:textarea-horizontal-align="justify" draw:textarea-vertical-align="middle" draw:auto-grow-height="false" fo:min-height="0cm" fo:min-width="9.25cm"/>
    </style:style>
    <style:style style:name="gr13" style:family="graphic" style:parent-style-name="standard">
      <style:graphic-properties draw:stroke="none" svg:stroke-color="#000000" draw:fill="none" draw:fill-color="#ffffff" fo:min-height="1.575cm"/>
    </style:style>
    <style:style style:name="gr14" style:family="graphic" style:parent-style-name="standard">
      <style:graphic-properties draw:stroke="none" svg:stroke-color="#000000" draw:fill="none" draw:fill-color="#ffffff" fo:min-height="0.713cm"/>
    </style:style>
    <style:style style:name="gr15" style:family="graphic" style:parent-style-name="standard">
      <style:graphic-properties draw:textarea-horizontal-align="justify" draw:textarea-vertical-align="middle" draw:auto-grow-height="false" fo:min-height="0cm" fo:min-width="3.024cm" fo:padding-top="0.1cm" fo:padding-bottom="0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fo:min-height="1.781cm"/>
    </style:style>
    <style:style style:name="gr18" style:family="graphic" style:parent-style-name="standard">
      <style:graphic-properties draw:stroke="none" svg:stroke-color="#000000" draw:fill="none" draw:fill-color="#ffffff" fo:min-height="0.95cm"/>
    </style:style>
    <style:style style:name="gr19" style:family="graphic" style:parent-style-name="standard">
      <style:graphic-properties draw:stroke="none" svg:stroke-color="#000000" draw:fill="none" draw:fill-color="#ffffff" fo:min-height="1.069cm"/>
    </style:style>
    <style:style style:name="gr20" style:family="graphic" style:parent-style-name="standard">
      <style:graphic-properties draw:stroke="none" svg:stroke-color="#000000" draw:fill="none" draw:fill-color="#ffffff" fo:min-height="1.425cm"/>
    </style:style>
    <style:style style:name="gr21" style:family="graphic" style:parent-style-name="standard">
      <style:graphic-properties draw:textarea-horizontal-align="justify" draw:textarea-vertical-align="middle" draw:auto-grow-height="false" fo:min-height="5.25cm" fo:min-width="9.25cm"/>
    </style:style>
    <style:style style:name="gr22" style:family="graphic" style:parent-style-name="standard">
      <style:graphic-properties draw:textarea-horizontal-align="justify" draw:textarea-vertical-align="middle" draw:auto-grow-height="false" fo:min-height="1.074cm" fo:min-width="3.024cm" fo:padding-top="0.1cm" fo:padding-bottom="0cm"/>
    </style:style>
    <style:style style:name="gr23" style:family="graphic" style:parent-style-name="standard">
      <style:graphic-properties draw:stroke="none" svg:stroke-color="#000000" draw:fill="none" draw:fill-color="#ffffff" fo:min-height="2.137cm"/>
    </style:style>
    <style:style style:name="gr24" style:family="graphic" style:parent-style-name="standard">
      <style:graphic-properties draw:stroke="none" svg:stroke-color="#000000" draw:fill="none" draw:fill-color="#ffffff" fo:min-height="0.25cm"/>
    </style:style>
    <style:style style:name="gr25" style:family="graphic" style:parent-style-name="standard">
      <style:graphic-properties draw:fill="solid" draw:fill-color="#ffffff" draw:textarea-horizontal-align="justify" draw:textarea-vertical-align="middle" draw:auto-grow-height="false" fo:min-height="1.4cm" fo:min-width="14.75cm" fo:padding-bottom="9cm"/>
    </style:style>
    <style:style style:name="gr26" style:family="graphic" style:parent-style-name="standard">
      <style:graphic-properties draw:textarea-horizontal-align="justify" draw:textarea-vertical-align="middle" draw:auto-grow-height="false" fo:min-height="8.452cm" fo:min-width="4.152cm"/>
    </style:style>
    <style:style style:name="gr27" style:family="graphic" style:parent-style-name="standard">
      <style:graphic-properties draw:textarea-horizontal-align="justify" draw:textarea-vertical-align="middle" draw:auto-grow-height="false" fo:min-height="1.144cm" fo:min-width="3.094cm" fo:padding-bottom="0.2cm"/>
    </style:style>
    <style:style style:name="gr28" style:family="graphic" style:parent-style-name="standard">
      <style:graphic-properties draw:stroke="none" svg:stroke-color="#000000" draw:fill="none" draw:fill-color="#ffffff" fo:min-height="2.161cm"/>
    </style:style>
    <style:style style:name="gr29" style:family="graphic" style:parent-style-name="standard">
      <style:graphic-properties draw:fill="solid" draw:fill-color="#ffffff" draw:textarea-horizontal-align="justify" draw:textarea-vertical-align="middle" draw:auto-grow-height="false" fo:min-height="0.733cm" fo:min-width="1.269cm"/>
    </style:style>
    <style:style style:name="gr30" style:family="graphic" style:parent-style-name="standard">
      <style:graphic-properties draw:stroke="none" svg:stroke-color="#000000" draw:fill="none" draw:fill-color="#ffffff" fo:min-height="0.433cm"/>
    </style:style>
    <style:style style:name="gr31" style:family="graphic" style:parent-style-name="standard">
      <style:graphic-properties draw:textarea-horizontal-align="justify" draw:textarea-vertical-align="middle" draw:auto-grow-height="false" fo:min-height="0.6cm" fo:min-width="1.9cm" fo:padding-bottom="0.4cm"/>
    </style:style>
    <style:style style:name="gr32" style:family="graphic" style:parent-style-name="standard">
      <style:graphic-properties draw:textarea-horizontal-align="justify" draw:textarea-vertical-align="middle" draw:auto-grow-height="false" fo:min-height="0.6cm" fo:min-width="1.9cm" fo:padding-bottom="0.4cm"/>
    </style:style>
    <style:style style:name="gr33" style:family="graphic" style:parent-style-name="standard">
      <style:graphic-properties draw:stroke="none" svg:stroke-color="#000000" draw:fill="none" draw:fill-color="#ffffff" fo:min-height="1.577cm"/>
    </style:style>
    <style:style style:name="gr34" style:family="graphic" style:parent-style-name="standard">
      <style:graphic-properties draw:textarea-horizontal-align="justify" draw:textarea-vertical-align="middle" draw:auto-grow-height="false" fo:min-height="1.1cm" fo:min-width="1.9cm" fo:padding-top="0.5cm" fo:padding-bottom="0cm"/>
    </style:style>
    <style:style style:name="gr35" style:family="graphic" style:parent-style-name="standard">
      <style:graphic-properties draw:textarea-horizontal-align="justify" draw:textarea-vertical-align="middle" draw:auto-grow-height="false" fo:min-height="1.636cm" fo:min-width="5.136cm"/>
    </style:style>
    <style:style style:name="gr36" style:family="graphic" style:parent-style-name="standard">
      <style:graphic-properties draw:textarea-horizontal-align="justify" draw:textarea-vertical-align="middle" draw:auto-grow-height="false" fo:min-height="8.808cm" fo:min-width="6.408cm"/>
    </style:style>
    <style:style style:name="gr37" style:family="graphic" style:parent-style-name="standard">
      <style:graphic-properties draw:textarea-horizontal-align="justify" draw:textarea-vertical-align="middle" draw:auto-grow-height="false" fo:min-height="0.734cm" fo:min-width="5.734cm"/>
    </style:style>
    <style:style style:name="gr38" style:family="graphic" style:parent-style-name="standard">
      <style:graphic-properties draw:textarea-horizontal-align="justify" draw:textarea-vertical-align="middle" draw:auto-grow-height="false" fo:min-height="7.35cm" fo:min-width="0cm"/>
    </style:style>
    <style:style style:name="gr39" style:family="graphic" style:parent-style-name="objectwithoutfill">
      <style:graphic-properties draw:fill="none" draw:textarea-vertical-align="middle"/>
    </style:style>
    <style:style style:name="gr40" style:family="graphic" style:parent-style-name="standard">
      <style:graphic-properties draw:stroke="none" svg:stroke-color="#000000" draw:fill="none" draw:fill-color="#ffffff" fo:min-height="0.357cm"/>
    </style:style>
    <style:style style:name="gr41" style:family="graphic" style:parent-style-name="standard">
      <style:graphic-properties draw:stroke="none" svg:stroke-color="#000000" draw:fill="none" draw:fill-color="#ffffff" fo:min-height="4.35cm"/>
    </style:style>
    <style:style style:name="gr42" style:family="graphic" style:parent-style-name="standard">
      <style:graphic-properties draw:textarea-horizontal-align="justify" draw:textarea-vertical-align="middle" draw:auto-grow-height="false" fo:min-height="1.433cm" fo:min-width="2.301cm"/>
    </style:style>
    <style:style style:name="gr43" style:family="graphic" style:parent-style-name="standard">
      <style:graphic-properties draw:stroke="none" svg:stroke-color="#000000" draw:fill="none" draw:fill-color="#ffffff" fo:min-height="0.55cm"/>
    </style:style>
    <style:style style:name="gr44" style:family="graphic" style:parent-style-name="standard">
      <style:graphic-properties draw:stroke="none" svg:stroke-color="#000000" draw:fill="none" draw:fill-color="#ffffff" fo:min-height="0.45cm"/>
    </style:style>
    <style:style style:name="gr45" style:family="graphic" style:parent-style-name="standard">
      <style:graphic-properties draw:stroke="none" svg:stroke-color="#000000" draw:fill="none" draw:fill-color="#ffffff" fo:min-height="3.561cm"/>
    </style:style>
    <style:style style:name="gr46" style:family="graphic" style:parent-style-name="standard">
      <style:graphic-properties draw:stroke="none" svg:stroke-color="#000000" draw:fill="none" draw:fill-color="#ffffff" fo:min-height="4.629cm"/>
    </style:style>
    <style:style style:name="gr47" style:family="graphic" style:parent-style-name="standard">
      <style:graphic-properties draw:textarea-horizontal-align="justify" draw:textarea-vertical-align="middle" draw:auto-grow-height="false" fo:min-height="0.25cm" fo:min-width="2.25cm"/>
    </style:style>
    <style:style style:name="gr48" style:family="graphic" style:parent-style-name="standard">
      <style:graphic-properties draw:stroke="none" svg:stroke-color="#000000" draw:fill="none" draw:fill-color="#ffffff" fo:min-height="0.15cm"/>
    </style:style>
    <style:style style:name="gr49" style:family="graphic" style:parent-style-name="standard">
      <style:graphic-properties draw:textarea-horizontal-align="justify" draw:textarea-vertical-align="middle" draw:auto-grow-height="false" fo:min-height="4.904cm" fo:min-width="4.604cm"/>
    </style:style>
    <style:style style:name="gr50" style:family="graphic" style:parent-style-name="standard">
      <style:graphic-properties draw:textarea-horizontal-align="justify" draw:textarea-vertical-align="middle" draw:auto-grow-height="false" fo:min-height="0.644cm" fo:min-width="3.844cm"/>
    </style:style>
    <style:style style:name="gr51" style:family="graphic" style:parent-style-name="standard">
      <style:graphic-properties draw:stroke="none" svg:stroke-color="#000000" draw:fill="none" draw:fill-color="#ffffff" fo:min-height="0.865cm"/>
    </style:style>
    <style:style style:name="gr52" style:family="graphic" style:parent-style-name="standard">
      <style:graphic-properties draw:stroke="none" svg:stroke-color="#000000" draw:fill="none" draw:fill-color="#ffffff" fo:min-height="0.65cm"/>
    </style:style>
    <style:style style:name="gr53" style:family="graphic" style:parent-style-name="standard">
      <style:graphic-properties draw:stroke="none" svg:stroke-color="#000000" draw:fill="none" draw:fill-color="#ffffff" fo:min-height="2.849cm"/>
    </style:style>
    <style:style style:name="gr54" style:family="graphic" style:parent-style-name="standard">
      <style:graphic-properties draw:textarea-horizontal-align="justify" draw:textarea-vertical-align="middle" draw:auto-grow-height="false" fo:min-height="10.85cm" fo:min-width="17.65cm"/>
    </style:style>
    <style:style style:name="gr55" style:family="graphic" style:parent-style-name="standard">
      <style:graphic-properties draw:textarea-horizontal-align="justify" draw:textarea-vertical-align="middle" draw:auto-grow-height="false" fo:min-height="1.816cm" fo:min-width="3.916cm"/>
    </style:style>
    <style:style style:name="gr56" style:family="graphic" style:parent-style-name="standard">
      <style:graphic-properties draw:stroke="none" svg:stroke-color="#000000" draw:fill="none" draw:fill-color="#ffffff" fo:min-height="1.55cm"/>
    </style:style>
    <style:style style:name="gr57" style:family="graphic" style:parent-style-name="standard">
      <style:graphic-properties draw:textarea-horizontal-align="justify" draw:textarea-vertical-align="middle" draw:auto-grow-height="false" fo:min-height="9.85cm" fo:min-width="11.15cm"/>
    </style:style>
    <style:style style:name="gr58" style:family="graphic" style:parent-style-name="standard">
      <style:graphic-properties draw:textarea-horizontal-align="justify" draw:textarea-vertical-align="middle" draw:auto-grow-height="false" fo:min-height="0.85cm" fo:min-width="11.15cm"/>
    </style:style>
    <style:style style:name="gr59" style:family="graphic" style:parent-style-name="standard">
      <style:graphic-properties draw:textarea-horizontal-align="justify" draw:textarea-vertical-align="middle" draw:auto-grow-height="false" fo:min-height="9.85cm" fo:min-width="0cm"/>
    </style:style>
    <style:style style:name="gr60" style:family="graphic" style:parent-style-name="standard">
      <style:graphic-properties draw:textarea-horizontal-align="justify" draw:textarea-vertical-align="middle" draw:auto-grow-height="false" fo:min-height="11.25cm" fo:min-width="0.004cm"/>
    </style:style>
    <style:style style:name="gr61" style:family="graphic" style:parent-style-name="standard">
      <style:graphic-properties draw:textarea-horizontal-align="justify" draw:textarea-vertical-align="middle" draw:auto-grow-height="false" fo:min-height="0.35cm" fo:min-width="3.65cm"/>
    </style:style>
    <style:style style:name="gr62" style:family="graphic" style:parent-style-name="standard">
      <style:graphic-properties draw:textarea-horizontal-align="justify" draw:textarea-vertical-align="middle" draw:auto-grow-height="false" fo:min-height="4.092cm" fo:min-width="3.792cm"/>
    </style:style>
    <style:style style:name="gr63" style:family="graphic" style:parent-style-name="standard">
      <style:graphic-properties draw:textarea-horizontal-align="justify" draw:textarea-vertical-align="middle" draw:auto-grow-height="false" fo:min-height="4.55cm" fo:min-width="0cm"/>
    </style:style>
    <style:style style:name="gr64" style:family="graphic" style:parent-style-name="standard">
      <style:graphic-properties draw:stroke="none" svg:stroke-color="#000000" draw:fill="none" draw:fill-color="#ffffff" fo:min-height="3.25cm"/>
    </style:style>
    <style:style style:name="gr65" style:family="graphic" style:parent-style-name="standard">
      <style:graphic-properties draw:stroke="none" svg:stroke-color="#000000" draw:fill="none" draw:fill-color="#ffffff" fo:min-height="3.917cm"/>
    </style:style>
    <style:style style:name="gr66" style:family="graphic" style:parent-style-name="standard">
      <style:graphic-properties draw:stroke="none" svg:stroke-color="#000000" draw:fill="none" draw:fill-color="#ffffff" fo:min-height="1.35cm"/>
    </style:style>
    <style:style style:name="gr67" style:family="graphic" style:parent-style-name="standard">
      <style:graphic-properties draw:stroke="none" svg:stroke-color="#000000" draw:fill="none" draw:fill-color="#ffffff" fo:min-height="0.75cm"/>
    </style:style>
    <style:style style:name="gr68" style:family="graphic" style:parent-style-name="standard">
      <style:graphic-properties draw:textarea-horizontal-align="justify" draw:textarea-vertical-align="middle" draw:auto-grow-height="false" fo:min-height="10.25cm" fo:min-width="14.75cm"/>
    </style:style>
    <style:style style:name="gr69" style:family="graphic" style:parent-style-name="standard">
      <style:graphic-properties draw:textarea-horizontal-align="justify" draw:textarea-vertical-align="middle" draw:auto-grow-height="false" fo:min-height="0.426cm" fo:min-width="5.232cm"/>
    </style:style>
    <style:style style:name="gr70" style:family="graphic" style:parent-style-name="standard">
      <style:graphic-properties draw:textarea-horizontal-align="justify" draw:textarea-vertical-align="middle" draw:auto-grow-height="false" fo:min-height="7.206cm" fo:min-width="5.506cm"/>
    </style:style>
    <style:style style:name="gr71" style:family="graphic" style:parent-style-name="standard">
      <style:graphic-properties draw:textarea-horizontal-align="justify" draw:textarea-vertical-align="middle" draw:auto-grow-height="false" fo:min-height="7.968cm" fo:min-width="5.868cm"/>
    </style:style>
    <style:style style:name="gr72" style:family="graphic" style:parent-style-name="standard">
      <style:graphic-properties draw:stroke="none" svg:stroke-color="#000000" draw:fill="none" draw:fill-color="#ffffff" fo:min-height="1.297cm"/>
    </style:style>
    <style:style style:name="gr73" style:family="graphic" style:parent-style-name="standard">
      <style:graphic-properties draw:stroke="none" svg:stroke-color="#000000" draw:fill="none" draw:fill-color="#ffffff" fo:min-height="1.729cm"/>
    </style:style>
    <style:style style:name="gr74" style:family="graphic" style:parent-style-name="standard">
      <style:graphic-properties draw:textarea-horizontal-align="justify" draw:textarea-vertical-align="middle" draw:auto-grow-height="false" fo:min-height="0.25cm" fo:min-width="1.85cm"/>
    </style:style>
    <style:style style:name="gr75" style:family="graphic" style:parent-style-name="standard">
      <style:graphic-properties draw:textarea-horizontal-align="justify" draw:textarea-vertical-align="middle" draw:auto-grow-height="false" fo:min-height="8.316cm" fo:min-width="5.416cm"/>
    </style:style>
    <style:style style:name="gr76" style:family="graphic" style:parent-style-name="standard">
      <style:graphic-properties draw:textarea-horizontal-align="justify" draw:textarea-vertical-align="middle" draw:auto-grow-height="false" fo:min-height="5.336cm" fo:min-width="5.536cm"/>
    </style:style>
    <style:style style:name="gr77" style:family="graphic" style:parent-style-name="standard">
      <style:graphic-properties draw:textarea-horizontal-align="justify" draw:textarea-vertical-align="middle" draw:auto-grow-height="false" fo:min-height="1.726cm" fo:min-width="5.826cm"/>
    </style:style>
    <style:style style:name="gr78" style:family="graphic" style:parent-style-name="standard">
      <style:graphic-properties draw:stroke="none" svg:stroke-color="#000000" draw:fill="none" draw:fill-color="#ffffff" fo:min-height="0.35cm"/>
    </style:style>
    <style:style style:name="gr79" style:family="graphic" style:parent-style-name="standard">
      <style:graphic-properties draw:stroke="none" svg:stroke-color="#000000" draw:fill="none" draw:fill-color="#ffffff" fo:min-height="0.85cm"/>
    </style:style>
    <style:style style:name="gr80" style:family="graphic" style:parent-style-name="standard">
      <style:graphic-properties draw:textarea-horizontal-align="justify" draw:textarea-vertical-align="middle" draw:auto-grow-height="false" fo:min-height="1.004cm" fo:min-width="5.204cm"/>
    </style:style>
    <style:style style:name="gr81" style:family="graphic" style:parent-style-name="standard">
      <style:graphic-properties draw:stroke="none" svg:stroke-color="#000000" draw:fill="none" draw:fill-color="#ffffff" fo:min-height="3.85cm"/>
    </style:style>
    <style:style style:name="gr82" style:family="graphic" style:parent-style-name="standard">
      <style:graphic-properties draw:textarea-horizontal-align="justify" draw:textarea-vertical-align="middle" draw:auto-grow-height="false" fo:min-height="5.526cm" fo:min-width="5.326cm"/>
    </style:style>
    <style:style style:name="gr83" style:family="graphic" style:parent-style-name="standard">
      <style:graphic-properties draw:textarea-horizontal-align="justify" draw:textarea-vertical-align="middle" draw:auto-grow-height="false" fo:min-height="1.368cm" fo:min-width="2.15cm"/>
    </style:style>
    <style:style style:name="gr84" style:family="graphic" style:parent-style-name="standard">
      <style:graphic-properties draw:stroke="none" svg:stroke-color="#000000" draw:fill="none" draw:fill-color="#ffffff" fo:min-height="6.95cm"/>
    </style:style>
    <style:style style:name="gr85" style:family="graphic" style:parent-style-name="standard">
      <style:graphic-properties draw:textarea-horizontal-align="justify" draw:textarea-vertical-align="middle" draw:auto-grow-height="false" fo:min-height="0.35cm" fo:min-width="2.05cm"/>
    </style:style>
    <style:style style:name="gr86" style:family="graphic" style:parent-style-name="standard">
      <style:graphic-properties draw:textarea-horizontal-align="justify" draw:textarea-vertical-align="middle" draw:auto-grow-height="false" fo:min-height="1.726cm" fo:min-width="3.326cm"/>
    </style:style>
    <style:style style:name="gr87" style:family="graphic" style:parent-style-name="standard">
      <style:graphic-properties draw:textarea-horizontal-align="justify" draw:textarea-vertical-align="middle" draw:auto-grow-height="false" fo:min-height="0.35cm" fo:min-width="1.95cm"/>
    </style:style>
    <style:style style:name="gr88" style:family="graphic" style:parent-style-name="standard">
      <style:graphic-properties draw:stroke="none" svg:stroke-color="#000000" draw:fill="none" draw:fill-color="#ffffff" fo:min-height="2.493cm"/>
    </style:style>
    <style:style style:name="gr89" style:family="graphic" style:parent-style-name="standard">
      <style:graphic-properties draw:textarea-horizontal-align="justify" draw:textarea-vertical-align="middle" draw:auto-grow-height="false" fo:min-height="1.094cm" fo:min-width="5.694cm"/>
    </style:style>
    <style:style style:name="gr90" style:family="graphic" style:parent-style-name="standard">
      <style:graphic-properties draw:textarea-horizontal-align="justify" draw:textarea-vertical-align="middle" draw:auto-grow-height="false" fo:min-height="0cm" fo:min-width="2.05cm"/>
    </style:style>
    <style:style style:name="gr91" style:family="graphic" style:parent-style-name="standard">
      <style:graphic-properties draw:textarea-horizontal-align="justify" draw:textarea-vertical-align="middle" draw:auto-grow-height="false" fo:min-height="0.15cm" fo:min-width="1.35cm"/>
    </style:style>
    <style:style style:name="gr92" style:family="graphic" style:parent-style-name="standard">
      <style:graphic-properties draw:textarea-horizontal-align="justify" draw:textarea-vertical-align="middle" draw:auto-grow-height="false" fo:min-height="0.15cm" fo:min-width="0.05cm"/>
    </style:style>
    <style:style style:name="gr93" style:family="graphic" style:parent-style-name="standard">
      <style:graphic-properties draw:textarea-horizontal-align="justify" draw:textarea-vertical-align="middle" draw:auto-grow-height="false" fo:min-height="0.15cm" fo:min-width="2.95cm"/>
    </style:style>
    <style:style style:name="gr94" style:family="graphic" style:parent-style-name="standard">
      <style:graphic-properties draw:textarea-horizontal-align="justify" draw:textarea-vertical-align="middle" draw:auto-grow-height="false" fo:min-height="7.006cm" fo:min-width="5.506cm"/>
    </style:style>
    <style:style style:name="gr95" style:family="graphic" style:parent-style-name="standard">
      <style:graphic-properties draw:textarea-horizontal-align="justify" draw:textarea-vertical-align="middle" draw:auto-grow-height="false" fo:min-height="1.044cm" fo:min-width="2.051cm"/>
    </style:style>
    <style:style style:name="gr96" style:family="graphic" style:parent-style-name="standard">
      <style:graphic-properties draw:stroke="none" svg:stroke-color="#000000" draw:fill="none" draw:fill-color="#ffffff" fo:min-height="3.205cm"/>
    </style:style>
    <style:style style:name="gr97" style:family="graphic" style:parent-style-name="standard">
      <style:graphic-properties draw:textarea-horizontal-align="justify" draw:textarea-vertical-align="middle" draw:auto-grow-height="false" fo:min-height="5.25cm" fo:min-width="9.65cm"/>
    </style:style>
    <style:style style:name="gr98" style:family="graphic" style:parent-style-name="standard">
      <style:graphic-properties draw:textarea-horizontal-align="justify" draw:textarea-vertical-align="middle" draw:auto-grow-height="false" fo:min-height="5.25cm" fo:min-width="9.75cm"/>
    </style:style>
    <style:style style:name="gr99" style:family="graphic" style:parent-style-name="standard">
      <style:graphic-properties draw:textarea-horizontal-align="justify" draw:textarea-vertical-align="middle" draw:auto-grow-height="false" fo:min-height="4.252cm" fo:min-width="4.652cm"/>
    </style:style>
    <style:style style:name="gr100" style:family="graphic" style:parent-style-name="standard">
      <style:graphic-properties draw:textarea-horizontal-align="justify" draw:textarea-vertical-align="middle" draw:auto-grow-height="false" fo:min-height="0.523cm" fo:min-width="3.856cm"/>
    </style:style>
    <style:style style:name="gr101" style:family="graphic" style:parent-style-name="standard">
      <style:graphic-properties draw:stroke="none" svg:stroke-color="#000000" draw:fill="none" draw:fill-color="#ffffff" fo:min-height="7.121cm"/>
    </style:style>
    <style:style style:name="gr102" style:family="graphic" style:parent-style-name="standard">
      <style:graphic-properties draw:textarea-horizontal-align="justify" draw:textarea-vertical-align="middle" draw:auto-grow-height="false" fo:min-height="5.606cm" fo:min-width="12.706cm"/>
    </style:style>
    <style:style style:name="gr103" style:family="graphic" style:parent-style-name="standard">
      <style:graphic-properties draw:textarea-horizontal-align="justify" draw:textarea-vertical-align="middle" draw:auto-grow-height="false" fo:min-height="0.45cm" fo:min-width="2.45cm"/>
    </style:style>
    <style:style style:name="gr104" style:family="graphic" style:parent-style-name="standard">
      <style:graphic-properties draw:stroke="none" svg:stroke-color="#000000" draw:fill="none" draw:fill-color="#ffffff" fo:min-height="1.177cm"/>
    </style:style>
    <style:style style:name="gr105" style:family="graphic" style:parent-style-name="standard">
      <style:graphic-properties draw:stroke="none" svg:stroke-color="#000000" draw:fill="none" draw:fill-color="#ffffff" fo:min-height="1.765cm"/>
    </style:style>
    <style:style style:name="gr106" style:family="graphic" style:parent-style-name="standard">
      <style:graphic-properties draw:textarea-horizontal-align="justify" draw:textarea-vertical-align="middle" draw:auto-grow-height="false" fo:min-height="0.25cm" fo:min-width="1.85cm"/>
    </style:style>
    <style:style style:name="gr107" style:family="graphic" style:parent-style-name="standard">
      <style:graphic-properties draw:textarea-horizontal-align="justify" draw:textarea-vertical-align="middle" draw:auto-grow-height="false" fo:min-height="0.277cm" fo:min-width="1.65cm"/>
    </style:style>
    <style:style style:name="gr108" style:family="graphic" style:parent-style-name="standard">
      <style:graphic-properties draw:textarea-horizontal-align="justify" draw:textarea-vertical-align="middle" draw:auto-grow-height="false" fo:min-height="0.734cm" fo:min-width="13.034cm"/>
    </style:style>
    <style:style style:name="gr109" style:family="graphic" style:parent-style-name="standard">
      <style:graphic-properties draw:textarea-horizontal-align="justify" draw:textarea-vertical-align="middle" draw:auto-grow-height="false" fo:min-height="1.366cm" fo:min-width="4.666cm"/>
    </style:style>
    <style:style style:name="gr110" style:family="graphic" style:parent-style-name="standard">
      <style:graphic-properties draw:textarea-horizontal-align="justify" draw:textarea-vertical-align="middle" draw:auto-grow-height="false" fo:min-height="8.318cm" fo:min-width="6.318cm"/>
    </style:style>
    <style:style style:name="gr111" style:family="graphic" style:parent-style-name="standard">
      <style:graphic-properties draw:textarea-horizontal-align="justify" draw:textarea-vertical-align="middle" draw:auto-grow-height="false" fo:min-height="0.914cm" fo:min-width="5.414cm"/>
    </style:style>
    <style:style style:name="gr112" style:family="graphic" style:parent-style-name="standard">
      <style:graphic-properties draw:stroke="none" svg:stroke-color="#000000" draw:fill="none" draw:fill-color="#ffffff" fo:min-height="2.35cm"/>
    </style:style>
    <style:style style:name="gr113" style:family="graphic" style:parent-style-name="standard">
      <style:graphic-properties draw:textarea-horizontal-align="justify" draw:textarea-vertical-align="middle" draw:auto-grow-height="false" fo:min-height="1.011cm" fo:min-width="2.15cm"/>
    </style:style>
    <style:style style:name="gr114" style:family="graphic" style:parent-style-name="standard">
      <style:graphic-properties draw:stroke="none" svg:stroke-color="#000000" draw:fill="none" draw:fill-color="#ffffff" fo:min-height="1.85cm"/>
    </style:style>
    <style:style style:name="gr115" style:family="graphic" style:parent-style-name="standard">
      <style:graphic-properties draw:textarea-horizontal-align="justify" draw:textarea-vertical-align="middle" draw:auto-grow-height="false" fo:min-height="11.25cm" fo:min-width="17.55cm"/>
    </style:style>
    <style:style style:name="gr116" style:family="graphic" style:parent-style-name="standard">
      <style:graphic-properties draw:textarea-horizontal-align="justify" draw:textarea-vertical-align="middle" draw:auto-grow-height="false" fo:min-height="1.366cm" fo:min-width="4.166cm"/>
    </style:style>
    <style:style style:name="gr117" style:family="graphic" style:parent-style-name="standard">
      <style:graphic-properties draw:textarea-horizontal-align="justify" draw:textarea-vertical-align="middle" draw:auto-grow-height="false" fo:min-height="0.484cm" fo:min-width="1.7cm"/>
    </style:style>
    <style:style style:name="gr118" style:family="graphic" style:parent-style-name="standard">
      <style:graphic-properties draw:stroke="none" svg:stroke-color="#000000" draw:fill="none" draw:fill-color="#ffffff" fo:min-height="0.05cm"/>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size="14pt" style:font-size-asian="18pt" style:font-size-complex="18pt"/>
    </style:style>
    <style:style style:name="P3" style:family="paragraph">
      <loext:graphic-properties draw:fill="solid" draw:fill-color="#ffffff"/>
      <style:paragraph-properties fo:text-align="center"/>
    </style:style>
    <style:style style:name="P4" style:family="paragraph">
      <loext:graphic-properties draw:fill="none" draw:fill-color="#ffffff"/>
    </style:style>
    <style:style style:name="P5" style:family="paragraph">
      <loext:graphic-properties draw:fill="none" draw:fill-color="#ffffff"/>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none" draw:fill-color="#ffffff"/>
      <style:text-properties fo:font-size="16pt"/>
    </style:style>
    <style:style style:name="P8" style:family="paragraph">
      <loext:graphic-properties draw:fill="none" draw:fill-color="#ffffff"/>
      <style:text-properties fo:font-size="20pt"/>
    </style:style>
    <style:style style:name="P9" style:family="paragraph">
      <loext:graphic-properties draw:fill="none"/>
    </style:style>
    <style:style style:name="P10" style:family="paragraph">
      <loext:graphic-properties draw:fill="none" draw:fill-color="#ffffff"/>
      <style:text-properties fo:font-weight="bold" style:font-weight-asian="bold" style:font-weight-complex="bold"/>
    </style:style>
    <style:style style:name="P11" style:family="paragraph">
      <style:paragraph-properties fo:text-align="center"/>
      <style:text-properties fo:font-size="15pt" fo:font-weight="bold"/>
    </style:style>
    <style:style style:name="P12" style:family="paragraph">
      <loext:graphic-properties draw:fill="none" draw:fill-color="#ffffff"/>
      <style:text-properties fo:font-size="11pt" fo:font-weight="bold"/>
    </style:style>
    <style:style style:name="P13" style:family="paragraph">
      <loext:graphic-properties draw:fill="none" draw:fill-color="#ffffff"/>
      <style:text-properties fo:font-size="11pt"/>
    </style:style>
    <style:style style:name="P14" style:family="paragraph">
      <style:paragraph-properties fo:text-align="center"/>
      <style:text-properties fo:font-size="10pt"/>
    </style:style>
    <style:style style:name="P15" style:family="paragraph">
      <loext:graphic-properties draw:fill="none" draw:fill-color="#ffffff"/>
      <style:text-properties fo:font-size="10pt"/>
    </style:style>
    <style:style style:name="P16" style:family="paragraph">
      <style:paragraph-properties fo:text-align="center"/>
      <style:text-properties fo:font-size="16pt" fo:font-weight="bold" style:font-size-asian="18pt" style:font-size-complex="18pt"/>
    </style:style>
    <style:style style:name="P17" style:family="paragraph">
      <loext:graphic-properties draw:fill="none" draw:fill-color="#ffffff"/>
      <style:text-properties fo:font-size="12pt" style:font-size-asian="18pt" style:font-size-complex="18pt"/>
    </style:style>
    <style:style style:name="P18" style:family="paragraph">
      <style:paragraph-properties fo:text-align="center"/>
      <style:text-properties fo:font-weight="bold"/>
    </style:style>
    <style:style style:name="P19" style:family="paragraph">
      <style:text-properties fo:font-weight="bold" style:font-weight-asian="bold" style:font-weight-complex="bold"/>
    </style:style>
    <style:style style:name="P20" style:family="paragraph">
      <loext:graphic-properties draw:fill="none" draw:fill-color="#ffffff"/>
      <style:text-properties fo:font-size="11pt" fo:font-weight="bold" style:font-size-asian="18pt" style:font-size-complex="18pt"/>
    </style:style>
    <style:style style:name="P21" style:family="paragraph">
      <style:paragraph-properties fo:text-align="center"/>
      <style:text-properties fo:font-size="20pt" fo:font-weight="bold" style:font-size-asian="20pt" style:font-size-complex="20pt"/>
    </style:style>
    <style:style style:name="P22" style:family="paragraph">
      <style:paragraph-properties fo:text-align="center"/>
      <style:text-properties fo:font-size="13pt" fo:font-weight="bold" style:font-size-asian="13pt" style:font-size-complex="13pt"/>
    </style:style>
    <style:style style:name="P23" style:family="paragraph">
      <style:paragraph-properties fo:text-align="center"/>
      <style:text-properties fo:font-size="11pt" fo:font-weight="bold" style:font-size-asian="18pt" style:font-size-complex="18pt"/>
    </style:style>
    <style:style style:name="P24" style:family="paragraph">
      <style:paragraph-properties fo:text-align="center"/>
      <style:text-properties fo:font-size="11pt" fo:font-weight="bold" style:font-size-asian="11pt" style:font-weight-asian="bold" style:font-size-complex="11pt" style:font-weight-complex="bold"/>
    </style:style>
    <style:style style:name="P25" style:family="paragraph">
      <loext:graphic-properties draw:fill="none" draw:fill-color="#ffffff"/>
      <style:text-properties fo:font-size="11pt" style:font-size-asian="11pt" style:font-size-complex="11pt"/>
    </style:style>
    <style:style style:name="P26" style:family="paragraph">
      <loext:graphic-properties draw:fill="none" draw:fill-color="#ffffff"/>
      <style:text-properties fo:font-size="11pt" fo:font-weight="bold" style:font-size-asian="11pt" style:font-weight-asian="bold" style:font-size-complex="11pt" style:font-weight-complex="bold"/>
    </style:style>
    <style:style style:name="P27" style:family="paragraph">
      <style:paragraph-properties fo:text-align="center"/>
      <style:text-properties fo:font-size="15pt" fo:font-weight="bold" style:font-size-asian="15pt" style:font-size-complex="15pt"/>
    </style:style>
    <style:style style:name="P28" style:family="paragraph">
      <loext:graphic-properties draw:fill="none" draw:fill-color="#ffffff"/>
      <style:text-properties fo:font-size="15pt" style:font-size-asian="15pt" style:font-size-complex="15pt"/>
    </style:style>
    <style:style style:name="P29" style:family="paragraph">
      <style:paragraph-properties fo:text-align="center"/>
      <style:text-properties fo:font-size="15pt" fo:font-weight="bold" style:font-size-asian="15pt" style:font-weight-asian="bold" style:font-size-complex="15pt" style:font-weight-complex="bold"/>
    </style:style>
    <style:style style:name="P30" style:family="paragraph">
      <style:paragraph-properties fo:text-align="center"/>
      <style:text-properties fo:font-size="20pt" fo:font-weight="bold" style:font-size-asian="20pt" style:font-weight-asian="bold" style:font-size-complex="20pt" style:font-weight-complex="bold"/>
    </style:style>
    <style:style style:name="P31"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size="14pt" style:font-size-asian="18pt" style:font-size-complex="18pt"/>
    </style:style>
    <style:style style:name="T2" style:family="text">
      <style:text-properties fo:font-size="12pt" style:font-size-asian="12pt" style:font-size-complex="12pt"/>
    </style:style>
    <style:style style:name="T3" style:family="text">
      <style:text-properties fo:font-size="16pt"/>
    </style:style>
    <style:style style:name="T4" style:family="text">
      <style:text-properties fo:font-size="20pt"/>
    </style:style>
    <style:style style:name="T5" style:family="text">
      <style:text-properties fo:font-weight="bold" style:font-weight-asian="bold" style:font-weight-complex="bold"/>
    </style:style>
    <style:style style:name="T6" style:family="text">
      <style:text-properties fo:font-size="15pt" fo:font-weight="bold"/>
    </style:style>
    <style:style style:name="T7" style:family="text">
      <style:text-properties fo:font-size="11pt" fo:font-weight="bold"/>
    </style:style>
    <style:style style:name="T8" style:family="text">
      <style:text-properties fo:font-size="11pt"/>
    </style:style>
    <style:style style:name="T9" style:family="text">
      <style:text-properties fo:font-size="6pt"/>
    </style:style>
    <style:style style:name="T10" style:family="text">
      <style:text-properties fo:font-size="10pt"/>
    </style:style>
    <style:style style:name="T11" style:family="text">
      <style:text-properties fo:font-size="16pt" fo:font-weight="bold" style:font-size-asian="18pt" style:font-size-complex="18pt"/>
    </style:style>
    <style:style style:name="T12" style:family="text">
      <style:text-properties fo:font-size="12pt" style:font-size-asian="18pt" style:font-size-complex="18pt"/>
    </style:style>
    <style:style style:name="T13" style:family="text">
      <style:text-properties fo:font-size="11pt" fo:font-weight="bold" style:font-size-asian="18pt" style:font-size-complex="18pt"/>
    </style:style>
    <style:style style:name="T14" style:family="text">
      <style:text-properties fo:font-size="20pt" fo:font-weight="bold" style:font-size-asian="20pt" style:font-size-complex="20pt"/>
    </style:style>
    <style:style style:name="T15" style:family="text">
      <style:text-properties fo:font-size="13pt" fo:font-weight="bold" style:font-size-asian="13pt" style:font-size-complex="13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style:font-size-asian="11pt" style:font-size-complex="11pt"/>
    </style:style>
    <style:style style:name="T18" style:family="text">
      <style:text-properties fo:font-size="11pt" fo:font-style="italic" fo:font-weight="bold" style:font-size-asian="11pt" style:font-style-asian="italic" style:font-weight-asian="bold" style:font-size-complex="11pt" style:font-style-complex="italic" style:font-weight-complex="bold"/>
    </style:style>
    <style:style style:name="T19" style:family="text">
      <style:text-properties fo:font-weight="bold"/>
    </style:style>
    <style:style style:name="T20" style:family="text">
      <style:text-properties fo:font-size="15pt" fo:font-weight="bold" style:font-size-asian="15pt" style:font-size-complex="15pt"/>
    </style:style>
    <style:style style:name="T21" style:family="text">
      <style:text-properties fo:font-size="6pt" fo:font-weight="bold" style:font-size-asian="6pt" style:font-weight-asian="bold" style:font-size-complex="6pt" style:font-weight-complex="bold"/>
    </style:style>
    <style:style style:name="T22" style:family="text">
      <style:text-properties fo:font-weight="normal" style:font-weight-asian="normal" style:font-weight-complex="normal"/>
    </style:style>
    <style:style style:name="T23" style:family="text">
      <style:text-properties fo:font-size="15pt" style:font-size-asian="15pt" style:font-size-complex="15pt"/>
    </style:style>
    <style:style style:name="T24" style:family="text">
      <style:text-properties fo:font-size="15pt" fo:font-weight="bold" style:font-size-asian="15pt" style:font-weight-asian="bold" style:font-size-complex="15pt" style:font-weight-complex="bold"/>
    </style:style>
    <style:style style:name="T25"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5.2cm" svg:height="10.5cm" svg:x="2.9cm" svg:y="1.4cm">
          <text:p text:style-name="P1"><text:span text:style-name="T1">GCSE Trigonometry and Pythagoras</text:span></text:p>
          <draw:enhanced-geometry svg:viewBox="0 0 21600 21600" draw:type="rectangle" draw:enhanced-path="M 0 0 L 21600 0 21600 21600 0 21600 0 0 Z N"/>
        </draw:custom-shape>
        <draw:custom-shape draw:style-name="gr2" draw:text-style-name="P3" draw:layer="layout" svg:width="3.806cm" svg:height="3.701cm" draw:transform="skewX (-0.000349065850398855) rotate (-2.81661234686845) translate (17.705cm 7.10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3" draw:text-style-name="P3" draw:layer="layout" svg:x1="12.793cm" svg:y1="5.427cm" svg:x2="17.408cm" svg:y2="7.576cm">
          <text:p/>
        </draw:line>
        <draw:frame draw:style-name="gr4" draw:text-style-name="P4" draw:layer="layout" svg:width="2.792cm" svg:height="4.301cm" svg:x="14.5cm" svg:y="6.649cm">
          <draw:text-box>
            <text:p>5cm</text:p>
          </draw:text-box>
        </draw:frame>
        <draw:line draw:style-name="gr5" draw:text-style-name="P5" draw:layer="layout" svg:x1="14cm" svg:y1="4.5cm" svg:x2="13.977cm" svg:y2="5.3cm">
          <text:p/>
        </draw:line>
        <draw:frame draw:style-name="gr4" draw:text-style-name="P4" draw:layer="layout" svg:width="2.791cm" svg:height="4.301cm" draw:transform="rotate (-0.435808714222985) translate (13.95cm 4.4cm)">
          <draw:text-box>
            <text:p>a</text:p>
          </draw:text-box>
        </draw:frame>
        <draw:line draw:style-name="gr3" draw:text-style-name="P3" draw:layer="layout" svg:x1="16.991cm" svg:y1="3.817cm" svg:x2="17.985cm" svg:y2="6.807cm">
          <text:p/>
        </draw:line>
        <draw:frame draw:style-name="gr4" draw:text-style-name="P4" draw:layer="layout" svg:width="2.792cm" svg:height="4.301cm" draw:transform="rotate (-0.435808714222985) translate (17.869cm 4.619cm)">
          <draw:text-box>
            <text:p>x</text:p>
          </draw:text-box>
        </draw:frame>
        <draw:custom-shape draw:style-name="gr2" draw:text-style-name="P3" draw:layer="layout" svg:width="3.806cm" svg:height="3.701cm" draw:transform="skewX (-0.00034906585039888) rotate (-1.52279977236505) translate (7.597cm 6.1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line draw:style-name="gr3" draw:text-style-name="P3" draw:layer="layout" svg:x1="4.638cm" svg:y1="10.445cm" svg:x2="7.967cm" svg:y2="6.594cm">
          <text:p/>
        </draw:line>
        <draw:line draw:style-name="gr3" draw:text-style-name="P3" draw:layer="layout" svg:x1="4.237cm" svg:y1="5.967cm" svg:x2="7.385cm" svg:y2="5.829cm">
          <text:p/>
        </draw:line>
        <draw:custom-shape draw:style-name="gr6" draw:text-style-name="P3" draw:layer="layout" svg:width="6.8cm" svg:height="6.8cm" svg:x="7cm" svg:y="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2.8cm" svg:height="0.6cm" svg:x="10.316cm" svg:y="2.98cm">
          <text:p/>
          <draw:enhanced-geometry svg:viewBox="0 0 21600 21600" draw:type="rectangle" draw:enhanced-path="M 0 0 L 21600 0 21600 21600 0 21600 0 0 Z N"/>
        </draw:custom-shape>
        <draw:custom-shape draw:style-name="gr7" draw:text-style-name="P3" draw:layer="layout" svg:width="2.8cm" svg:height="0.6cm" svg:x="10.316cm" svg:y="4.28cm">
          <text:p/>
          <draw:enhanced-geometry svg:viewBox="0 0 21600 21600" draw:type="rectangle" draw:enhanced-path="M 0 0 L 21600 0 21600 21600 0 21600 0 0 Z N"/>
        </draw:custom-shape>
        <draw:frame draw:style-name="gr8" draw:text-style-name="P4" draw:layer="layout" svg:width="4.8cm" svg:height="0.825cm" svg:x="7.816cm" svg:y="2.98cm">
          <draw:text-box>
            <text:p><text:span text:style-name="T2">Username</text:span>:</text:p>
          </draw:text-box>
        </draw:frame>
        <draw:frame draw:style-name="gr8" draw:text-style-name="P4" draw:layer="layout" svg:width="4.8cm" svg:height="0.825cm" svg:x="7.816cm" svg:y="4.205cm">
          <draw:text-box>
            <text:p><text:span text:style-name="T2">Password:</text:span></text:p>
          </draw:text-box>
        </draw:frame>
        <draw:frame draw:style-name="gr4" draw:text-style-name="P4" draw:layer="layout" svg:width="2.792cm" svg:height="4.301cm" draw:transform="rotate (0.943699526553334) translate (6.2cm 8.798cm)">
          <draw:text-box>
            <text:p>5cm</text:p>
          </draw:text-box>
        </draw:frame>
        <draw:line draw:style-name="gr5" draw:text-style-name="P5" draw:layer="layout" svg:x1="3.9cm" svg:y1="6.972cm" svg:x2="4.4cm" svg:y2="6.4cm">
          <text:p/>
        </draw:line>
        <draw:frame draw:style-name="gr4" draw:text-style-name="P4" draw:layer="layout" svg:width="2.792cm" svg:height="4.301cm" draw:transform="rotate (0.858003860280412) translate (5.1cm 5.642cm)">
          <draw:text-box>
            <text:p>x</text:p>
          </draw:text-box>
        </draw:frame>
        <draw:frame draw:style-name="gr9" draw:text-style-name="P6" draw:layer="layout" svg:width="5.1cm" svg:height="3.195cm" svg:x="7.9cm" svg:y="5.6cm">
          <draw:text-box>
            <text:p><text:span text:style-name="T2">Please log in with your username and password. Consult your administrator if you have forgotten your login details.</text:span></text:p>
          </draw:text-box>
        </draw:frame>
        <draw:custom-shape draw:style-name="gr10" draw:text-style-name="P1" draw:layer="layout" svg:width="5cm" svg:height="2.1cm" svg:x="8cm" svg:y="9.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7" draw:layer="layout" svg:width="4.2cm" svg:height="0.978cm" svg:x="9.5cm" svg:y="10.172cm">
          <draw:text-box>
            <text:p><text:span text:style-name="T3">Log in</text:span></text:p>
          </draw:text-box>
        </draw:frame>
        <draw:custom-shape draw:style-name="gr12" draw:text-style-name="P1" draw:layer="layout" svg:width="9.7cm" svg:height="5.6cm" svg:x="2.9cm" svg:y="13.5cm">
          <text:p/>
          <draw:enhanced-geometry svg:viewBox="0 0 21600 21600" draw:type="rectangle" draw:enhanced-path="M 0 0 L 21600 0 21600 21600 0 21600 0 0 Z N"/>
        </draw:custom-shape>
        <draw:frame draw:style-name="gr13" draw:text-style-name="P8" draw:layer="layout" svg:width="4.3cm" svg:height="1.925cm" svg:x="5.6cm" svg:y="13.739cm">
          <draw:text-box>
            <text:p><text:span text:style-name="T4">Invalid login</text:span></text:p>
          </draw:text-box>
        </draw:frame>
        <draw:frame draw:style-name="gr14" draw:text-style-name="P4" draw:layer="layout" svg:width="8cm" svg:height="1.063cm" svg:x="3.8cm" svg:y="14.8cm">
          <draw:text-box>
            <text:p>Either your username or your password is incorrect, please try again.</text:p>
          </draw:text-box>
        </draw:frame>
        <draw:frame draw:style-name="gr14" draw:text-style-name="P4" draw:layer="layout" svg:width="8cm" svg:height="1.063cm" svg:x="3.8cm" svg:y="15.8cm">
          <draw:text-box>
            <text:p>If you have forgotten your login details, please speak to your administrator.</text:p>
          </draw:text-box>
        </draw:frame>
        <draw:custom-shape draw:style-name="gr15" draw:text-style-name="P1" draw:layer="layout" svg:width="3.6cm" svg:height="1.3cm" svg:x="5.8cm" svg:y="17.6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14.9cm" svg:y1="2.5cm" svg:x2="12.6cm" svg:y2="3.4cm">
          <text:p/>
        </draw:line>
        <draw:frame draw:style-name="gr17" draw:text-style-name="P10" draw:layer="layout" svg:width="2.6cm" svg:height="2.131cm" svg:x="14.9cm" svg:y="2.1cm">
          <draw:text-box>
            <text:p><text:span text:style-name="T5">User inputs their login details to be allowed access</text:span></text:p>
          </draw:text-box>
        </draw:frame>
        <draw:line draw:style-name="gr16" draw:text-style-name="P9" draw:layer="layout" svg:x1="11.7cm" svg:y1="10.9cm" svg:x2="13.8cm" svg:y2="11cm">
          <text:p/>
        </draw:line>
        <draw:frame draw:style-name="gr18" draw:text-style-name="P10" draw:layer="layout" svg:width="2.8cm" svg:height="2.487cm" svg:x="13.9cm" svg:y="10.4cm">
          <draw:text-box>
            <text:p><text:span text:style-name="T5">If correct login, see Figure 2.11 for student account, or 2.21 for admin account</text:span></text:p>
          </draw:text-box>
        </draw:frame>
        <draw:line draw:style-name="gr16" draw:text-style-name="P9" draw:layer="layout" svg:x1="9cm" svg:y1="10.6cm" svg:x2="6.7cm" svg:y2="10.8cm">
          <text:p/>
        </draw:line>
        <draw:frame draw:style-name="gr19" draw:text-style-name="P10" draw:layer="layout" svg:width="2.1cm" svg:height="1.775cm" svg:x="4.8cm" svg:y="10.7cm">
          <draw:text-box>
            <text:p><text:span text:style-name="T5">If incorrect login, see Figure 2.10</text:span></text:p>
          </draw:text-box>
        </draw:frame>
        <draw:line draw:style-name="gr16" draw:text-style-name="P9" draw:layer="layout" svg:x1="9cm" svg:y1="18.7cm" svg:x2="10.7cm" svg:y2="18.2cm">
          <text:p/>
        </draw:line>
        <draw:frame draw:style-name="gr19" draw:text-style-name="P10" draw:layer="layout" svg:width="2cm" svg:height="1.419cm" svg:x="10.5cm" svg:y="17.5cm">
          <draw:text-box>
            <text:p><text:span text:style-name="T5">See Figure 2.9</text:span></text:p>
          </draw:text-box>
        </draw:frame>
        <draw:line draw:style-name="gr16" draw:text-style-name="P9" draw:layer="layout" svg:x1="13.7cm" svg:y1="14.9cm" svg:x2="11.5cm" svg:y2="15.4cm">
          <text:p/>
        </draw:line>
        <draw:frame draw:style-name="gr20" draw:text-style-name="P10" draw:layer="layout" svg:width="3.7cm" svg:height="1.775cm" svg:x="13.5cm" svg:y="14.225cm">
          <draw:text-box>
            <text:p><text:span text:style-name="T5">ErrorMessage2 appears if the user inputs incorrect login details</text:span></text:p>
          </draw:text-box>
        </draw:frame>
        <draw:custom-shape draw:style-name="gr21" draw:text-style-name="P1" draw:layer="layout" svg:width="9.7cm" svg:height="5.6cm" svg:x="2.9cm" svg:y="20.8cm">
          <text:p/>
          <draw:enhanced-geometry svg:viewBox="0 0 21600 21600" draw:type="rectangle" draw:enhanced-path="M 0 0 L 21600 0 21600 21600 0 21600 0 0 Z N"/>
        </draw:custom-shape>
        <draw:frame draw:style-name="gr13" draw:text-style-name="P8" draw:layer="layout" svg:width="4.3cm" svg:height="1.925cm" svg:x="5.6cm" svg:y="21.039cm">
          <draw:text-box>
            <text:p><text:span text:style-name="T4">Value Error</text:span></text:p>
          </draw:text-box>
        </draw:frame>
        <draw:frame draw:style-name="gr14" draw:text-style-name="P4" draw:layer="layout" svg:width="8cm" svg:height="1.063cm" svg:x="4.4cm" svg:y="22.1cm">
          <draw:text-box>
            <text:p>Sorry, but the name must only contain letters.</text:p>
          </draw:text-box>
        </draw:frame>
        <draw:custom-shape draw:style-name="gr22" draw:text-style-name="P1" draw:layer="layout" svg:width="3.6cm" svg:height="1.3cm" svg:x="5.8cm" svg:y="24.9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9cm" svg:y1="26cm" svg:x2="10.7cm" svg:y2="25.5cm">
          <text:p/>
        </draw:line>
        <draw:frame draw:style-name="gr19" draw:text-style-name="P10" draw:layer="layout" svg:width="2cm" svg:height="1.419cm" svg:x="10.5cm" svg:y="24.8cm">
          <draw:text-box>
            <text:p><text:span text:style-name="T5">See Figure 2.9</text:span></text:p>
          </draw:text-box>
        </draw:frame>
        <draw:line draw:style-name="gr16" draw:text-style-name="P9" draw:layer="layout" svg:x1="13.7cm" svg:y1="22.2cm" svg:x2="11.5cm" svg:y2="22.7cm">
          <text:p/>
        </draw:line>
        <draw:frame draw:style-name="gr23" draw:text-style-name="P10" draw:layer="layout" svg:width="3.7cm" svg:height="2.487cm" svg:x="13.5cm" svg:y="21.525cm">
          <draw:text-box>
            <text:p><text:span text:style-name="T5">ErrorMessage1 appears if the admin inputs the wrong data type when putting names into the system</text:span></text:p>
          </draw:text-box>
        </draw:frame>
        <draw:frame draw:style-name="gr24" draw:text-style-name="P4" draw:layer="layout" svg:width="7.1cm" svg:height="0.707cm" svg:x="1.5cm" svg:y="0.4cm">
          <draw:text-box>
            <text:p>2.9, 2.10</text:p>
          </draw:text-box>
        </draw:frame>
      </draw:page>
      <draw:page draw:name="page2" draw:style-name="dp1" draw:master-page-name="Default">
        <draw:g>
          <draw:custom-shape draw:style-name="gr25" draw:text-style-name="P2" draw:layer="layout" svg:width="15.2cm" svg:height="10.5cm" svg:x="2.9cm" svg:y="1.4cm">
            <text:p/>
            <draw:enhanced-geometry svg:viewBox="0 0 21600 21600" draw:type="rectangle" draw:enhanced-path="M 0 0 L 21600 0 21600 21600 0 21600 0 0 Z N"/>
          </draw:custom-shape>
          <draw:custom-shape draw:style-name="gr26" draw:text-style-name="P1" draw:layer="layout" svg:width="5.1cm" svg:height="9.3cm" svg:x="8cm" svg:y="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1" draw:layer="layout" svg:width="3.7cm" svg:height="1.6cm" svg:x="8.7cm" svg:y="2.6cm">
            <text:p text:style-name="P1"><text:span text:style-name="T6">Less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1" draw:layer="layout" svg:width="3.7cm" svg:height="1.6cm" svg:x="8.7cm" svg:y="9.1cm">
            <text:p text:style-name="P1"><text:span text:style-name="T6">View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1" draw:layer="layout" svg:width="3.7cm" svg:height="1.6cm" svg:x="8.7cm" svg:y="5.8cm">
            <text:p text:style-name="P1"><text:span text:style-name="T6">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2" draw:layer="layout" svg:width="4.2cm" svg:height="2.511cm" svg:x="13.5cm" svg:y="1.839cm">
            <draw:text-box>
              <text:p><text:span text:style-name="T7">Account No: XXXX</text:span></text:p>
              <text:p><text:span text:style-name="T7">Username: XXXX</text:span></text:p>
              <text:p><text:span text:style-name="T7">Average Rating: X</text:span></text:p>
            </draw:text-box>
          </draw:frame>
          <draw:custom-shape draw:style-name="gr29" draw:text-style-name="P3" draw:layer="layout" svg:width="3.437cm" svg:height="3.343cm" draw:transform="skewX (-0.000523598775598367) rotate (-2.36753913033031) translate (17.996cm 7.28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30" draw:text-style-name="P13" draw:layer="layout" svg:width="3.8cm" svg:height="0.783cm" svg:x="14.5cm" svg:y="6.167cm">
            <draw:text-box>
              <text:p><text:span text:style-name="T8">a</text:span><text:span text:style-name="T9">2</text:span><text:span text:style-name="T8"> + b</text:span><text:span text:style-name="T9">2</text:span><text:span text:style-name="T8"> = c</text:span><text:span text:style-name="T9">2</text:span></text:p>
            </draw:text-box>
          </draw:frame>
          <draw:custom-shape draw:style-name="gr31" draw:text-style-name="P14" draw:layer="layout" svg:width="4.7cm" svg:height="3.3cm" svg:x="3.1cm" svg:y="8.2cm">
            <text:p text:style-name="P1"><text:span text:style-name="T10">To view your</text:span></text:p>
            <text:p text:style-name="P1"><text:span text:style-name="T10">progress so far,</text:span></text:p>
            <text:p text:style-name="P1"><text:span text:style-name="T10"><text:s/></text:span><text:span text:style-name="T10">click here!</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14" draw:layer="layout" svg:width="4.7cm" svg:height="3.3cm" draw:transform="rotate (-3.1393237255622) translate (7.804cm 4.9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3" draw:text-style-name="P15" draw:layer="layout" svg:width="2.9cm" svg:height="1.927cm" svg:x="4.5cm" svg:y="2cm">
            <draw:text-box>
              <text:p><text:span text:style-name="T10">To view lessons and learn more, click here!</text:span></text:p>
            </draw:text-box>
          </draw:frame>
          <draw:custom-shape draw:style-name="gr34" draw:text-style-name="P14" draw:layer="layout" svg:width="4.7cm" svg:height="3.2cm" svg:x="3.1cm" svg:y="5cm">
            <text:p text:style-name="P1"><text:span text:style-name="T10">To access the </text:span></text:p>
            <text:p text:style-name="P1"><text:span text:style-name="T10">homework</text:span></text:p>
            <text:p text:style-name="P1"><text:span text:style-name="T10">set for you to</text:span></text:p>
            <text:p text:style-name="P1"><text:span text:style-name="T10">complete,</text:span></text:p>
            <text:p text:style-name="P1"><text:span text:style-name="T10"><text:s/></text:span><text:span text:style-name="T10">click here!</text:span></text:p>
            <draw:enhanced-geometry svg:viewBox="0 0 21600 21600" draw:glue-points="10800 0 0 10800 10800 21600 21600 10800" draw:text-areas="5400 5400 16200 16200" draw:type="diamond" draw:enhanced-path="M 10800 0 L 21600 10800 10800 21600 0 10800 10800 0 Z N"/>
          </draw:custom-shape>
          <draw:line draw:style-name="gr16" draw:text-style-name="P9" draw:layer="layout" svg:x1="6.6cm" svg:y1="3.3cm" svg:x2="8.7cm" svg:y2="3.3cm">
            <text:p/>
          </draw:line>
          <draw:line draw:style-name="gr16" draw:text-style-name="P9" draw:layer="layout" svg:x1="7.8cm" svg:y1="6.6cm" svg:x2="8.7cm" svg:y2="6.6cm">
            <text:p/>
          </draw:line>
          <draw:line draw:style-name="gr16" draw:text-style-name="P9" draw:layer="layout" svg:x1="6.6cm" svg:y1="9.9cm" svg:x2="8.7cm" svg:y2="9.9cm">
            <text:p/>
          </draw:line>
        </draw:g>
        <draw:custom-shape draw:style-name="gr25" draw:text-style-name="P2" draw:layer="layout" svg:width="15.2cm" svg:height="10.5cm" svg:x="2.9cm" svg:y="12.6cm">
          <text:p/>
          <draw:enhanced-geometry svg:viewBox="0 0 21600 21600" draw:type="rectangle" draw:enhanced-path="M 0 0 L 21600 0 21600 21600 0 21600 0 0 Z N"/>
        </draw:custom-shape>
        <draw:custom-shape draw:style-name="gr35" draw:text-style-name="P16" draw:layer="layout" svg:width="5.8cm" svg:height="2.2cm" svg:x="3.3cm" svg:y="12.9cm">
          <text:p text:style-name="P1"><text:span text:style-name="T11">Less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7.6cm" svg:height="9.9cm" svg:x="10.1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8cm" svg:y="13.4cm">
          <text:p text:style-name="P1">Topic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8cm" svg:y="14.8cm">
          <text:p text:style-name="P1">Topic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8cm" svg:y="16.2cm">
          <text:p text:style-name="P1">Topic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8cm" svg:y="20.4cm">
          <text:p text:style-name="P1">Topic 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8cm" svg:y="19cm">
          <text:p text:style-name="P1">Topic 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8cm" svg:y="17.6cm">
          <text:p text:style-name="P1">Topic 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13.8cm" svg:y1="21.7cm" svg:x2="13.8cm" svg:y2="22.7cm">
          <text:p/>
        </draw:line>
        <draw:custom-shape draw:style-name="gr38" draw:text-style-name="P1" draw:layer="layout" svg:width="0.4cm" svg:height="7.7cm" svg:x="17.2cm" svg:y="13.9cm">
          <text:p/>
          <draw:enhanced-geometry svg:viewBox="0 0 21600 21600" draw:type="rectangle" draw:enhanced-path="M 0 0 L 21600 0 21600 21600 0 21600 0 0 Z N"/>
        </draw:custom-shape>
        <draw:line draw:style-name="gr39" draw:text-style-name="P9" draw:layer="layout" svg:x1="17.3cm" svg:y1="16.1cm" svg:x2="17.5cm" svg:y2="16.1cm">
          <text:p/>
        </draw:line>
        <draw:line draw:style-name="gr39" draw:text-style-name="P9" draw:layer="layout" svg:x1="17.3cm" svg:y1="17cm" svg:x2="17.5cm" svg:y2="17cm">
          <text:p/>
        </draw:line>
        <draw:line draw:style-name="gr39" draw:text-style-name="P9" draw:layer="layout" svg:x1="17.3cm" svg:y1="16.7cm" svg:x2="17.5cm" svg:y2="16.7cm">
          <text:p/>
        </draw:line>
        <draw:line draw:style-name="gr39" draw:text-style-name="P9" draw:layer="layout" svg:x1="17.3cm" svg:y1="16.4cm" svg:x2="17.5cm" svg:y2="16.4cm">
          <text:p/>
        </draw:line>
        <draw:line draw:style-name="gr39" draw:text-style-name="P9" draw:layer="layout" svg:x1="17.2cm" svg:y1="18.4cm" svg:x2="17.6cm" svg:y2="18.4cm">
          <text:p/>
        </draw:line>
        <draw:line draw:style-name="gr39" draw:text-style-name="P9" draw:layer="layout" svg:x1="17.2cm" svg:y1="14.7cm" svg:x2="17.6cm" svg:y2="14.7cm">
          <text:p/>
        </draw:line>
        <draw:line draw:style-name="gr16" draw:text-style-name="P9" draw:layer="layout" svg:x1="18.9cm" svg:y1="15cm" svg:x2="17.6cm" svg:y2="16.4cm">
          <text:p/>
        </draw:line>
        <draw:frame draw:style-name="gr40" draw:text-style-name="P4" draw:layer="layout" svg:width="1.9cm" svg:height="0.707cm" svg:x="18.1cm" svg:y="14.3cm">
          <draw:text-box>
            <text:p>Scroll Bar</text:p>
          </draw:text-box>
        </draw:frame>
        <draw:frame draw:style-name="gr14" draw:text-style-name="P4" draw:layer="layout" svg:width="2.4cm" svg:height="1.063cm" svg:x="14cm" svg:y="21.9cm">
          <draw:text-box>
            <text:p>More buttons</text:p>
          </draw:text-box>
        </draw:frame>
        <draw:frame draw:style-name="gr41" draw:text-style-name="P17" draw:layer="layout" svg:width="5.8cm" svg:height="4.7cm" svg:x="3.3cm" svg:y="15.7cm">
          <draw:text-box>
            <text:p><text:span text:style-name="T12">Please select a topic</text:span></text:p>
          </draw:text-box>
        </draw:frame>
        <draw:custom-shape draw:style-name="gr42" draw:text-style-name="P1" draw:layer="layout" svg:width="5.5cm" svg:height="5.5cm" svg:x="3.7cm" svg:y="16.4cm">
          <text:p/>
          <draw:enhanced-geometry svg:viewBox="0 0 21600 21600" draw:glue-points="0 0 0 10800 0 21600 10800 21600 21600 21600 10800 10800" draw:text-areas="1900 12700 12700 19700" draw:type="right-triangle" draw:enhanced-path="M 0 0 L 21600 21600 0 21600 0 0 Z N"/>
        </draw:custom-shape>
        <draw:line draw:style-name="gr16" draw:text-style-name="P9" draw:layer="layout" svg:x1="6.7cm" svg:y1="17.9cm" svg:x2="5.3cm" svg:y2="20.7cm">
          <text:p/>
        </draw:line>
        <draw:frame draw:style-name="gr43" draw:text-style-name="P4" draw:layer="layout" svg:width="3.3cm" svg:height="0.9cm" svg:x="5.8cm" svg:y="16.8cm">
          <draw:text-box>
            <text:p>Relevant Picture</text:p>
          </draw:text-box>
        </draw:frame>
        <draw:line draw:style-name="gr16" draw:text-style-name="P9" draw:layer="layout" svg:x1="11.3cm" svg:y1="3.9cm" svg:x2="13.7cm" svg:y2="4cm">
          <text:p/>
        </draw:line>
        <draw:frame draw:style-name="gr44" draw:text-style-name="P10" draw:layer="layout" svg:width="3.1cm" svg:height="0.8cm" svg:x="13.9cm" svg:y="3.7cm">
          <draw:text-box>
            <text:p><text:span text:style-name="T5">See Figure 2.12</text:span></text:p>
          </draw:text-box>
        </draw:frame>
        <draw:line draw:style-name="gr16" draw:text-style-name="P9" draw:layer="layout" svg:x1="11.1cm" svg:y1="7.4cm" svg:x2="13.5cm" svg:y2="7.6cm">
          <text:p/>
        </draw:line>
        <draw:frame draw:style-name="gr44" draw:text-style-name="P10" draw:layer="layout" svg:width="3.1cm" svg:height="0.8cm" svg:x="13.7cm" svg:y="7.3cm">
          <draw:text-box>
            <text:p><text:span text:style-name="T5">See Figure 2.16</text:span></text:p>
          </draw:text-box>
        </draw:frame>
        <draw:line draw:style-name="gr16" draw:text-style-name="P9" draw:layer="layout" svg:x1="11.7cm" svg:y1="10.3cm" svg:x2="14.1cm" svg:y2="10.4cm">
          <text:p/>
        </draw:line>
        <draw:frame draw:style-name="gr44" draw:text-style-name="P10" draw:layer="layout" svg:width="3.1cm" svg:height="0.8cm" svg:x="14.3cm" svg:y="10.1cm">
          <draw:text-box>
            <text:p><text:span text:style-name="T5">See Figure 2.20</text:span></text:p>
          </draw:text-box>
        </draw:frame>
        <draw:line draw:style-name="gr16" draw:text-style-name="P9" draw:layer="layout" svg:x1="18.5cm" svg:y1="4.3cm" svg:x2="17cm" svg:y2="3.3cm">
          <text:p/>
        </draw:line>
        <draw:frame draw:style-name="gr45" draw:text-style-name="P10" draw:layer="layout" svg:width="2.1cm" svg:height="3.911cm" svg:x="17.9cm" svg:y="4.6cm">
          <draw:text-box>
            <text:p><text:span text:style-name="T5">Displays some details so the user can briefly check their general standards of learning</text:span></text:p>
          </draw:text-box>
        </draw:frame>
        <draw:frame draw:style-name="gr19" draw:text-style-name="P10" draw:layer="layout" svg:width="2cm" svg:height="1.419cm" svg:x="7.9cm" svg:y="15.7cm">
          <draw:text-box>
            <text:p><text:span text:style-name="T5">See Figure 2.13</text:span></text:p>
          </draw:text-box>
        </draw:frame>
        <draw:line draw:style-name="gr39" draw:text-style-name="P9" draw:layer="layout" svg:x1="11cm" svg:y1="14.2cm" svg:x2="10cm" svg:y2="16.1cm">
          <text:p/>
        </draw:line>
        <draw:line draw:style-name="gr39" draw:text-style-name="P9" draw:layer="layout" svg:x1="11.1cm" svg:y1="15.5cm" svg:x2="10cm" svg:y2="16.1cm">
          <text:p/>
        </draw:line>
        <draw:line draw:style-name="gr39" draw:text-style-name="P9" draw:layer="layout" svg:x1="11cm" svg:y1="16.8cm" svg:x2="10cm" svg:y2="16.1cm">
          <text:p/>
        </draw:line>
        <draw:line draw:style-name="gr39" draw:text-style-name="P9" draw:layer="layout" svg:x1="11cm" svg:y1="18.2cm" svg:x2="10cm" svg:y2="16.1cm">
          <text:p/>
        </draw:line>
        <draw:line draw:style-name="gr39" draw:text-style-name="P9" draw:layer="layout" svg:x1="11cm" svg:y1="19.7cm" svg:x2="10cm" svg:y2="16.1cm">
          <text:p/>
        </draw:line>
        <draw:line draw:style-name="gr39" draw:text-style-name="P9" draw:layer="layout" svg:x1="10.9cm" svg:y1="21cm" svg:x2="10cm" svg:y2="16.1cm">
          <text:p/>
        </draw:line>
        <draw:line draw:style-name="gr16" draw:text-style-name="P9" draw:layer="layout" svg:x1="10cm" svg:y1="16.1cm" svg:x2="9.3cm" svg:y2="16.2cm">
          <text:p/>
        </draw:line>
        <draw:frame draw:style-name="gr46" draw:text-style-name="P10" draw:layer="layout" svg:width="1.9cm" svg:height="4.979cm" svg:x="18.3cm" svg:y="16.8cm">
          <draw:text-box>
            <text:p><text:span text:style-name="T5">Each button takes you to another selection of lessons related to that topic</text:span></text:p>
          </draw:text-box>
        </draw:frame>
        <draw:line draw:style-name="gr16" draw:text-style-name="P9" draw:layer="layout" svg:x1="18.5cm" svg:y1="19.1cm" svg:x2="16.5cm" svg:y2="18.5cm">
          <text:p/>
        </draw:line>
        <draw:line draw:style-name="gr16" draw:text-style-name="P9" draw:layer="layout" svg:x1="17.3cm" svg:y1="8.8cm" svg:x2="16cm" svg:y2="6.9cm">
          <text:p/>
        </draw:line>
        <draw:frame draw:style-name="gr14" draw:text-style-name="P4" draw:layer="layout" svg:width="2.1cm" svg:height="1.063cm" svg:x="16.1cm" svg:y="8.9cm">
          <draw:text-box>
            <text:p>Relevant picture</text:p>
          </draw:text-box>
        </draw:frame>
        <draw:custom-shape draw:style-name="gr47" draw:text-style-name="P18" draw:layer="layout" svg:width="2.7cm" svg:height="0.6cm" svg:x="3.7cm" svg:y="22.3cm">
          <text:p text:style-name="P18">Return</text:p>
          <draw:enhanced-geometry svg:viewBox="0 0 21600 21600" draw:type="rectangle" draw:enhanced-path="M 0 0 L 21600 0 21600 21600 0 21600 0 0 Z N"/>
        </draw:custom-shape>
        <draw:line draw:style-name="gr16" draw:text-style-name="P9" draw:layer="layout" svg:x1="6.1cm" svg:y1="22.7cm" svg:x2="7.9cm" svg:y2="23.4cm">
          <text:p/>
        </draw:line>
        <draw:frame draw:style-name="gr48" draw:text-style-name="P10" draw:layer="layout" svg:width="2.5cm" svg:height="1.063cm" svg:x="8cm" svg:y="23.2cm">
          <draw:text-box>
            <text:p text:style-name="P19"><text:span text:style-name="T5">See Figure 2.11 </text:span></text:p>
          </draw:text-box>
        </draw:frame>
        <draw:custom-shape draw:style-name="gr47" draw:text-style-name="P18" draw:layer="layout" svg:width="2.7cm" svg:height="0.6cm" svg:x="14.4cm" svg:y="11cm">
          <text:p text:style-name="P18">Log out</text:p>
          <draw:enhanced-geometry svg:viewBox="0 0 21600 21600" draw:type="rectangle" draw:enhanced-path="M 0 0 L 21600 0 21600 21600 0 21600 0 0 Z N"/>
        </draw:custom-shape>
        <draw:line draw:style-name="gr16" draw:text-style-name="P9" draw:layer="layout" svg:x1="16.4cm" svg:y1="11.3cm" svg:x2="17.6cm" svg:y2="11.5cm">
          <text:p/>
        </draw:line>
        <draw:frame draw:style-name="gr44" draw:text-style-name="P10" draw:layer="layout" svg:width="3.1cm" svg:height="0.8cm" svg:x="17.5cm" svg:y="11.2cm">
          <draw:text-box>
            <text:p><text:span text:style-name="T5">See Figure 2.09</text:span></text:p>
          </draw:text-box>
        </draw:frame>
        <draw:frame draw:style-name="gr24" draw:text-style-name="P4" draw:layer="layout" svg:width="4.5cm" svg:height="0.707cm" svg:x="2.2cm" svg:y="0.4cm">
          <draw:text-box>
            <text:p>2.11, 2.12</text:p>
          </draw:text-box>
        </draw:frame>
      </draw:page>
      <draw:page draw:name="page3" draw:style-name="dp1" draw:master-page-name="Default">
        <draw:custom-shape draw:style-name="gr25" draw:text-style-name="P2" draw:layer="layout" svg:width="15.2cm" svg:height="10.5cm" svg:x="2.8cm" svg:y="1.5cm">
          <text:p/>
          <draw:enhanced-geometry svg:viewBox="0 0 21600 21600" draw:type="rectangle" draw:enhanced-path="M 0 0 L 21600 0 21600 21600 0 21600 0 0 Z N"/>
        </draw:custom-shape>
        <draw:custom-shape draw:style-name="gr35" draw:text-style-name="P16" draw:layer="layout" svg:width="5.8cm" svg:height="2.2cm" svg:x="3.2cm" svg:y="1.8cm">
          <text:p text:style-name="P1"><text:span text:style-name="T11">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7.6cm" svg:height="9.9cm" svg:x="10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7cm" svg:y="2.3cm">
          <text:p text:style-name="P1">Easy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7cm" svg:y="3.7cm">
          <text:p text:style-name="P1">Medium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7cm" svg:y="5.1cm">
          <text:p text:style-name="P1">Hard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7cm" svg:y="9.3cm">
          <text:p text:style-name="P1">Hard Pythago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7cm" svg:y="7.9cm">
          <text:p text:style-name="P1">Medium Pythago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7cm" svg:y="6.5cm">
          <text:p text:style-name="P1">Easy Pythagora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13.7cm" svg:y1="10.6cm" svg:x2="13.7cm" svg:y2="11.6cm">
          <text:p/>
        </draw:line>
        <draw:custom-shape draw:style-name="gr38" draw:text-style-name="P1" draw:layer="layout" svg:width="0.4cm" svg:height="7.7cm" svg:x="17.1cm" svg:y="2.8cm">
          <text:p/>
          <draw:enhanced-geometry svg:viewBox="0 0 21600 21600" draw:type="rectangle" draw:enhanced-path="M 0 0 L 21600 0 21600 21600 0 21600 0 0 Z N"/>
        </draw:custom-shape>
        <draw:line draw:style-name="gr39" draw:text-style-name="P9" draw:layer="layout" svg:x1="17.2cm" svg:y1="5cm" svg:x2="17.4cm" svg:y2="5cm">
          <text:p/>
        </draw:line>
        <draw:line draw:style-name="gr39" draw:text-style-name="P9" draw:layer="layout" svg:x1="17.2cm" svg:y1="5.9cm" svg:x2="17.4cm" svg:y2="5.9cm">
          <text:p/>
        </draw:line>
        <draw:line draw:style-name="gr39" draw:text-style-name="P9" draw:layer="layout" svg:x1="17.2cm" svg:y1="5.6cm" svg:x2="17.4cm" svg:y2="5.6cm">
          <text:p/>
        </draw:line>
        <draw:line draw:style-name="gr39" draw:text-style-name="P9" draw:layer="layout" svg:x1="17.2cm" svg:y1="5.3cm" svg:x2="17.4cm" svg:y2="5.3cm">
          <text:p/>
        </draw:line>
        <draw:line draw:style-name="gr39" draw:text-style-name="P9" draw:layer="layout" svg:x1="17.1cm" svg:y1="7.3cm" svg:x2="17.5cm" svg:y2="7.3cm">
          <text:p/>
        </draw:line>
        <draw:line draw:style-name="gr39" draw:text-style-name="P9" draw:layer="layout" svg:x1="17.1cm" svg:y1="3.6cm" svg:x2="17.5cm" svg:y2="3.6cm">
          <text:p/>
        </draw:line>
        <draw:line draw:style-name="gr16" draw:text-style-name="P9" draw:layer="layout" svg:x1="18.8cm" svg:y1="3.9cm" svg:x2="17.5cm" svg:y2="5.3cm">
          <text:p/>
        </draw:line>
        <draw:frame draw:style-name="gr40" draw:text-style-name="P4" draw:layer="layout" svg:width="1.9cm" svg:height="0.707cm" svg:x="18cm" svg:y="3.2cm">
          <draw:text-box>
            <text:p>Scroll Bar</text:p>
          </draw:text-box>
        </draw:frame>
        <draw:frame draw:style-name="gr14" draw:text-style-name="P4" draw:layer="layout" svg:width="2.4cm" svg:height="1.063cm" svg:x="13.9cm" svg:y="10.8cm">
          <draw:text-box>
            <text:p>More buttons</text:p>
          </draw:text-box>
        </draw:frame>
        <draw:custom-shape draw:style-name="gr49" draw:text-style-name="P1" draw:layer="layout" svg:width="5.6cm" svg:height="5.8cm" svg:x="3.2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 draw:layer="layout" svg:width="4.4cm" svg:height="1.1cm" svg:x="3.8cm" svg:y="5.5cm">
          <text:p text:style-name="P1">Easy Trig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 draw:layer="layout" svg:width="4.4cm" svg:height="1.1cm" svg:x="3.8cm" svg:y="6.8cm">
          <text:p text:style-name="P1">Easy Trig 3 cos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 draw:layer="layout" svg:width="4.4cm" svg:height="1.1cm" svg:x="3.8cm" svg:y="8.1cm">
          <text:p text:style-name="P1">Medium Trig 2 s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 draw:layer="layout" svg:width="4.4cm" svg:height="1.1cm" svg:x="3.8cm" svg:y="9.4cm">
          <text:p text:style-name="P1">Medium Pythagoras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20" draw:layer="layout" svg:width="6.4cm" svg:height="1.215cm" svg:x="3cm" svg:y="4.385cm">
          <draw:text-box>
            <text:p><text:span text:style-name="T13">Set by teacher to be completed:</text:span></text:p>
          </draw:text-box>
        </draw:frame>
        <draw:custom-shape draw:style-name="gr25" draw:text-style-name="P2" draw:layer="layout" svg:width="15.2cm" svg:height="10.5cm" svg:x="2.9cm" svg:y="12.6cm">
          <text:p/>
          <draw:enhanced-geometry svg:viewBox="0 0 21600 21600" draw:type="rectangle" draw:enhanced-path="M 0 0 L 21600 0 21600 21600 0 21600 0 0 Z N"/>
        </draw:custom-shape>
        <draw:custom-shape draw:style-name="gr35" draw:text-style-name="P16" draw:layer="layout" svg:width="5.8cm" svg:height="2.2cm" svg:x="3.3cm" svg:y="12.9cm">
          <text:p text:style-name="P1"><text:span text:style-name="T11">Top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7.6cm" svg:height="9.9cm" svg:x="10.1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8cm" svg:y="13.4cm">
          <text:p text:style-name="P1">Lesson 1.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8cm" svg:y="14.8cm">
          <text:p text:style-name="P1">Lesson 1.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8cm" svg:y="16.2cm">
          <text:p text:style-name="P1">Lesson 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8cm" svg:y="20.4cm">
          <text:p text:style-name="P1">Etcet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8cm" svg:y="19cm">
          <text:p text:style-name="P1">Lesson 1.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8cm" svg:y="17.6cm">
          <text:p text:style-name="P1">Lesson 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13.8cm" svg:y1="21.7cm" svg:x2="13.8cm" svg:y2="22.7cm">
          <text:p/>
        </draw:line>
        <draw:custom-shape draw:style-name="gr38" draw:text-style-name="P1" draw:layer="layout" svg:width="0.4cm" svg:height="7.7cm" svg:x="17.2cm" svg:y="13.9cm">
          <text:p/>
          <draw:enhanced-geometry svg:viewBox="0 0 21600 21600" draw:type="rectangle" draw:enhanced-path="M 0 0 L 21600 0 21600 21600 0 21600 0 0 Z N"/>
        </draw:custom-shape>
        <draw:line draw:style-name="gr39" draw:text-style-name="P9" draw:layer="layout" svg:x1="17.3cm" svg:y1="16.1cm" svg:x2="17.5cm" svg:y2="16.1cm">
          <text:p/>
        </draw:line>
        <draw:line draw:style-name="gr39" draw:text-style-name="P9" draw:layer="layout" svg:x1="17.3cm" svg:y1="17cm" svg:x2="17.5cm" svg:y2="17cm">
          <text:p/>
        </draw:line>
        <draw:line draw:style-name="gr39" draw:text-style-name="P9" draw:layer="layout" svg:x1="17.3cm" svg:y1="16.7cm" svg:x2="17.5cm" svg:y2="16.7cm">
          <text:p/>
        </draw:line>
        <draw:line draw:style-name="gr39" draw:text-style-name="P9" draw:layer="layout" svg:x1="17.3cm" svg:y1="16.4cm" svg:x2="17.5cm" svg:y2="16.4cm">
          <text:p/>
        </draw:line>
        <draw:line draw:style-name="gr39" draw:text-style-name="P9" draw:layer="layout" svg:x1="17.2cm" svg:y1="18.4cm" svg:x2="17.6cm" svg:y2="18.4cm">
          <text:p/>
        </draw:line>
        <draw:line draw:style-name="gr39" draw:text-style-name="P9" draw:layer="layout" svg:x1="17.2cm" svg:y1="14.7cm" svg:x2="17.6cm" svg:y2="14.7cm">
          <text:p/>
        </draw:line>
        <draw:line draw:style-name="gr16" draw:text-style-name="P9" draw:layer="layout" svg:x1="18.9cm" svg:y1="15cm" svg:x2="17.6cm" svg:y2="16.4cm">
          <text:p/>
        </draw:line>
        <draw:frame draw:style-name="gr40" draw:text-style-name="P4" draw:layer="layout" svg:width="1.9cm" svg:height="0.707cm" svg:x="18.1cm" svg:y="14.3cm">
          <draw:text-box>
            <text:p>Scroll Bar</text:p>
          </draw:text-box>
        </draw:frame>
        <draw:frame draw:style-name="gr14" draw:text-style-name="P4" draw:layer="layout" svg:width="2.4cm" svg:height="1.063cm" svg:x="14cm" svg:y="21.9cm">
          <draw:text-box>
            <text:p>More buttons</text:p>
          </draw:text-box>
        </draw:frame>
        <draw:frame draw:style-name="gr41" draw:text-style-name="P17" draw:layer="layout" svg:width="5.8cm" svg:height="4.7cm" svg:x="3.3cm" svg:y="15.7cm">
          <draw:text-box>
            <text:p><text:span text:style-name="T12">Please select a topic</text:span></text:p>
          </draw:text-box>
        </draw:frame>
        <draw:custom-shape draw:style-name="gr42" draw:text-style-name="P1" draw:layer="layout" svg:width="5.5cm" svg:height="5.5cm" svg:x="3.7cm" svg:y="16.4cm">
          <text:p/>
          <draw:enhanced-geometry svg:viewBox="0 0 21600 21600" draw:glue-points="0 0 0 10800 0 21600 10800 21600 21600 21600 10800 10800" draw:text-areas="1900 12700 12700 19700" draw:type="right-triangle" draw:enhanced-path="M 0 0 L 21600 21600 0 21600 0 0 Z N"/>
        </draw:custom-shape>
        <draw:line draw:style-name="gr16" draw:text-style-name="P9" draw:layer="layout" svg:x1="6.8cm" svg:y1="18.3cm" svg:x2="5.3cm" svg:y2="21cm">
          <text:p/>
        </draw:line>
        <draw:frame draw:style-name="gr52" draw:text-style-name="P4" draw:layer="layout" svg:width="3.6cm" svg:height="1cm" svg:x="5.6cm" svg:y="17.5cm">
          <draw:text-box>
            <text:p>Relevant Picture</text:p>
          </draw:text-box>
        </draw:frame>
        <draw:line draw:style-name="gr16" draw:text-style-name="P9" draw:layer="layout" svg:x1="2.4cm" svg:y1="5.1cm" svg:x2="5cm" svg:y2="6.1cm">
          <text:p/>
        </draw:line>
        <draw:frame draw:style-name="gr53" draw:text-style-name="P10" draw:layer="layout" svg:width="2.5cm" svg:height="3.199cm" svg:x="0.3cm" svg:y="5.3cm">
          <draw:text-box>
            <text:p><text:span text:style-name="T5">Lessons set by the teacher as compulsory homework are listed for quicker access</text:span></text:p>
          </draw:text-box>
        </draw:frame>
        <draw:line draw:style-name="gr16" draw:text-style-name="P9" draw:layer="layout" svg:x1="18.5cm" svg:y1="9cm" svg:x2="16cm" svg:y2="7.3cm">
          <text:p/>
        </draw:line>
        <draw:frame draw:style-name="gr45" draw:text-style-name="P10" draw:layer="layout" svg:width="2.4cm" svg:height="3.911cm" svg:x="18.1cm" svg:y="5.797cm">
          <draw:text-box>
            <text:p><text:span text:style-name="T5">User can select a topic, each of these buttons will take you to another selection of homework tasks</text:span></text:p>
          </draw:text-box>
        </draw:frame>
        <draw:frame draw:style-name="gr19" draw:text-style-name="P10" draw:layer="layout" svg:width="2cm" svg:height="1.419cm" svg:x="7.901cm" svg:y="15.7cm">
          <draw:text-box>
            <text:p><text:span text:style-name="T5">See Figure 2.14</text:span></text:p>
          </draw:text-box>
        </draw:frame>
        <draw:line draw:style-name="gr39" draw:text-style-name="P9" draw:layer="layout" svg:x1="11.001cm" svg:y1="14.2cm" svg:x2="10.001cm" svg:y2="16.1cm">
          <text:p/>
        </draw:line>
        <draw:line draw:style-name="gr39" draw:text-style-name="P9" draw:layer="layout" svg:x1="11.101cm" svg:y1="15.5cm" svg:x2="10.001cm" svg:y2="16.1cm">
          <text:p/>
        </draw:line>
        <draw:line draw:style-name="gr39" draw:text-style-name="P9" draw:layer="layout" svg:x1="11.001cm" svg:y1="16.8cm" svg:x2="10.001cm" svg:y2="16.1cm">
          <text:p/>
        </draw:line>
        <draw:line draw:style-name="gr39" draw:text-style-name="P9" draw:layer="layout" svg:x1="11.001cm" svg:y1="18.2cm" svg:x2="10.001cm" svg:y2="16.1cm">
          <text:p/>
        </draw:line>
        <draw:line draw:style-name="gr39" draw:text-style-name="P9" draw:layer="layout" svg:x1="11.001cm" svg:y1="19.7cm" svg:x2="10.001cm" svg:y2="16.1cm">
          <text:p/>
        </draw:line>
        <draw:line draw:style-name="gr39" draw:text-style-name="P9" draw:layer="layout" svg:x1="10.901cm" svg:y1="21cm" svg:x2="10.001cm" svg:y2="16.1cm">
          <text:p/>
        </draw:line>
        <draw:line draw:style-name="gr16" draw:text-style-name="P9" draw:layer="layout" svg:x1="10.001cm" svg:y1="16.1cm" svg:x2="9.301cm" svg:y2="16.2cm">
          <text:p/>
        </draw:line>
        <draw:frame draw:style-name="gr19" draw:text-style-name="P10" draw:layer="layout" svg:width="2cm" svg:height="1.419cm" svg:x="7.9cm" svg:y="5.2cm">
          <draw:text-box>
            <text:p><text:span text:style-name="T5">See Figure 2.17</text:span></text:p>
          </draw:text-box>
        </draw:frame>
        <draw:line draw:style-name="gr39" draw:text-style-name="P9" draw:layer="layout" svg:x1="11cm" svg:y1="3.2cm" svg:x2="10cm" svg:y2="5.1cm">
          <text:p/>
        </draw:line>
        <draw:line draw:style-name="gr39" draw:text-style-name="P9" draw:layer="layout" svg:x1="11.1cm" svg:y1="4.5cm" svg:x2="10cm" svg:y2="5.1cm">
          <text:p/>
        </draw:line>
        <draw:line draw:style-name="gr39" draw:text-style-name="P9" draw:layer="layout" svg:x1="11cm" svg:y1="5.8cm" svg:x2="10cm" svg:y2="5.1cm">
          <text:p/>
        </draw:line>
        <draw:line draw:style-name="gr39" draw:text-style-name="P9" draw:layer="layout" svg:x1="11cm" svg:y1="7.2cm" svg:x2="10cm" svg:y2="5.1cm">
          <text:p/>
        </draw:line>
        <draw:line draw:style-name="gr39" draw:text-style-name="P9" draw:layer="layout" svg:x1="11cm" svg:y1="8.7cm" svg:x2="10cm" svg:y2="5.1cm">
          <text:p/>
        </draw:line>
        <draw:line draw:style-name="gr39" draw:text-style-name="P9" draw:layer="layout" svg:x1="10.9cm" svg:y1="10cm" svg:x2="10cm" svg:y2="5.1cm">
          <text:p/>
        </draw:line>
        <draw:line draw:style-name="gr16" draw:text-style-name="P9" draw:layer="layout" svg:x1="10cm" svg:y1="5.1cm" svg:x2="9.3cm" svg:y2="5.2cm">
          <text:p/>
        </draw:line>
        <draw:line draw:style-name="gr16" draw:text-style-name="P9" draw:layer="layout" svg:x1="18.6cm" svg:y1="20.5cm" svg:x2="15.5cm" svg:y2="19.5cm">
          <text:p/>
        </draw:line>
        <draw:frame draw:style-name="gr53" draw:text-style-name="P10" draw:layer="layout" svg:width="2cm" svg:height="3.199cm" svg:x="18.1cm" svg:y="20.6cm">
          <draw:text-box>
            <text:p><text:span text:style-name="T5">Each of these buttons will run an individual lesson</text:span></text:p>
          </draw:text-box>
        </draw:frame>
        <draw:frame draw:style-name="gr53" draw:text-style-name="P10" draw:layer="layout" svg:width="2.2cm" svg:height="3.199cm" svg:x="0.5cm" svg:y="1.9cm">
          <draw:text-box>
            <text:p><text:span text:style-name="T5">Users can choose to do any homework in their own time if they wish</text:span></text:p>
          </draw:text-box>
        </draw:frame>
        <draw:custom-shape draw:style-name="gr47" draw:text-style-name="P18" draw:layer="layout" svg:width="2.7cm" svg:height="0.6cm" svg:x="3.7cm" svg:y="22.3cm">
          <text:p text:style-name="P18">Return</text:p>
          <draw:enhanced-geometry svg:viewBox="0 0 21600 21600" draw:type="rectangle" draw:enhanced-path="M 0 0 L 21600 0 21600 21600 0 21600 0 0 Z N"/>
        </draw:custom-shape>
        <draw:line draw:style-name="gr16" draw:text-style-name="P9" draw:layer="layout" svg:x1="6.1cm" svg:y1="22.7cm" svg:x2="7.9cm" svg:y2="23.4cm">
          <text:p/>
        </draw:line>
        <draw:frame draw:style-name="gr48" draw:text-style-name="P10" draw:layer="layout" svg:width="2.5cm" svg:height="1.063cm" svg:x="8cm" svg:y="23.2cm">
          <draw:text-box>
            <text:p text:style-name="P19"><text:span text:style-name="T5">See Figure 2.12 </text:span></text:p>
          </draw:text-box>
        </draw:frame>
        <draw:custom-shape draw:style-name="gr47" draw:text-style-name="P18" draw:layer="layout" svg:width="2.7cm" svg:height="0.6cm" svg:x="3.9cm" svg:y="11.1cm">
          <text:p text:style-name="P18">Return</text:p>
          <draw:enhanced-geometry svg:viewBox="0 0 21600 21600" draw:type="rectangle" draw:enhanced-path="M 0 0 L 21600 0 21600 21600 0 21600 0 0 Z N"/>
        </draw:custom-shape>
        <draw:line draw:style-name="gr16" draw:text-style-name="P9" draw:layer="layout" svg:x1="6.3cm" svg:y1="11.5cm" svg:x2="8.1cm" svg:y2="11.7cm">
          <text:p/>
        </draw:line>
        <draw:frame draw:style-name="gr48" draw:text-style-name="P10" draw:layer="layout" svg:width="2.5cm" svg:height="1.063cm" svg:x="8.2cm" svg:y="11.4cm">
          <draw:text-box>
            <text:p text:style-name="P19"><text:span text:style-name="T5">See Figure 2.11 </text:span></text:p>
          </draw:text-box>
        </draw:frame>
        <draw:frame draw:style-name="gr52" draw:text-style-name="P4" draw:layer="layout" svg:width="5.1cm" svg:height="1cm" svg:x="1.7cm" svg:y="0.2cm">
          <draw:text-box>
            <text:p>2.16, 2.13</text:p>
          </draw:text-box>
        </draw:frame>
      </draw:page>
      <draw:page draw:name="page4" draw:style-name="dp1" draw:master-page-name="Default">
        <draw:custom-shape draw:style-name="gr25" draw:text-style-name="P2" draw:layer="layout" svg:width="15.2cm" svg:height="10.5cm" svg:x="2.7cm" svg:y="1.5cm">
          <text:p/>
          <draw:enhanced-geometry svg:viewBox="0 0 21600 21600" draw:type="rectangle" draw:enhanced-path="M 0 0 L 21600 0 21600 21600 0 21600 0 0 Z N"/>
        </draw:custom-shape>
        <draw:custom-shape draw:style-name="gr35" draw:text-style-name="P16" draw:layer="layout" svg:width="5.8cm" svg:height="2.2cm" svg:x="3.1cm" svg:y="1.8cm">
          <text:p text:style-name="P1"><text:span text:style-name="T11">Easy Tr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7.6cm" svg:height="9.9cm" svg:x="9.9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6cm" svg:y="2.3cm">
          <text:p text:style-name="P1">Easy Trig 1.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6cm" svg:y="3.7cm">
          <text:p text:style-name="P1">Easy Trig 1.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6cm" svg:y="5.1cm">
          <text:p text:style-name="P1">Easy Trig 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6cm" svg:y="9.3cm">
          <text:p text:style-name="P1">Etcet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6cm" svg:y="7.9cm">
          <text:p text:style-name="P1">Easy Trig 2.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6cm" svg:y="6.5cm">
          <text:p text:style-name="P1">Easy Trig 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13.6cm" svg:y1="10.6cm" svg:x2="13.6cm" svg:y2="11.6cm">
          <text:p/>
        </draw:line>
        <draw:custom-shape draw:style-name="gr38" draw:text-style-name="P1" draw:layer="layout" svg:width="0.4cm" svg:height="7.7cm" svg:x="17cm" svg:y="2.8cm">
          <text:p/>
          <draw:enhanced-geometry svg:viewBox="0 0 21600 21600" draw:type="rectangle" draw:enhanced-path="M 0 0 L 21600 0 21600 21600 0 21600 0 0 Z N"/>
        </draw:custom-shape>
        <draw:line draw:style-name="gr39" draw:text-style-name="P9" draw:layer="layout" svg:x1="17.1cm" svg:y1="5cm" svg:x2="17.3cm" svg:y2="5cm">
          <text:p/>
        </draw:line>
        <draw:line draw:style-name="gr39" draw:text-style-name="P9" draw:layer="layout" svg:x1="17.1cm" svg:y1="5.9cm" svg:x2="17.3cm" svg:y2="5.9cm">
          <text:p/>
        </draw:line>
        <draw:line draw:style-name="gr39" draw:text-style-name="P9" draw:layer="layout" svg:x1="17.1cm" svg:y1="5.6cm" svg:x2="17.3cm" svg:y2="5.6cm">
          <text:p/>
        </draw:line>
        <draw:line draw:style-name="gr39" draw:text-style-name="P9" draw:layer="layout" svg:x1="17.1cm" svg:y1="5.3cm" svg:x2="17.3cm" svg:y2="5.3cm">
          <text:p/>
        </draw:line>
        <draw:line draw:style-name="gr39" draw:text-style-name="P9" draw:layer="layout" svg:x1="17cm" svg:y1="7.3cm" svg:x2="17.4cm" svg:y2="7.3cm">
          <text:p/>
        </draw:line>
        <draw:line draw:style-name="gr39" draw:text-style-name="P9" draw:layer="layout" svg:x1="17cm" svg:y1="3.6cm" svg:x2="17.4cm" svg:y2="3.6cm">
          <text:p/>
        </draw:line>
        <draw:line draw:style-name="gr16" draw:text-style-name="P9" draw:layer="layout" svg:x1="18.7cm" svg:y1="3.9cm" svg:x2="17.4cm" svg:y2="5.3cm">
          <text:p/>
        </draw:line>
        <draw:frame draw:style-name="gr40" draw:text-style-name="P4" draw:layer="layout" svg:width="1.9cm" svg:height="0.707cm" svg:x="17.9cm" svg:y="3.2cm">
          <draw:text-box>
            <text:p>Scroll Bar</text:p>
          </draw:text-box>
        </draw:frame>
        <draw:frame draw:style-name="gr14" draw:text-style-name="P4" draw:layer="layout" svg:width="2.4cm" svg:height="1.063cm" svg:x="13.8cm" svg:y="10.8cm">
          <draw:text-box>
            <text:p>More buttons</text:p>
          </draw:text-box>
        </draw:frame>
        <draw:frame draw:style-name="gr41" draw:text-style-name="P17" draw:layer="layout" svg:width="5.8cm" svg:height="4.7cm" svg:x="3.1cm" svg:y="4.6cm">
          <draw:text-box>
            <text:p><text:span text:style-name="T12">Please select a topic</text:span></text:p>
          </draw:text-box>
        </draw:frame>
        <draw:custom-shape draw:style-name="gr42" draw:text-style-name="P1" draw:layer="layout" svg:width="5.5cm" svg:height="5.5cm" svg:x="3.5cm" svg:y="5.3cm">
          <text:p/>
          <draw:enhanced-geometry svg:viewBox="0 0 21600 21600" draw:glue-points="0 0 0 10800 0 21600 10800 21600 21600 21600 10800 10800" draw:text-areas="1900 12700 12700 19700" draw:type="right-triangle" draw:enhanced-path="M 0 0 L 21600 21600 0 21600 0 0 Z N"/>
        </draw:custom-shape>
        <draw:line draw:style-name="gr16" draw:text-style-name="P9" draw:layer="layout" svg:x1="6.6cm" svg:y1="7.2cm" svg:x2="5.4cm" svg:y2="9.3cm">
          <text:p/>
        </draw:line>
        <draw:frame draw:style-name="gr52" draw:text-style-name="P4" draw:layer="layout" svg:width="3.6cm" svg:height="1cm" svg:x="5.4cm" svg:y="6.4cm">
          <draw:text-box>
            <text:p>Relevant Picture</text:p>
          </draw:text-box>
        </draw:frame>
        <draw:frame draw:style-name="gr19" draw:text-style-name="P10" draw:layer="layout" svg:width="2cm" svg:height="1.419cm" svg:x="7.7cm" svg:y="4.4cm">
          <draw:text-box>
            <text:p><text:span text:style-name="T5">See Figure 2.18</text:span></text:p>
          </draw:text-box>
        </draw:frame>
        <draw:line draw:style-name="gr39" draw:text-style-name="P9" draw:layer="layout" svg:x1="10.8cm" svg:y1="2.9cm" svg:x2="9.8cm" svg:y2="4.8cm">
          <text:p/>
        </draw:line>
        <draw:line draw:style-name="gr39" draw:text-style-name="P9" draw:layer="layout" svg:x1="10.9cm" svg:y1="4.2cm" svg:x2="9.8cm" svg:y2="4.8cm">
          <text:p/>
        </draw:line>
        <draw:line draw:style-name="gr39" draw:text-style-name="P9" draw:layer="layout" svg:x1="10.8cm" svg:y1="5.5cm" svg:x2="9.8cm" svg:y2="4.8cm">
          <text:p/>
        </draw:line>
        <draw:line draw:style-name="gr39" draw:text-style-name="P9" draw:layer="layout" svg:x1="10.8cm" svg:y1="6.9cm" svg:x2="9.8cm" svg:y2="4.8cm">
          <text:p/>
        </draw:line>
        <draw:line draw:style-name="gr39" draw:text-style-name="P9" draw:layer="layout" svg:x1="10.8cm" svg:y1="8.4cm" svg:x2="9.8cm" svg:y2="4.8cm">
          <text:p/>
        </draw:line>
        <draw:line draw:style-name="gr39" draw:text-style-name="P9" draw:layer="layout" svg:x1="10.7cm" svg:y1="9.7cm" svg:x2="9.8cm" svg:y2="4.8cm">
          <text:p/>
        </draw:line>
        <draw:line draw:style-name="gr16" draw:text-style-name="P9" draw:layer="layout" svg:x1="9.8cm" svg:y1="4.8cm" svg:x2="9.1cm" svg:y2="4.9cm">
          <text:p/>
        </draw:line>
        <draw:line draw:style-name="gr16" draw:text-style-name="P9" draw:layer="layout" svg:x1="18.5cm" svg:y1="9cm" svg:x2="15.4cm" svg:y2="8cm">
          <text:p/>
        </draw:line>
        <draw:frame draw:style-name="gr53" draw:text-style-name="P10" draw:layer="layout" svg:width="2.2cm" svg:height="3.199cm" svg:x="18cm" svg:y="9.1cm">
          <draw:text-box>
            <text:p><text:span text:style-name="T5">Each of these buttons will run an individual homework task</text:span></text:p>
          </draw:text-box>
        </draw:frame>
        <draw:custom-shape draw:style-name="gr54" draw:text-style-name="P1" draw:layer="layout" svg:width="18.1cm" svg:height="11.2cm" svg:x="1.5cm" svg:y="14.2cm">
          <text:p/>
          <draw:enhanced-geometry svg:viewBox="0 0 21600 21600" draw:type="rectangle" draw:enhanced-path="M 0 0 L 21600 0 21600 21600 0 21600 0 0 Z N"/>
        </draw:custom-shape>
        <draw:custom-shape draw:style-name="gr55" draw:text-style-name="P21" draw:layer="layout" svg:width="4.6cm" svg:height="2.4cm" svg:x="2cm" svg:y="14.7cm">
          <text:p text:style-name="P1"><text:span text:style-name="T14">Progr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12" draw:layer="layout" svg:width="4cm" svg:height="1.9cm" svg:x="2.4cm" svg:y="17.3cm">
          <draw:text-box>
            <text:p><text:span text:style-name="T7">Account No: XXXX</text:span></text:p>
            <text:p><text:span text:style-name="T7">Username: XXXX</text:span></text:p>
            <text:p><text:span text:style-name="T7">Average Rating: X</text:span></text:p>
          </draw:text-box>
        </draw:frame>
        <draw:custom-shape draw:style-name="gr57" draw:text-style-name="P1" draw:layer="layout" svg:width="11.6cm" svg:height="10.2cm" svg:x="7.4cm" svg:y="14.7cm">
          <text:p/>
          <draw:enhanced-geometry svg:viewBox="0 0 21600 21600" draw:type="rectangle" draw:enhanced-path="M 0 0 L 21600 0 21600 21600 0 21600 0 0 Z N"/>
        </draw:custom-shape>
        <draw:custom-shape draw:style-name="gr58" draw:text-style-name="P1" draw:layer="layout" svg:width="11.6cm" svg:height="1.2cm" svg:x="7.4cm" svg:y="14.7cm">
          <text:p/>
          <draw:enhanced-geometry svg:viewBox="0 0 21600 21600" draw:type="rectangle" draw:enhanced-path="M 0 0 L 21600 0 21600 21600 0 21600 0 0 Z N"/>
        </draw:custom-shape>
        <draw:custom-shape draw:style-name="gr58" draw:text-style-name="P1" draw:layer="layout" svg:width="11.6cm" svg:height="1.2cm" svg:x="7.4cm" svg:y="15.9cm">
          <text:p/>
          <draw:enhanced-geometry svg:viewBox="0 0 21600 21600" draw:type="rectangle" draw:enhanced-path="M 0 0 L 21600 0 21600 21600 0 21600 0 0 Z N"/>
        </draw:custom-shape>
        <draw:custom-shape draw:style-name="gr58" draw:text-style-name="P1" draw:layer="layout" svg:width="11.6cm" svg:height="1.2cm" svg:x="7.4cm" svg:y="17.1cm">
          <text:p/>
          <draw:enhanced-geometry svg:viewBox="0 0 21600 21600" draw:type="rectangle" draw:enhanced-path="M 0 0 L 21600 0 21600 21600 0 21600 0 0 Z N"/>
        </draw:custom-shape>
        <draw:custom-shape draw:style-name="gr58" draw:text-style-name="P1" draw:layer="layout" svg:width="11.6cm" svg:height="1.2cm" svg:x="7.4cm" svg:y="18.3cm">
          <text:p/>
          <draw:enhanced-geometry svg:viewBox="0 0 21600 21600" draw:type="rectangle" draw:enhanced-path="M 0 0 L 21600 0 21600 21600 0 21600 0 0 Z N"/>
        </draw:custom-shape>
        <draw:custom-shape draw:style-name="gr58" draw:text-style-name="P1" draw:layer="layout" svg:width="11.6cm" svg:height="1.2cm" svg:x="7.4cm" svg:y="19.5cm">
          <text:p/>
          <draw:enhanced-geometry svg:viewBox="0 0 21600 21600" draw:type="rectangle" draw:enhanced-path="M 0 0 L 21600 0 21600 21600 0 21600 0 0 Z N"/>
        </draw:custom-shape>
        <draw:custom-shape draw:style-name="gr58" draw:text-style-name="P1" draw:layer="layout" svg:width="11.6cm" svg:height="1.2cm" svg:x="7.4cm" svg:y="20.7cm">
          <text:p/>
          <draw:enhanced-geometry svg:viewBox="0 0 21600 21600" draw:type="rectangle" draw:enhanced-path="M 0 0 L 21600 0 21600 21600 0 21600 0 0 Z N"/>
        </draw:custom-shape>
        <draw:custom-shape draw:style-name="gr58" draw:text-style-name="P1" draw:layer="layout" svg:width="11.6cm" svg:height="1.2cm" svg:x="7.4cm" svg:y="21.9cm">
          <text:p/>
          <draw:enhanced-geometry svg:viewBox="0 0 21600 21600" draw:type="rectangle" draw:enhanced-path="M 0 0 L 21600 0 21600 21600 0 21600 0 0 Z N"/>
        </draw:custom-shape>
        <draw:custom-shape draw:style-name="gr58" draw:text-style-name="P1" draw:layer="layout" svg:width="11.6cm" svg:height="1.2cm" svg:x="7.4cm" svg:y="23.1cm">
          <text:p/>
          <draw:enhanced-geometry svg:viewBox="0 0 21600 21600" draw:type="rectangle" draw:enhanced-path="M 0 0 L 21600 0 21600 21600 0 21600 0 0 Z N"/>
        </draw:custom-shape>
        <draw:custom-shape draw:style-name="gr59" draw:text-style-name="P1" draw:layer="layout" svg:width="0.4cm" svg:height="10.2cm" svg:x="19cm" svg:y="14.7cm">
          <text:p/>
          <draw:enhanced-geometry svg:viewBox="0 0 21600 21600" draw:type="rectangle" draw:enhanced-path="M 0 0 L 21600 0 21600 21600 0 21600 0 0 Z N"/>
        </draw:custom-shape>
        <draw:line draw:style-name="gr39" draw:text-style-name="P9" draw:layer="layout" svg:x1="19.1cm" svg:y1="17.614cm" svg:x2="19.3cm" svg:y2="17.614cm">
          <text:p/>
        </draw:line>
        <draw:line draw:style-name="gr39" draw:text-style-name="P9" draw:layer="layout" svg:x1="19.1cm" svg:y1="18.806cm" svg:x2="19.3cm" svg:y2="18.806cm">
          <text:p/>
        </draw:line>
        <draw:line draw:style-name="gr39" draw:text-style-name="P9" draw:layer="layout" svg:x1="19.1cm" svg:y1="18.409cm" svg:x2="19.3cm" svg:y2="18.409cm">
          <text:p/>
        </draw:line>
        <draw:line draw:style-name="gr39" draw:text-style-name="P9" draw:layer="layout" svg:x1="19.1cm" svg:y1="18.012cm" svg:x2="19.3cm" svg:y2="18.012cm">
          <text:p/>
        </draw:line>
        <draw:line draw:style-name="gr39" draw:text-style-name="P9" draw:layer="layout" svg:x1="19cm" svg:y1="20.661cm" svg:x2="19.4cm" svg:y2="20.661cm">
          <text:p/>
        </draw:line>
        <draw:line draw:style-name="gr39" draw:text-style-name="P9" draw:layer="layout" svg:x1="19cm" svg:y1="15.76cm" svg:x2="19.4cm" svg:y2="15.76cm">
          <text:p/>
        </draw:line>
        <draw:line draw:style-name="gr39" draw:text-style-name="P9" draw:layer="layout" svg:x1="10.8cm" svg:y1="14.7cm" svg:x2="10.8cm" svg:y2="24.9cm">
          <text:p/>
        </draw:line>
        <draw:line draw:style-name="gr39" draw:text-style-name="P9" draw:layer="layout" svg:x1="14.2cm" svg:y1="14.7cm" svg:x2="14.2cm" svg:y2="24.9cm">
          <text:p/>
        </draw:line>
        <draw:line draw:style-name="gr39" draw:text-style-name="P9" draw:layer="layout" svg:x1="17.5cm" svg:y1="14.7cm" svg:x2="17.5cm" svg:y2="24.9cm">
          <text:p/>
        </draw:line>
        <draw:custom-shape draw:style-name="gr60" draw:text-style-name="P1" draw:layer="layout" svg:width="0.454cm" svg:height="11.6cm" draw:transform="rotate (1.5707963267949) translate (7.4cm 25.327cm)">
          <text:p/>
          <draw:enhanced-geometry svg:viewBox="0 0 21600 21600" draw:mirror-horizontal="false" draw:mirror-vertical="false" draw:type="rectangle" draw:enhanced-path="M 0 0 L 21600 0 21600 21600 0 21600 0 0 Z N"/>
        </draw:custom-shape>
        <draw:line draw:style-name="gr39" draw:text-style-name="P9" draw:layer="layout" svg:x1="10.714cm" svg:y1="25.213cm" svg:x2="10.714cm" svg:y2="24.986cm">
          <text:p/>
        </draw:line>
        <draw:line draw:style-name="gr39" draw:text-style-name="P9" draw:layer="layout" svg:x1="12.07cm" svg:y1="25.213cm" svg:x2="12.07cm" svg:y2="24.986cm">
          <text:p/>
        </draw:line>
        <draw:line draw:style-name="gr39" draw:text-style-name="P9" draw:layer="layout" svg:x1="11.618cm" svg:y1="25.213cm" svg:x2="11.618cm" svg:y2="24.986cm">
          <text:p/>
        </draw:line>
        <draw:line draw:style-name="gr39" draw:text-style-name="P9" draw:layer="layout" svg:x1="11.166cm" svg:y1="25.213cm" svg:x2="11.166cm" svg:y2="24.986cm">
          <text:p/>
        </draw:line>
        <draw:line draw:style-name="gr39" draw:text-style-name="P9" draw:layer="layout" svg:x1="14.179cm" svg:y1="25.328cm" svg:x2="14.179cm" svg:y2="24.873cm">
          <text:p/>
        </draw:line>
        <draw:line draw:style-name="gr39" draw:text-style-name="P9" draw:layer="layout" svg:x1="8.605cm" svg:y1="25.328cm" svg:x2="8.605cm" svg:y2="24.873cm">
          <text:p/>
        </draw:line>
        <draw:line draw:style-name="gr16" draw:text-style-name="P9" draw:layer="layout" svg:x1="13.4cm" svg:y1="24cm" svg:x2="13.4cm" svg:y2="25.1cm">
          <text:p/>
        </draw:line>
        <draw:custom-shape draw:style-name="gr61" draw:text-style-name="P22" draw:layer="layout" svg:width="4.1cm" svg:height="0.7cm" svg:x="2.4cm" svg:y="24.3cm">
          <text:p text:style-name="P1"><text:span text:style-name="T15">Return</text:span></text:p>
          <draw:enhanced-geometry svg:viewBox="0 0 21600 21600" draw:type="rectangle" draw:enhanced-path="M 0 0 L 21600 0 21600 21600 0 21600 0 0 Z N"/>
        </draw:custom-shape>
        <draw:custom-shape draw:style-name="gr62" draw:text-style-name="P1" draw:layer="layout" svg:width="4.7cm" svg:height="4.9cm" svg:x="2.1cm" svg:y="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 draw:text-style-name="P9" draw:layer="layout" svg:x1="2.1cm" svg:y1="19.9cm" svg:x2="6.8cm" svg:y2="19.9cm">
          <text:p/>
        </draw:line>
        <draw:line draw:style-name="gr39" draw:text-style-name="P9" draw:layer="layout" svg:x1="2.1cm" svg:y1="20.8cm" svg:x2="6.8cm" svg:y2="20.8cm">
          <text:p/>
        </draw:line>
        <draw:line draw:style-name="gr39" draw:text-style-name="P9" draw:layer="layout" svg:x1="2.111cm" svg:y1="21.7cm" svg:x2="6.811cm" svg:y2="21.7cm">
          <text:p/>
        </draw:line>
        <draw:line draw:style-name="gr39" draw:text-style-name="P9" draw:layer="layout" svg:x1="2.078cm" svg:y1="22.523cm" svg:x2="6.778cm" svg:y2="22.523cm">
          <text:p/>
        </draw:line>
        <draw:line draw:style-name="gr39" draw:text-style-name="P9" draw:layer="layout" svg:x1="2.1cm" svg:y1="23.3cm" svg:x2="6.8cm" svg:y2="23.3cm">
          <text:p/>
        </draw:line>
        <draw:custom-shape draw:style-name="gr63" draw:text-style-name="P1" draw:layer="layout" svg:width="0.4cm" svg:height="4.9cm" svg:x="6.8cm" svg:y="19cm">
          <text:p/>
          <draw:enhanced-geometry svg:viewBox="0 0 21600 21600" draw:type="rectangle" draw:enhanced-path="M 0 0 L 21600 0 21600 21600 0 21600 0 0 Z N"/>
        </draw:custom-shape>
        <draw:line draw:style-name="gr39" draw:text-style-name="P9" draw:layer="layout" svg:x1="6.9cm" svg:y1="20.4cm" svg:x2="7.1cm" svg:y2="20.4cm">
          <text:p/>
        </draw:line>
        <draw:line draw:style-name="gr39" draw:text-style-name="P9" draw:layer="layout" svg:x1="6.9cm" svg:y1="20.973cm" svg:x2="7.1cm" svg:y2="20.973cm">
          <text:p/>
        </draw:line>
        <draw:line draw:style-name="gr39" draw:text-style-name="P9" draw:layer="layout" svg:x1="6.9cm" svg:y1="20.782cm" svg:x2="7.1cm" svg:y2="20.782cm">
          <text:p/>
        </draw:line>
        <draw:line draw:style-name="gr39" draw:text-style-name="P9" draw:layer="layout" svg:x1="6.9cm" svg:y1="20.591cm" svg:x2="7.1cm" svg:y2="20.591cm">
          <text:p/>
        </draw:line>
        <draw:line draw:style-name="gr39" draw:text-style-name="P9" draw:layer="layout" svg:x1="6.8cm" svg:y1="21.864cm" svg:x2="7.2cm" svg:y2="21.864cm">
          <text:p/>
        </draw:line>
        <draw:line draw:style-name="gr39" draw:text-style-name="P9" draw:layer="layout" svg:x1="6.8cm" svg:y1="19.509cm" svg:x2="7.2cm" svg:y2="19.509cm">
          <text:p/>
        </draw:line>
        <draw:line draw:style-name="gr16" draw:text-style-name="P9" draw:layer="layout" svg:x1="4.3cm" svg:y1="23cm" svg:x2="4.3cm" svg:y2="23.8cm">
          <text:p/>
        </draw:line>
        <draw:frame draw:style-name="gr43" draw:text-style-name="P10" draw:layer="layout" svg:width="3.1cm" svg:height="0.9cm" svg:x="7.5cm" svg:y="16cm">
          <draw:text-box>
            <text:p><text:span text:style-name="T5">Easy Trig 2</text:span></text:p>
          </draw:text-box>
        </draw:frame>
        <draw:frame draw:style-name="gr43" draw:text-style-name="P10" draw:layer="layout" svg:width="3.1cm" svg:height="0.9cm" svg:x="10.9cm" svg:y="14.8cm">
          <draw:text-box>
            <text:p><text:span text:style-name="T5">Overall Score</text:span></text:p>
          </draw:text-box>
        </draw:frame>
        <draw:frame draw:style-name="gr43" draw:text-style-name="P10" draw:layer="layout" svg:width="3.1cm" svg:height="0.9cm" svg:x="14.3cm" svg:y="14.8cm">
          <draw:text-box>
            <text:p><text:span text:style-name="T5">Question 1 Score</text:span></text:p>
          </draw:text-box>
        </draw:frame>
        <draw:frame draw:style-name="gr43" draw:text-style-name="P10" draw:layer="layout" svg:width="3.1cm" svg:height="0.9cm" svg:x="17.5cm" svg:y="14.8cm">
          <draw:text-box>
            <text:p><text:span text:style-name="T5">Q2 Score...</text:span></text:p>
          </draw:text-box>
        </draw:frame>
        <draw:frame draw:style-name="gr43" draw:text-style-name="P10" draw:layer="layout" svg:width="3.1cm" svg:height="0.9cm" svg:x="7.5cm" svg:y="14.8cm">
          <draw:text-box>
            <text:p><text:span text:style-name="T5">Task Name</text:span></text:p>
          </draw:text-box>
        </draw:frame>
        <draw:frame draw:style-name="gr14" draw:text-style-name="P10" draw:layer="layout" svg:width="3.1cm" svg:height="1.063cm" svg:x="7.5cm" svg:y="17.2cm">
          <draw:text-box>
            <text:p><text:span text:style-name="T5">Medium Pythagoras 1</text:span></text:p>
          </draw:text-box>
        </draw:frame>
        <draw:frame draw:style-name="gr43" draw:text-style-name="P10" draw:layer="layout" svg:width="3.1cm" svg:height="0.9cm" svg:x="7.5cm" svg:y="18.4cm">
          <draw:text-box>
            <text:p><text:span text:style-name="T5">3D Trig 1.1</text:span></text:p>
          </draw:text-box>
        </draw:frame>
        <draw:frame draw:style-name="gr43" draw:text-style-name="P10" draw:layer="layout" svg:width="3.1cm" svg:height="0.9cm" svg:x="10.8cm" svg:y="16cm">
          <draw:text-box>
            <text:p><text:span text:style-name="T5">85%</text:span></text:p>
          </draw:text-box>
        </draw:frame>
        <draw:frame draw:style-name="gr43" draw:text-style-name="P10" draw:layer="layout" svg:width="3.1cm" svg:height="0.9cm" svg:x="14.3cm" svg:y="16cm">
          <draw:text-box>
            <text:p><text:span text:style-name="T5">80%</text:span></text:p>
          </draw:text-box>
        </draw:frame>
        <draw:frame draw:style-name="gr43" draw:text-style-name="P10" draw:layer="layout" svg:width="3.1cm" svg:height="0.9cm" svg:x="17.5cm" svg:y="16cm">
          <draw:text-box>
            <text:p><text:span text:style-name="T5">90%</text:span></text:p>
          </draw:text-box>
        </draw:frame>
        <draw:frame draw:style-name="gr43" draw:text-style-name="P10" draw:layer="layout" svg:width="3.1cm" svg:height="0.9cm" svg:x="10.8cm" svg:y="17.2cm">
          <draw:text-box>
            <text:p><text:span text:style-name="T5">75%</text:span></text:p>
          </draw:text-box>
        </draw:frame>
        <draw:frame draw:style-name="gr43" draw:text-style-name="P10" draw:layer="layout" svg:width="3.1cm" svg:height="0.9cm" svg:x="14.3cm" svg:y="17.2cm">
          <draw:text-box>
            <text:p><text:span text:style-name="T5">50%</text:span></text:p>
          </draw:text-box>
        </draw:frame>
        <draw:frame draw:style-name="gr43" draw:text-style-name="P10" draw:layer="layout" svg:width="3.1cm" svg:height="0.9cm" svg:x="17.4cm" svg:y="17.2cm">
          <draw:text-box>
            <text:p><text:span text:style-name="T5">100%</text:span></text:p>
          </draw:text-box>
        </draw:frame>
        <draw:frame draw:style-name="gr43" draw:text-style-name="P10" draw:layer="layout" svg:width="3.1cm" svg:height="0.9cm" svg:x="10.8cm" svg:y="18.4cm">
          <draw:text-box>
            <text:p><text:span text:style-name="T5">60%</text:span></text:p>
          </draw:text-box>
        </draw:frame>
        <draw:frame draw:style-name="gr43" draw:text-style-name="P10" draw:layer="layout" svg:width="3.1cm" svg:height="0.9cm" svg:x="14.3cm" svg:y="18.4cm">
          <draw:text-box>
            <text:p><text:span text:style-name="T5">80%</text:span></text:p>
          </draw:text-box>
        </draw:frame>
        <draw:frame draw:style-name="gr43" draw:text-style-name="P10" draw:layer="layout" svg:width="3.1cm" svg:height="0.9cm" svg:x="17.4cm" svg:y="18.4cm">
          <draw:text-box>
            <text:p><text:span text:style-name="T5">40%</text:span></text:p>
          </draw:text-box>
        </draw:frame>
        <draw:frame draw:style-name="gr64" draw:text-style-name="P10" draw:layer="layout" svg:width="3.6cm" svg:height="3.6cm" svg:x="2.6cm" svg:y="19.1cm">
          <draw:text-box>
            <text:p><text:span text:style-name="T5">Easy Trig 1 – Not Completed</text:span></text:p>
            <text:p><text:span text:style-name="T5">Medium Trig 3 – Not </text:span></text:p>
            <text:p><text:span text:style-name="T5">Enough Score</text:span></text:p>
          </draw:text-box>
        </draw:frame>
        <draw:frame draw:style-name="gr45" draw:text-style-name="P10" draw:layer="layout" svg:width="2.1cm" svg:height="3.911cm" svg:x="0.2cm" svg:y="16.4cm">
          <draw:text-box>
            <text:p><text:span text:style-name="T5">Displays some details so the user can briefly check their general standards of learning</text:span></text:p>
          </draw:text-box>
        </draw:frame>
        <draw:line draw:style-name="gr16" draw:text-style-name="P9" draw:layer="layout" svg:x1="1.3cm" svg:y1="18.8cm" svg:x2="2.4cm" svg:y2="18.3cm">
          <text:p/>
        </draw:line>
        <draw:line draw:style-name="gr16" draw:text-style-name="P9" draw:layer="layout" svg:x1="1.7cm" svg:y1="26.1cm" svg:x2="3cm" svg:y2="21.8cm">
          <text:p/>
        </draw:line>
        <draw:frame draw:style-name="gr65" draw:text-style-name="P10" draw:layer="layout" svg:width="4.8cm" svg:height="4.267cm" svg:x="1cm" svg:y="26.1cm">
          <draw:text-box>
            <text:p><text:span text:style-name="T5">A list of the set tasks the user has not done on time or has not done to a satisfactory standard. Buttons will take the user straight to the corresponding task</text:span></text:p>
          </draw:text-box>
        </draw:frame>
        <draw:frame draw:style-name="gr66" draw:text-style-name="P10" draw:layer="layout" svg:width="2.6cm" svg:height="1.7cm" svg:x="4.4cm" svg:y="21.8cm">
          <draw:text-box>
            <text:p><text:span text:style-name="T5">Scroll bar for more buttons below.</text:span></text:p>
          </draw:text-box>
        </draw:frame>
        <draw:line draw:style-name="gr16" draw:text-style-name="P9" draw:layer="layout" svg:x1="10.9cm" svg:y1="26.7cm" svg:x2="10.1cm" svg:y2="21.3cm">
          <text:p/>
        </draw:line>
        <draw:frame draw:style-name="gr23" draw:text-style-name="P10" draw:layer="layout" svg:width="5.9cm" svg:height="2.487cm" svg:x="9.5cm" svg:y="26.7cm">
          <draw:text-box>
            <text:p><text:span text:style-name="T5">The database which is visible by the user. Can scroll down to view more records, and can scroll sideways to view more columns as it is unlikely that they will all fit on without being too small.</text:span></text:p>
          </draw:text-box>
        </draw:frame>
        <draw:frame draw:style-name="gr19" draw:text-style-name="P10" draw:layer="layout" svg:width="4cm" svg:height="1.419cm" svg:x="15.1cm" svg:y="25.7cm">
          <draw:text-box>
            <text:p><text:span text:style-name="T5">Every other row will be shaded a light blue for clearer visibility.</text:span></text:p>
          </draw:text-box>
        </draw:frame>
        <draw:line draw:style-name="gr16" draw:text-style-name="P9" draw:layer="layout" svg:x1="6.7cm" svg:y1="26.6cm" svg:x2="5.6cm" svg:y2="24.7cm">
          <text:p/>
        </draw:line>
        <draw:frame draw:style-name="gr67" draw:text-style-name="P10" draw:layer="layout" svg:width="3.5cm" svg:height="1.419cm" svg:x="5.8cm" svg:y="26.6cm">
          <draw:text-box>
            <text:p><text:span text:style-name="T5">Return to previous menu/home screen – Figure 2.11</text:span></text:p>
          </draw:text-box>
        </draw:frame>
        <draw:custom-shape draw:style-name="gr47" draw:text-style-name="P18" draw:layer="layout" svg:width="2.7cm" svg:height="0.6cm" svg:x="3.5cm" svg:y="11.137cm">
          <text:p text:style-name="P18">Return</text:p>
          <draw:enhanced-geometry svg:viewBox="0 0 21600 21600" draw:type="rectangle" draw:enhanced-path="M 0 0 L 21600 0 21600 21600 0 21600 0 0 Z N"/>
        </draw:custom-shape>
        <draw:line draw:style-name="gr16" draw:text-style-name="P9" draw:layer="layout" svg:x1="5.9cm" svg:y1="11.537cm" svg:x2="7.7cm" svg:y2="11.8cm">
          <text:p/>
        </draw:line>
        <draw:frame draw:style-name="gr48" draw:text-style-name="P10" draw:layer="layout" svg:width="2.5cm" svg:height="1.063cm" svg:x="7.6cm" svg:y="11.037cm">
          <draw:text-box>
            <text:p text:style-name="P19"><text:span text:style-name="T5">See Figure 2.16 </text:span></text:p>
          </draw:text-box>
        </draw:frame>
        <draw:frame draw:style-name="gr52" draw:text-style-name="P4" draw:layer="layout" svg:width="5.4cm" svg:height="1cm" svg:x="2.1cm" svg:y="0cm">
          <draw:text-box>
            <text:p>2.17, 2.20</text:p>
          </draw:text-box>
        </draw:frame>
      </draw:page>
      <draw:page draw:name="page5" draw:style-name="dp1" draw:master-page-name="Default">
        <draw:custom-shape draw:style-name="gr68" draw:text-style-name="P1" draw:layer="layout" svg:width="15.2cm" svg:height="10.6cm" svg:x="2.3cm" svg:y="1.313cm">
          <text:p/>
          <draw:enhanced-geometry svg:viewBox="0 0 21600 21600" draw:type="rectangle" draw:enhanced-path="M 0 0 L 21600 0 21600 21600 0 21600 0 0 Z N"/>
        </draw:custom-shape>
        <draw:custom-shape draw:style-name="gr69" draw:text-style-name="P23" draw:layer="layout" svg:width="6.3cm" svg:height="1.1cm" svg:x="2.9cm" svg:y="1.713cm">
          <text:p text:style-name="P1"><text:span text:style-name="T13">Lesson Tit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39" draw:text-style-name="P9" draw:layer="layout" svg:x1="9.7cm" svg:y1="1.513cm" svg:x2="9.7cm" svg:y2="11.713cm">
          <text:p/>
        </draw:line>
        <draw:custom-shape draw:style-name="gr70" draw:text-style-name="P24" draw:layer="layout" svg:width="6.6cm" svg:height="8.2cm" svg:x="2.7cm" svg:y="3.313cm">
          <text:p text:style-name="P1"><text:span text:style-name="T16">Tutorial space</text:span></text:p>
          <text:p text:style-name="P1"><text:span text:style-name="T16">e.g Teaching how to use</text:span></text:p>
          <text:p text:style-name="P1"><text:span text:style-name="T16"><text:s/></text:span><text:span text:style-name="T16">the sine r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4" draw:layer="layout" svg:width="7cm" svg:height="9cm" svg:x="10.1cm" svg:y="1.713cm">
          <text:p text:style-name="P1"><text:span text:style-name="T16">Space for an example showing</text:span></text:p>
          <text:p text:style-name="P1"><text:span text:style-name="T16"><text:s/></text:span><text:span text:style-name="T16">how its done with methods</text:span></text:p>
          <text:p text:style-name="P1"><text:span text:style-name="T16">e.g a2 + b2 = 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25" draw:layer="layout" svg:width="1.9cm" svg:height="1.647cm" svg:x="17.7cm" svg:y="1.313cm">
          <draw:text-box>
            <text:p><text:span text:style-name="T17">Page 1 of <text:s/>a lesson</text:span></text:p>
          </draw:text-box>
        </draw:frame>
        <draw:line draw:style-name="gr16" draw:text-style-name="P9" draw:layer="layout" svg:x1="18.4cm" svg:y1="7.313cm" svg:x2="10cm" svg:y2="9.013cm">
          <text:p/>
        </draw:line>
        <draw:frame draw:style-name="gr73" draw:text-style-name="P26" draw:layer="layout" svg:width="2.3cm" svg:height="2.079cm" svg:x="17.7cm" svg:y="5.834cm">
          <draw:text-box>
            <text:p><text:span text:style-name="T16">Generic Lesson layout</text:span></text:p>
          </draw:text-box>
        </draw:frame>
        <draw:custom-shape draw:style-name="gr74" draw:text-style-name="P24" draw:layer="layout" svg:width="2.3cm" svg:height="0.6cm" svg:x="14.7cm" svg:y="11.013cm">
          <text:p text:style-name="P1"><text:span text:style-name="T16">Next</text:span></text:p>
          <draw:enhanced-geometry svg:viewBox="0 0 21600 21600" draw:type="rectangle" draw:enhanced-path="M 0 0 L 21600 0 21600 21600 0 21600 0 0 Z N"/>
        </draw:custom-shape>
        <draw:custom-shape draw:style-name="gr68" draw:text-style-name="P1" draw:layer="layout" svg:width="15.2cm" svg:height="10.6cm" svg:x="2.3cm" svg:y="12.7cm">
          <text:p/>
          <draw:enhanced-geometry svg:viewBox="0 0 21600 21600" draw:type="rectangle" draw:enhanced-path="M 0 0 L 21600 0 21600 21600 0 21600 0 0 Z N"/>
        </draw:custom-shape>
        <draw:line draw:style-name="gr39" draw:text-style-name="P9" draw:layer="layout" svg:x1="9.9cm" svg:y1="23.1cm" svg:x2="9.9cm" svg:y2="12.9cm">
          <text:p/>
        </draw:line>
        <draw:custom-shape draw:style-name="gr75" draw:text-style-name="P24" draw:layer="layout" svg:width="6.5cm" svg:height="9.3cm" svg:x="2.8cm" svg:y="13cm">
          <text:p text:style-name="P1"><text:span text:style-name="T16">Space for an alternative </text:span></text:p>
          <text:p text:style-name="P1"><text:span text:style-name="T16">example showing </text:span></text:p>
          <text:p text:style-name="P1"><text:span text:style-name="T16">Different methods</text:span></text:p>
          <text:p text:style-name="P1"><text:span text:style-name="T16">e.g c2 = a2 + 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4" draw:layer="layout" svg:width="6.6cm" svg:height="6.3cm" svg:x="10.4cm" svg:y="13.1cm">
          <text:p text:style-name="P1"><text:span text:style-name="T16">Space for a practice question </text:span></text:p>
          <text:p text:style-name="P1"><text:span text:style-name="T16">Based on the lesson</text:span></text:p>
          <text:p text:style-name="P1"><text:span text:style-name="T16">e.g What is the length of </text:span><text:span text:style-name="T1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24" draw:layer="layout" svg:width="6.5cm" svg:height="2.3cm" svg:x="10.5cm" svg:y="19.9cm">
          <text:p text:style-name="P1"><text:span text:style-name="T16">Space for an answer to the above</text:span></text:p>
          <text:p text:style-name="P1"><text:span text:style-name="T16">question, could be a text box</text:span></text:p>
          <text:p text:style-name="P1"><text:span text:style-name="T16">, a button, or a drag and dr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4" draw:layer="layout" svg:width="2.3cm" svg:height="0.6cm" svg:x="14.7cm" svg:y="22.5cm">
          <text:p text:style-name="P1"><text:span text:style-name="T16">Finish</text:span></text:p>
          <draw:enhanced-geometry svg:viewBox="0 0 21600 21600" draw:type="rectangle" draw:enhanced-path="M 0 0 L 21600 0 21600 21600 0 21600 0 0 Z N"/>
        </draw:custom-shape>
        <draw:custom-shape draw:style-name="gr74" draw:text-style-name="P24" draw:layer="layout" svg:width="2.3cm" svg:height="0.6cm" svg:x="3cm" svg:y="22.5cm">
          <text:p text:style-name="P1"><text:span text:style-name="T16">Previous</text:span></text:p>
          <draw:enhanced-geometry svg:viewBox="0 0 21600 21600" draw:type="rectangle" draw:enhanced-path="M 0 0 L 21600 0 21600 21600 0 21600 0 0 Z N"/>
        </draw:custom-shape>
        <draw:custom-shape draw:style-name="gr74" draw:text-style-name="P24" draw:layer="layout" svg:width="2.3cm" svg:height="0.6cm" svg:x="10.5cm" svg:y="22.5cm">
          <text:p text:style-name="P1"><text:span text:style-name="T16">Check</text:span></text:p>
          <draw:enhanced-geometry svg:viewBox="0 0 21600 21600" draw:type="rectangle" draw:enhanced-path="M 0 0 L 21600 0 21600 21600 0 21600 0 0 Z N"/>
        </draw:custom-shape>
        <draw:frame draw:style-name="gr73" draw:text-style-name="P25" draw:layer="layout" svg:width="1.8cm" svg:height="2.079cm" svg:x="17.6cm" svg:y="13.2cm">
          <draw:text-box>
            <text:p><text:span text:style-name="T17">Page 2 of a generic lesson</text:span></text:p>
          </draw:text-box>
        </draw:frame>
        <draw:line draw:style-name="gr16" draw:text-style-name="P9" draw:layer="layout" svg:x1="16.6cm" svg:y1="11.3cm" svg:x2="18.3cm" svg:y2="10.5cm">
          <text:p/>
        </draw:line>
        <draw:frame draw:style-name="gr18" draw:text-style-name="P10" draw:layer="layout" svg:width="1.8cm" svg:height="1.419cm" svg:x="18.2cm" svg:y="10.1cm">
          <draw:text-box>
            <text:p text:style-name="P19"><text:span text:style-name="T5">See Figure 2.15</text:span></text:p>
          </draw:text-box>
        </draw:frame>
        <draw:frame draw:style-name="gr78" draw:text-style-name="P10" draw:layer="layout" svg:width="2.7cm" svg:height="1.063cm" svg:x="6.5cm" svg:y="22.4cm">
          <draw:text-box>
            <text:p text:style-name="P19"><text:span text:style-name="T5">See Figure 2.14</text:span></text:p>
          </draw:text-box>
        </draw:frame>
        <draw:line draw:style-name="gr16" draw:text-style-name="P9" draw:layer="layout" svg:x1="5.1cm" svg:y1="22.8cm" svg:x2="6.8cm" svg:y2="22.8cm">
          <text:p/>
        </draw:line>
        <draw:line draw:style-name="gr16" draw:text-style-name="P9" draw:layer="layout" svg:x1="16.8cm" svg:y1="22.9cm" svg:x2="18.1cm" svg:y2="22.1cm">
          <text:p/>
        </draw:line>
        <draw:frame draw:style-name="gr79" draw:text-style-name="P10" draw:layer="layout" svg:width="2.1cm" svg:height="1.2cm" svg:x="18.1cm" svg:y="21.5cm">
          <draw:text-box>
            <text:p text:style-name="P19"><text:span text:style-name="T5">See Figure 2.12</text:span></text:p>
          </draw:text-box>
        </draw:frame>
        <draw:frame draw:style-name="gr24" draw:text-style-name="P4" draw:layer="layout" svg:width="5.5cm" svg:height="0.707cm" svg:x="1.4cm" svg:y="0.3cm">
          <draw:text-box>
            <text:p>2.14, 2.15</text:p>
          </draw:text-box>
        </draw:frame>
        <draw:custom-shape draw:style-name="gr47" draw:text-style-name="P18" draw:layer="layout" svg:width="2.7cm" svg:height="0.6cm" svg:x="10.2cm" svg:y="11cm">
          <text:p text:style-name="P18">Return</text:p>
          <draw:enhanced-geometry svg:viewBox="0 0 21600 21600" draw:type="rectangle" draw:enhanced-path="M 0 0 L 21600 0 21600 21600 0 21600 0 0 Z N"/>
        </draw:custom-shape>
        <draw:line draw:style-name="gr16" draw:text-style-name="P9" draw:layer="layout" svg:x1="12.6cm" svg:y1="11.4cm" svg:x2="13.8cm" svg:y2="12cm">
          <text:p/>
        </draw:line>
        <draw:frame draw:style-name="gr48" draw:text-style-name="P10" draw:layer="layout" svg:width="2.5cm" svg:height="1.063cm" svg:x="13.8cm" svg:y="11.7cm">
          <draw:text-box>
            <text:p text:style-name="P19"><text:span text:style-name="T5">See Figure 2.13 </text:span></text:p>
          </draw:text-box>
        </draw:frame>
      </draw:page>
      <draw:page draw:name="page6" draw:style-name="dp1" draw:master-page-name="Default">
        <draw:custom-shape draw:style-name="gr25" draw:text-style-name="P2" draw:layer="layout" svg:width="15.2cm" svg:height="10.5cm" svg:x="2.7cm" svg:y="1.5cm">
          <text:p/>
          <draw:enhanced-geometry svg:viewBox="0 0 21600 21600" draw:type="rectangle" draw:enhanced-path="M 0 0 L 21600 0 21600 21600 0 21600 0 0 Z N"/>
        </draw:custom-shape>
        <draw:custom-shape draw:style-name="gr80" draw:text-style-name="P16" draw:layer="layout" svg:width="5.8cm" svg:height="1.5cm" svg:x="3.1cm" svg:y="1.8cm">
          <text:p text:style-name="P1"><text:span text:style-name="T11">Easy Trig 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 draw:text-style-name="P9" draw:layer="layout" svg:x1="10.3cm" svg:y1="1.6cm" svg:x2="10.3cm" svg:y2="11.9cm">
          <text:p/>
        </draw:line>
        <draw:frame draw:style-name="gr81" draw:text-style-name="P10" draw:layer="layout" svg:width="6.9cm" svg:height="4.2cm" svg:x="3.1cm" svg:y="3.6cm">
          <draw:text-box>
            <text:p><text:span text:style-name="T5">Question 1:</text:span></text:p>
            <text:p><text:span text:style-name="T5"/></text:p>
            <text:p><text:span text:style-name="T5">________________________________________________________________________</text:span></text:p>
            <text:p><text:span text:style-name="T5"/></text:p>
            <text:p><text:span text:style-name="T5"/></text:p>
          </draw:text-box>
        </draw:frame>
        <draw:custom-shape draw:style-name="gr82" draw:text-style-name="P1" draw:layer="layout" svg:width="6.4cm" svg:height="6.5cm" svg:x="3.3cm" svg:y="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1" draw:layer="layout" svg:width="5.2cm" svg:height="5.3cm" svg:x="4.1cm" svg:y="5.6cm">
          <text:p/>
          <draw:enhanced-geometry svg:viewBox="0 0 21600 21600" draw:glue-points="0 0 0 10800 0 21600 10800 21600 21600 21600 10800 10800" draw:text-areas="1900 12700 12700 19700" draw:type="right-triangle" draw:enhanced-path="M 0 0 L 21600 21600 0 21600 0 0 Z N"/>
        </draw:custom-shape>
        <draw:frame draw:style-name="gr84" draw:text-style-name="P10" draw:layer="layout" svg:width="7.2cm" svg:height="7.3cm" svg:x="10.5cm" svg:y="1.8cm">
          <draw:text-box>
            <text:p><text:span text:style-name="T5">a. ________________________________</text:span></text:p>
            <text:p><text:span text:style-name="T5">_________________________________</text:span></text:p>
            <text:p><text:span text:style-name="T5"/></text:p>
            <text:p><text:span text:style-name="T5">b. ________________________________</text:span></text:p>
            <text:p><text:span text:style-name="T5">_________________________________</text:span></text:p>
            <text:p><text:span text:style-name="T5"/></text:p>
            <text:p><text:span text:style-name="T5">c. ________________________________</text:span></text:p>
            <text:p><text:span text:style-name="T5">_________________________________</text:span></text:p>
            <text:p><text:span text:style-name="T5"/></text:p>
            <text:p><text:span text:style-name="T5">d. ________________________________</text:span></text:p>
            <text:p><text:span text:style-name="T5">_________________________________</text:span></text:p>
            <text:p><text:span text:style-name="T5"/></text:p>
            <text:p><text:span text:style-name="T5">e. ________________________________</text:span></text:p>
            <text:p><text:span text:style-name="T5">_________________________________</text:span></text:p>
            <text:p><text:span text:style-name="T5"/></text:p>
            <text:p><text:span text:style-name="T5">f. _________________________________</text:span></text:p>
            <text:p><text:span text:style-name="T5">_________________________________</text:span></text:p>
            <text:p><text:span text:style-name="T5"/></text:p>
          </draw:text-box>
        </draw:frame>
        <draw:custom-shape draw:style-name="gr85" draw:text-style-name="P18" draw:layer="layout" svg:width="2.5cm" svg:height="0.7cm" svg:x="14.9cm" svg:y="8.7cm">
          <text:p text:style-name="P1"><text:span text:style-name="T19">Check Answers</text:span></text:p>
          <draw:enhanced-geometry svg:viewBox="0 0 21600 21600" draw:type="rectangle" draw:enhanced-path="M 0 0 L 21600 0 21600 21600 0 21600 0 0 Z N"/>
        </draw:custom-shape>
        <draw:custom-shape draw:style-name="gr86" draw:text-style-name="P27" draw:layer="layout" svg:width="4cm" svg:height="2.3cm" svg:x="10.6cm" svg:y="8.4cm">
          <text:p text:style-name="P1"><text:span text:style-name="T20">X/X (S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18" draw:layer="layout" svg:width="2.5cm" svg:height="0.7cm" svg:x="14.9cm" svg:y="11cm">
          <text:p text:style-name="P1"><text:span text:style-name="T19">Next</text:span></text:p>
          <draw:enhanced-geometry svg:viewBox="0 0 21600 21600" draw:type="rectangle" draw:enhanced-path="M 0 0 L 21600 0 21600 21600 0 21600 0 0 Z N"/>
        </draw:custom-shape>
        <draw:custom-shape draw:style-name="gr87" draw:text-style-name="P18" draw:layer="layout" svg:width="2.4cm" svg:height="0.7cm" svg:x="10.6cm" svg:y="11cm">
          <text:p text:style-name="P1"><text:span text:style-name="T19">Cancel</text:span></text:p>
          <draw:enhanced-geometry svg:viewBox="0 0 21600 21600" draw:type="rectangle" draw:enhanced-path="M 0 0 L 21600 0 21600 21600 0 21600 0 0 Z N"/>
        </draw:custom-shape>
        <draw:custom-shape draw:style-name="gr85" draw:text-style-name="P18" draw:layer="layout" svg:width="2.5cm" svg:height="0.7cm" svg:x="14.9cm" svg:y="9.7cm">
          <text:p text:style-name="P1"><text:span text:style-name="T19">Reset Answers</text:span></text:p>
          <draw:enhanced-geometry svg:viewBox="0 0 21600 21600" draw:type="rectangle" draw:enhanced-path="M 0 0 L 21600 0 21600 21600 0 21600 0 0 Z N"/>
        </draw:custom-shape>
        <draw:frame draw:style-name="gr20" draw:text-style-name="P10" draw:layer="layout" svg:width="2.2cm" svg:height="1.775cm" svg:x="18cm" svg:y="1.3cm">
          <draw:text-box>
            <text:p><text:span text:style-name="T5">Page 1 of a generic homework</text:span></text:p>
          </draw:text-box>
        </draw:frame>
        <draw:line draw:style-name="gr16" draw:text-style-name="P9" draw:layer="layout" svg:x1="18.9cm" svg:y1="6.7cm" svg:x2="16cm" svg:y2="6.1cm">
          <text:p/>
        </draw:line>
        <draw:frame draw:style-name="gr88" draw:text-style-name="P10" draw:layer="layout" svg:width="1.9cm" svg:height="2.843cm" svg:x="18.2cm" svg:y="4.5cm">
          <draw:text-box>
            <text:p><text:span text:style-name="T5">Spaces for answers, will be either lines or boxes</text:span></text:p>
          </draw:text-box>
        </draw:frame>
        <draw:line draw:style-name="gr16" draw:text-style-name="P9" draw:layer="layout" svg:x1="18.2cm" svg:y1="10.9cm" svg:x2="13cm" svg:y2="10.1cm">
          <text:p/>
        </draw:line>
        <draw:frame draw:style-name="gr88" draw:text-style-name="P10" draw:layer="layout" svg:width="2cm" svg:height="2.843cm" svg:x="18.1cm" svg:y="9.757cm">
          <draw:text-box>
            <text:p><text:span text:style-name="T5">Displays score once check answers button is pressed</text:span></text:p>
          </draw:text-box>
        </draw:frame>
        <draw:line draw:style-name="gr16" draw:text-style-name="P9" draw:layer="layout" svg:x1="18.1cm" svg:y1="8.4cm" svg:x2="17cm" svg:y2="9cm">
          <text:p/>
        </draw:line>
        <draw:frame draw:style-name="gr19" draw:text-style-name="P4" draw:layer="layout" svg:width="1.9cm" svg:height="1.419cm" svg:x="18.1cm" svg:y="7.8cm">
          <draw:text-box>
            <text:p><text:span text:style-name="T5">Marks</text:span> <text:span text:style-name="T5">given answers</text:span></text:p>
          </draw:text-box>
        </draw:frame>
        <draw:line draw:style-name="gr16" draw:text-style-name="P9" draw:layer="layout" svg:x1="12.4cm" svg:y1="11.5cm" svg:x2="12.4cm" svg:y2="12.9cm">
          <text:p/>
        </draw:line>
        <draw:frame draw:style-name="gr52" draw:text-style-name="P10" draw:layer="layout" svg:width="2.9cm" svg:height="1cm" svg:x="11cm" svg:y="12.9cm">
          <draw:text-box>
            <text:p><text:span text:style-name="T5">See Figure 2.17</text:span></text:p>
          </draw:text-box>
        </draw:frame>
        <draw:frame draw:style-name="gr52" draw:text-style-name="P10" draw:layer="layout" svg:width="2.9cm" svg:height="1cm" svg:x="14.8cm" svg:y="12.9cm">
          <draw:text-box>
            <text:p><text:span text:style-name="T5">See Figure 2.19</text:span></text:p>
          </draw:text-box>
        </draw:frame>
        <draw:line draw:style-name="gr16" draw:text-style-name="P9" draw:layer="layout" svg:x1="16.1cm" svg:y1="11.5cm" svg:x2="16.1cm" svg:y2="12.9cm">
          <text:p/>
        </draw:line>
        <draw:line draw:style-name="gr16" draw:text-style-name="P9" draw:layer="layout" svg:x1="6cm" svg:y1="9.3cm" svg:x2="7.7cm" svg:y2="6.9cm">
          <text:p/>
        </draw:line>
        <draw:frame draw:style-name="gr79" draw:text-style-name="P10" draw:layer="layout" svg:width="3cm" svg:height="1.2cm" svg:x="6.1cm" svg:y="5.6cm">
          <draw:text-box>
            <text:p><text:span text:style-name="T5">Image showing problem</text:span></text:p>
          </draw:text-box>
        </draw:frame>
        <draw:line draw:style-name="gr16" draw:text-style-name="P9" draw:layer="layout" svg:x1="6.3cm" svg:y1="3.9cm" svg:x2="5.1cm" svg:y2="4.7cm">
          <text:p/>
        </draw:line>
        <draw:frame draw:style-name="gr20" draw:text-style-name="P10" draw:layer="layout" svg:width="3.1cm" svg:height="1.775cm" svg:x="6.5cm" svg:y="3.6cm">
          <draw:text-box>
            <text:p><text:span text:style-name="T5">First question will always have an image and multiple parts</text:span></text:p>
          </draw:text-box>
        </draw:frame>
        <draw:custom-shape draw:style-name="gr25" draw:text-style-name="P2" draw:layer="layout" svg:width="15.2cm" svg:height="10.5cm" svg:x="2.7cm" svg:y="14.3cm">
          <text:p/>
          <draw:enhanced-geometry svg:viewBox="0 0 21600 21600" draw:type="rectangle" draw:enhanced-path="M 0 0 L 21600 0 21600 21600 0 21600 0 0 Z N"/>
        </draw:custom-shape>
        <draw:line draw:style-name="gr39" draw:text-style-name="P9" draw:layer="layout" svg:x1="10.3cm" svg:y1="14.4cm" svg:x2="10.3cm" svg:y2="24.6cm">
          <text:p/>
        </draw:line>
        <draw:frame draw:style-name="gr19" draw:text-style-name="P10" draw:layer="layout" svg:width="6.9cm" svg:height="1.419cm" svg:x="3cm" svg:y="14.6cm">
          <draw:text-box>
            <text:p><text:span text:style-name="T5">Question 2: ________________________________________________________________________</text:span></text:p>
          </draw:text-box>
        </draw:frame>
        <draw:custom-shape draw:style-name="gr89" draw:text-style-name="P1" draw:layer="layout" svg:width="6.3cm" svg:height="1.6cm" svg:x="3.2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 draw:layer="layout" svg:width="5cm" svg:height="1cm" svg:x="3.9cm" svg:y="1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18" draw:layer="layout" svg:width="1.8cm" svg:height="0.5cm" svg:x="3.3cm" svg:y="18.5cm">
          <text:p text:style-name="P1"><text:span text:style-name="T19">Answer</text:span></text:p>
          <draw:enhanced-geometry svg:viewBox="0 0 21600 21600" draw:type="rectangle" draw:enhanced-path="M 0 0 L 21600 0 21600 21600 0 21600 0 0 Z N"/>
        </draw:custom-shape>
        <draw:custom-shape draw:style-name="gr92" draw:text-style-name="P1" draw:layer="layout" svg:width="0.5cm" svg:height="0.5cm" svg:x="5.2cm" svg:y="18.5cm">
          <text:p/>
          <draw:enhanced-geometry svg:viewBox="0 0 21600 21600" draw:type="rectangle" draw:enhanced-path="M 0 0 L 21600 0 21600 21600 0 21600 0 0 Z N"/>
        </draw:custom-shape>
        <draw:line draw:style-name="gr39" draw:text-style-name="P9" draw:layer="layout" svg:x1="5.3cm" svg:y1="18.7cm" svg:x2="5.4cm" svg:y2="18.9cm">
          <text:p/>
        </draw:line>
        <draw:line draw:style-name="gr39" draw:text-style-name="P9" draw:layer="layout" svg:x1="5.5cm" svg:y1="18.7cm" svg:x2="5.4cm" svg:y2="18.9cm">
          <text:p/>
        </draw:line>
        <draw:custom-shape draw:style-name="gr93" draw:text-style-name="P18" draw:layer="layout" svg:width="3.4cm" svg:height="0.5cm" svg:x="6.1cm" svg:y="18.5cm">
          <text:p text:style-name="P1"><text:span text:style-name="T19">Mark it <text:s text:c="13"/>2</text:span></text:p>
          <draw:enhanced-geometry svg:viewBox="0 0 21600 21600" draw:type="rectangle" draw:enhanced-path="M 0 0 L 21600 0 21600 21600 0 21600 0 0 Z N"/>
        </draw:custom-shape>
        <draw:line draw:style-name="gr39" draw:text-style-name="P9" draw:layer="layout" svg:x1="8.7cm" svg:y1="18.5cm" svg:x2="8.7cm" svg:y2="19cm">
          <text:p/>
        </draw:line>
        <draw:frame draw:style-name="gr19" draw:text-style-name="P10" draw:layer="layout" svg:width="6.9cm" svg:height="1.419cm" svg:x="3cm" svg:y="19.5cm">
          <draw:text-box>
            <text:p><text:span text:style-name="T5">Question 3: ________________________________________________________________________</text:span></text:p>
          </draw:text-box>
        </draw:frame>
        <draw:custom-shape draw:style-name="gr89" draw:text-style-name="P1" draw:layer="layout" svg:width="6.3cm" svg:height="1.6cm" svg:x="3.2cm" svg:y="2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 draw:layer="layout" svg:width="5cm" svg:height="1cm" svg:x="3.9cm" svg:y="2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18" draw:layer="layout" svg:width="1.8cm" svg:height="0.5cm" svg:x="3.3cm" svg:y="23.4cm">
          <text:p text:style-name="P1"><text:span text:style-name="T19">Answer</text:span></text:p>
          <draw:enhanced-geometry svg:viewBox="0 0 21600 21600" draw:type="rectangle" draw:enhanced-path="M 0 0 L 21600 0 21600 21600 0 21600 0 0 Z N"/>
        </draw:custom-shape>
        <draw:custom-shape draw:style-name="gr92" draw:text-style-name="P1" draw:layer="layout" svg:width="0.5cm" svg:height="0.5cm" svg:x="5.2cm" svg:y="23.4cm">
          <text:p/>
          <draw:enhanced-geometry svg:viewBox="0 0 21600 21600" draw:type="rectangle" draw:enhanced-path="M 0 0 L 21600 0 21600 21600 0 21600 0 0 Z N"/>
        </draw:custom-shape>
        <draw:line draw:style-name="gr39" draw:text-style-name="P9" draw:layer="layout" svg:x1="5.3cm" svg:y1="23.6cm" svg:x2="5.4cm" svg:y2="23.8cm">
          <text:p/>
        </draw:line>
        <draw:line draw:style-name="gr39" draw:text-style-name="P9" draw:layer="layout" svg:x1="5.5cm" svg:y1="23.6cm" svg:x2="5.4cm" svg:y2="23.8cm">
          <text:p/>
        </draw:line>
        <draw:custom-shape draw:style-name="gr93" draw:text-style-name="P18" draw:layer="layout" svg:width="3.4cm" svg:height="0.5cm" svg:x="6.1cm" svg:y="23.4cm">
          <text:p text:style-name="P1"><text:span text:style-name="T19">Mark it <text:s text:c="13"/>2</text:span></text:p>
          <draw:enhanced-geometry svg:viewBox="0 0 21600 21600" draw:type="rectangle" draw:enhanced-path="M 0 0 L 21600 0 21600 21600 0 21600 0 0 Z N"/>
        </draw:custom-shape>
        <draw:line draw:style-name="gr39" draw:text-style-name="P9" draw:layer="layout" svg:x1="8.7cm" svg:y1="23.4cm" svg:x2="8.7cm" svg:y2="23.9cm">
          <text:p/>
        </draw:line>
        <draw:custom-shape draw:style-name="gr94" draw:text-style-name="P1" draw:layer="layout" svg:width="6.6cm" svg:height="8cm" svg:x="10.8cm" svg:y="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 draw:layer="layout" svg:width="5cm" svg:height="4.3cm" svg:x="11.6cm" svg:y="17.7cm">
          <text:p/>
          <draw:enhanced-geometry svg:viewBox="0 0 21600 21600" draw:glue-points="0 0 0 10800 0 21600 10800 21600 21600 21600 10800 10800" draw:text-areas="1900 12700 12700 19700" draw:type="right-triangle" draw:enhanced-path="M 0 0 L 21600 21600 0 21600 0 0 Z N"/>
        </draw:custom-shape>
        <draw:frame draw:style-name="gr43" draw:text-style-name="P10" draw:layer="layout" svg:width="1.8cm" svg:height="0.9cm" svg:x="11.5cm" svg:y="15.2cm">
          <draw:text-box>
            <text:p><text:span text:style-name="T5">7cm</text:span></text:p>
          </draw:text-box>
        </draw:frame>
        <draw:frame draw:style-name="gr19" draw:text-style-name="P10" draw:layer="layout" svg:width="6.9cm" svg:height="1.419cm" svg:x="3cm" svg:y="14.601cm">
          <draw:text-box>
            <text:p><text:span text:style-name="T5">Question 2: ________________________________________________________________________</text:span></text:p>
          </draw:text-box>
        </draw:frame>
        <draw:custom-shape draw:style-name="gr89" draw:text-style-name="P1" draw:layer="layout" svg:width="6.3cm" svg:height="1.6cm" svg:x="3.2cm" svg:y="16.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 draw:layer="layout" svg:width="5cm" svg:height="1cm" svg:x="3.9cm" svg:y="16.7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18" draw:layer="layout" svg:width="1.8cm" svg:height="0.5cm" svg:x="3.3cm" svg:y="18.501cm">
          <text:p text:style-name="P1"><text:span text:style-name="T19">Answer</text:span></text:p>
          <draw:enhanced-geometry svg:viewBox="0 0 21600 21600" draw:type="rectangle" draw:enhanced-path="M 0 0 L 21600 0 21600 21600 0 21600 0 0 Z N"/>
        </draw:custom-shape>
        <draw:custom-shape draw:style-name="gr92" draw:text-style-name="P1" draw:layer="layout" svg:width="0.5cm" svg:height="0.5cm" svg:x="5.2cm" svg:y="18.501cm">
          <text:p/>
          <draw:enhanced-geometry svg:viewBox="0 0 21600 21600" draw:type="rectangle" draw:enhanced-path="M 0 0 L 21600 0 21600 21600 0 21600 0 0 Z N"/>
        </draw:custom-shape>
        <draw:line draw:style-name="gr39" draw:text-style-name="P9" draw:layer="layout" svg:x1="5.3cm" svg:y1="18.701cm" svg:x2="5.4cm" svg:y2="18.901cm">
          <text:p/>
        </draw:line>
        <draw:line draw:style-name="gr39" draw:text-style-name="P9" draw:layer="layout" svg:x1="5.5cm" svg:y1="18.701cm" svg:x2="5.4cm" svg:y2="18.901cm">
          <text:p/>
        </draw:line>
        <draw:custom-shape draw:style-name="gr93" draw:text-style-name="P18" draw:layer="layout" svg:width="3.4cm" svg:height="0.5cm" svg:x="6.1cm" svg:y="18.501cm">
          <text:p text:style-name="P1"><text:span text:style-name="T19">Mark it <text:s text:c="13"/>2</text:span></text:p>
          <draw:enhanced-geometry svg:viewBox="0 0 21600 21600" draw:type="rectangle" draw:enhanced-path="M 0 0 L 21600 0 21600 21600 0 21600 0 0 Z N"/>
        </draw:custom-shape>
        <draw:line draw:style-name="gr39" draw:text-style-name="P9" draw:layer="layout" svg:x1="8.7cm" svg:y1="18.501cm" svg:x2="8.7cm" svg:y2="19.001cm">
          <text:p/>
        </draw:line>
        <draw:frame draw:style-name="gr14" draw:text-style-name="P10" draw:layer="layout" svg:width="2.1cm" svg:height="1.063cm" svg:x="14.4cm" svg:y="15.1cm">
          <draw:text-box>
            <text:p><text:span text:style-name="T5">Opposite</text:span></text:p>
          </draw:text-box>
        </draw:frame>
        <draw:frame draw:style-name="gr14" draw:text-style-name="P10" draw:layer="layout" svg:width="2.3cm" svg:height="1.063cm" svg:x="11.3cm" svg:y="16.4cm">
          <draw:text-box>
            <text:p><text:span text:style-name="T5">Hypotenuse</text:span></text:p>
          </draw:text-box>
        </draw:frame>
        <draw:frame draw:style-name="gr43" draw:text-style-name="P10" draw:layer="layout" svg:width="1.8cm" svg:height="0.9cm" svg:x="14.1cm" svg:y="15.9cm">
          <draw:text-box>
            <text:p><text:span text:style-name="T5">Adjacent</text:span></text:p>
          </draw:text-box>
        </draw:frame>
        <draw:frame draw:style-name="gr43" draw:text-style-name="P10" draw:layer="layout" svg:width="1.8cm" svg:height="0.9cm" svg:x="12.9cm" svg:y="15.5cm">
          <draw:text-box>
            <text:p><text:span text:style-name="T5">90</text:span><text:span text:style-name="T21">o</text:span></text:p>
          </draw:text-box>
        </draw:frame>
        <draw:frame draw:style-name="gr43" draw:text-style-name="P10" draw:layer="layout" svg:width="1.8cm" svg:height="0.9cm" svg:x="13.6cm" svg:y="18.9cm">
          <draw:text-box>
            <text:p><text:span text:style-name="T5">9cm</text:span></text:p>
          </draw:text-box>
        </draw:frame>
        <draw:custom-shape draw:style-name="gr91" draw:text-style-name="P18" draw:layer="layout" svg:width="1.8cm" svg:height="0.5cm" svg:x="3.3cm" svg:y="24.1cm">
          <text:p text:style-name="P1"><text:span text:style-name="T19">Previous</text:span></text:p>
          <draw:enhanced-geometry svg:viewBox="0 0 21600 21600" draw:type="rectangle" draw:enhanced-path="M 0 0 L 21600 0 21600 21600 0 21600 0 0 Z N"/>
        </draw:custom-shape>
        <draw:custom-shape draw:style-name="gr93" draw:text-style-name="P18" draw:layer="layout" svg:width="3.4cm" svg:height="0.5cm" svg:x="14.2cm" svg:y="23.2cm">
          <text:p text:style-name="P1"><text:span text:style-name="T19">Mark it <text:s text:c="13"/>2</text:span></text:p>
          <draw:enhanced-geometry svg:viewBox="0 0 21600 21600" draw:type="rectangle" draw:enhanced-path="M 0 0 L 21600 0 21600 21600 0 21600 0 0 Z N"/>
        </draw:custom-shape>
        <draw:line draw:style-name="gr39" draw:text-style-name="P9" draw:layer="layout" svg:x1="16.7cm" svg:y1="23.2cm" svg:x2="16.7cm" svg:y2="23.7cm">
          <text:p/>
        </draw:line>
        <draw:custom-shape draw:style-name="gr91" draw:text-style-name="P18" draw:layer="layout" svg:width="1.8cm" svg:height="0.5cm" svg:x="15.8cm" svg:y="24.1cm">
          <text:p text:style-name="P1"><text:span text:style-name="T19">Finish</text:span></text:p>
          <draw:enhanced-geometry svg:viewBox="0 0 21600 21600" draw:type="rectangle" draw:enhanced-path="M 0 0 L 21600 0 21600 21600 0 21600 0 0 Z N"/>
        </draw:custom-shape>
        <draw:line draw:style-name="gr16" draw:text-style-name="P9" draw:layer="layout" svg:x1="4.5cm" svg:y1="24.5cm" svg:x2="4.5cm" svg:y2="25.9cm">
          <text:p/>
        </draw:line>
        <draw:frame draw:style-name="gr52" draw:text-style-name="P10" draw:layer="layout" svg:width="2.9cm" svg:height="1cm" svg:x="3.1cm" svg:y="25.9cm">
          <draw:text-box>
            <text:p><text:span text:style-name="T5">See Figure 2.18</text:span></text:p>
          </draw:text-box>
        </draw:frame>
        <draw:line draw:style-name="gr16" draw:text-style-name="P9" draw:layer="layout" svg:x1="16.7cm" svg:y1="24.5cm" svg:x2="16.7cm" svg:y2="25.9cm">
          <text:p/>
        </draw:line>
        <draw:frame draw:style-name="gr52" draw:text-style-name="P10" draw:layer="layout" svg:width="2.9cm" svg:height="1cm" svg:x="15.3cm" svg:y="25.9cm">
          <draw:text-box>
            <text:p><text:span text:style-name="T5">See Figure 2.16</text:span></text:p>
          </draw:text-box>
        </draw:frame>
        <draw:line draw:style-name="gr16" draw:text-style-name="P9" draw:layer="layout" svg:x1="7.5cm" svg:y1="13.9cm" svg:x2="6.3cm" svg:y2="15.3cm">
          <text:p/>
        </draw:line>
        <draw:frame draw:style-name="gr20" draw:text-style-name="P10" draw:layer="layout" svg:width="2.9cm" svg:height="1.775cm" svg:x="10.9cm" svg:y="23cm">
          <draw:text-box>
            <text:p><text:span text:style-name="T5">Question 4: _______________________________________</text:span></text:p>
          </draw:text-box>
        </draw:frame>
        <draw:frame draw:style-name="gr45" draw:text-style-name="P10" draw:layer="layout" svg:width="2.9cm" svg:height="3.911cm" svg:x="7cm" svg:y="13.4cm">
          <draw:text-box>
            <text:p><text:span text:style-name="T5">Questions 2 and 3, and sometimes 4, will always be either drop down multiple choice, or clicking on the picture to identify an error</text:span></text:p>
          </draw:text-box>
        </draw:frame>
        <draw:line draw:style-name="gr16" draw:text-style-name="P9" draw:layer="layout" svg:x1="7cm" svg:y1="20cm" svg:x2="5.2cm" svg:y2="19.2cm">
          <text:p/>
        </draw:line>
        <draw:frame draw:style-name="gr20" draw:text-style-name="P10" draw:layer="layout" svg:width="2.1cm" svg:height="1.775cm" svg:x="7.1cm" svg:y="19.7cm">
          <draw:text-box>
            <text:p><text:span text:style-name="T5">Drop down selection</text:span></text:p>
          </draw:text-box>
        </draw:frame>
        <draw:line draw:style-name="gr16" draw:text-style-name="P9" draw:layer="layout" svg:x1="9.3cm" svg:y1="19.9cm" svg:x2="9.2cm" svg:y2="19cm">
          <text:p/>
        </draw:line>
        <draw:frame draw:style-name="gr17" draw:text-style-name="P10" draw:layer="layout" svg:width="2cm" svg:height="2.131cm" svg:x="8.9cm" svg:y="20.1cm">
          <draw:text-box>
            <text:p><text:span text:style-name="T5">Number of attempts remaining</text:span></text:p>
          </draw:text-box>
        </draw:frame>
        <draw:line draw:style-name="gr16" draw:text-style-name="P9" draw:layer="layout" svg:x1="15.6cm" svg:y1="18.1cm" svg:x2="14.4cm" svg:y2="16.9cm">
          <text:p/>
        </draw:line>
        <draw:frame draw:style-name="gr96" draw:text-style-name="P10" draw:layer="layout" svg:width="2.3cm" svg:height="3.555cm" svg:x="14.8cm" svg:y="18.3cm">
          <draw:text-box>
            <text:p><text:span text:style-name="T5">Question 4 will always be a drag and drop, or alternative interactive movement question</text:span></text:p>
          </draw:text-box>
        </draw:frame>
        <draw:frame draw:style-name="gr78" draw:text-style-name="P4" draw:layer="layout" svg:width="4.8cm" svg:height="0.707cm" svg:x="2.6cm" svg:y="0.3cm">
          <draw:text-box>
            <text:p>2.18, 2.19</text:p>
          </draw:text-box>
        </draw:frame>
      </draw:page>
      <draw:page draw:name="page7" draw:style-name="dp1" draw:master-page-name="Default">
        <draw:custom-shape draw:style-name="gr97" draw:text-style-name="P1" draw:layer="layout" svg:width="10.1cm" svg:height="5.6cm" svg:x="2.9cm" svg:y="2cm">
          <text:p text:style-name="P1">Invalid data type – please make sure you are inputting a decimal value</text:p>
          <draw:enhanced-geometry svg:viewBox="0 0 21600 21600" draw:type="rectangle" draw:enhanced-path="M 0 0 L 21600 0 21600 21600 0 21600 0 0 Z N"/>
        </draw:custom-shape>
        <draw:frame draw:style-name="gr13" draw:text-style-name="P8" draw:layer="layout" svg:width="6.7cm" svg:height="1.925cm" svg:x="4.9cm" svg:y="2.1cm">
          <draw:text-box>
            <text:p><text:span text:style-name="T4">Invalid Data Type</text:span></text:p>
          </draw:text-box>
        </draw:frame>
        <draw:custom-shape draw:style-name="gr22" draw:text-style-name="P1" draw:layer="layout" svg:width="3.6cm" svg:height="1.3cm" svg:x="5.8cm" svg:y="6.1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9cm" svg:y1="7.2cm" svg:x2="10.7cm" svg:y2="6.7cm">
          <text:p/>
        </draw:line>
        <draw:frame draw:style-name="gr19" draw:text-style-name="P10" draw:layer="layout" svg:width="2cm" svg:height="1.419cm" svg:x="10.5cm" svg:y="6cm">
          <draw:text-box>
            <text:p><text:span text:style-name="T5">See Fi</text:span><text:span text:style-name="T5">gures 2.18, 2.19</text:span><text:span text:style-name="T5"> </text:span></text:p>
          </draw:text-box>
        </draw:frame>
        <draw:line draw:style-name="gr16" draw:text-style-name="P9" draw:layer="layout" svg:x1="13.7cm" svg:y1="3.4cm" svg:x2="11.5cm" svg:y2="3.9cm">
          <text:p/>
        </draw:line>
        <draw:frame draw:style-name="gr17" draw:text-style-name="P10" draw:layer="layout" svg:width="3.7cm" svg:height="2.131cm" svg:x="13.5cm" svg:y="2.725cm">
          <draw:text-box>
            <text:p><text:span text:style-name="T5">ErrorMessage3 appears if the user inputs the wrong data type – varies on the question.</text:span></text:p>
          </draw:text-box>
        </draw:frame>
        <draw:custom-shape draw:style-name="gr98" draw:text-style-name="P1" draw:layer="layout" svg:width="10.2cm" svg:height="5.6cm" svg:x="2.8cm" svg:y="8.4cm">
          <text:p text:style-name="P1">Invalid data type – please make sure you are inputting an integer value</text:p>
          <draw:enhanced-geometry svg:viewBox="0 0 21600 21600" draw:type="rectangle" draw:enhanced-path="M 0 0 L 21600 0 21600 21600 0 21600 0 0 Z N"/>
        </draw:custom-shape>
        <draw:frame draw:style-name="gr13" draw:text-style-name="P8" draw:layer="layout" svg:width="6.7cm" svg:height="1.925cm" svg:x="4.9cm" svg:y="8.5cm">
          <draw:text-box>
            <text:p><text:span text:style-name="T4">Invalid Data Type</text:span></text:p>
          </draw:text-box>
        </draw:frame>
        <draw:custom-shape draw:style-name="gr22" draw:text-style-name="P1" draw:layer="layout" svg:width="3.6cm" svg:height="1.3cm" svg:x="5.8cm" svg:y="12.5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9cm" svg:y1="13.6cm" svg:x2="10.7cm" svg:y2="13.1cm">
          <text:p/>
        </draw:line>
        <draw:frame draw:style-name="gr19" draw:text-style-name="P10" draw:layer="layout" svg:width="2cm" svg:height="1.419cm" svg:x="10.5cm" svg:y="12.4cm">
          <draw:text-box>
            <text:p><text:span text:style-name="T5">See Figures 2.18, 2.19</text:span></text:p>
          </draw:text-box>
        </draw:frame>
        <draw:line draw:style-name="gr16" draw:text-style-name="P9" draw:layer="layout" svg:x1="13.7cm" svg:y1="9.8cm" svg:x2="11.5cm" svg:y2="10.3cm">
          <text:p/>
        </draw:line>
        <draw:frame draw:style-name="gr17" draw:text-style-name="P10" draw:layer="layout" svg:width="3.7cm" svg:height="2.131cm" svg:x="13.5cm" svg:y="9.125cm">
          <draw:text-box>
            <text:p><text:span text:style-name="T5">ErrorMessage3 appears if the user inputs the wrong data type – varies on the question.</text:span></text:p>
          </draw:text-box>
        </draw:frame>
        <draw:custom-shape draw:style-name="gr97" draw:text-style-name="P1" draw:layer="layout" svg:width="10.1cm" svg:height="5.6cm" svg:x="2.8cm" svg:y="14.4cm">
          <text:p text:style-name="P1">Invalid data type – please make sure you are inputting a string value</text:p>
          <draw:enhanced-geometry svg:viewBox="0 0 21600 21600" draw:type="rectangle" draw:enhanced-path="M 0 0 L 21600 0 21600 21600 0 21600 0 0 Z N"/>
        </draw:custom-shape>
        <draw:frame draw:style-name="gr13" draw:text-style-name="P8" draw:layer="layout" svg:width="6.7cm" svg:height="1.925cm" svg:x="4.8cm" svg:y="14.5cm">
          <draw:text-box>
            <text:p><text:span text:style-name="T4">Invalid Data Type</text:span></text:p>
          </draw:text-box>
        </draw:frame>
        <draw:custom-shape draw:style-name="gr22" draw:text-style-name="P1" draw:layer="layout" svg:width="3.6cm" svg:height="1.3cm" svg:x="5.7cm" svg:y="18.5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8.9cm" svg:y1="19.6cm" svg:x2="10.6cm" svg:y2="19.1cm">
          <text:p/>
        </draw:line>
        <draw:frame draw:style-name="gr19" draw:text-style-name="P10" draw:layer="layout" svg:width="2cm" svg:height="1.419cm" svg:x="10.4cm" svg:y="18.4cm">
          <draw:text-box>
            <text:p><text:span text:style-name="T5">See Figures 2.18, 2.19</text:span></text:p>
          </draw:text-box>
        </draw:frame>
        <draw:line draw:style-name="gr16" draw:text-style-name="P9" draw:layer="layout" svg:x1="13.6cm" svg:y1="15.8cm" svg:x2="11.4cm" svg:y2="16.3cm">
          <text:p/>
        </draw:line>
        <draw:frame draw:style-name="gr17" draw:text-style-name="P10" draw:layer="layout" svg:width="3.7cm" svg:height="2.131cm" svg:x="13.4cm" svg:y="15.125cm">
          <draw:text-box>
            <text:p><text:span text:style-name="T5">ErrorMessage3 appears if the user inputs the wrong data type – varies on the question.</text:span></text:p>
          </draw:text-box>
        </draw:frame>
        <draw:custom-shape draw:style-name="gr97" draw:text-style-name="P1" draw:layer="layout" svg:width="10.1cm" svg:height="5.6cm" svg:x="2.8cm" svg:y="21.2cm">
          <text:p text:style-name="P1">That is incorrect – please try again</text:p>
          <text:p text:style-name="P1"/>
          <text:p text:style-name="P1">You have <text:span text:style-name="T5">X </text:span><text:span text:style-name="T22">more attempts</text:span></text:p>
          <draw:enhanced-geometry svg:viewBox="0 0 21600 21600" draw:type="rectangle" draw:enhanced-path="M 0 0 L 21600 0 21600 21600 0 21600 0 0 Z N"/>
        </draw:custom-shape>
        <draw:frame draw:style-name="gr13" draw:text-style-name="P8" draw:layer="layout" svg:width="3.4cm" svg:height="1.925cm" svg:x="6.1cm" svg:y="21.275cm">
          <draw:text-box>
            <text:p><text:span text:style-name="T4">Incorrect</text:span></text:p>
          </draw:text-box>
        </draw:frame>
        <draw:custom-shape draw:style-name="gr22" draw:text-style-name="P1" draw:layer="layout" svg:width="3.6cm" svg:height="1.3cm" svg:x="5.7cm" svg:y="25.3cm">
          <text:p text:style-name="P1">O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8.9cm" svg:y1="26.4cm" svg:x2="10.6cm" svg:y2="25.9cm">
          <text:p/>
        </draw:line>
        <draw:frame draw:style-name="gr19" draw:text-style-name="P10" draw:layer="layout" svg:width="2cm" svg:height="1.419cm" svg:x="10.4cm" svg:y="25.2cm">
          <draw:text-box>
            <text:p><text:span text:style-name="T5">See Figures 2.18, 2.19</text:span></text:p>
          </draw:text-box>
        </draw:frame>
        <draw:line draw:style-name="gr16" draw:text-style-name="P9" draw:layer="layout" svg:x1="13.6cm" svg:y1="22.6cm" svg:x2="11.4cm" svg:y2="23.1cm">
          <text:p/>
        </draw:line>
        <draw:frame draw:style-name="gr88" draw:text-style-name="P10" draw:layer="layout" svg:width="3.7cm" svg:height="2.843cm" svg:x="13.4cm" svg:y="21.925cm">
          <draw:text-box>
            <text:p><text:span text:style-name="T5">ErrorMessage4 appears if the user inputs the wrong answer on a homework, and tells them how many tries they have left.</text:span></text:p>
          </draw:text-box>
        </draw:frame>
        <draw:frame draw:style-name="gr52" draw:text-style-name="P4" draw:layer="layout" svg:width="9cm" svg:height="1cm" svg:x="1.5cm" svg:y="0cm">
          <draw:text-box>
            <text:p>2.26, 2.27, 2.28, 2.29</text:p>
          </draw:text-box>
        </draw:frame>
      </draw:page>
      <draw:page draw:name="page8" draw:style-name="dp1" draw:master-page-name="Default">
        <draw:custom-shape draw:style-name="gr25" draw:text-style-name="P2" draw:layer="layout" svg:width="15.2cm" svg:height="10.5cm" svg:x="2.9cm" svg:y="1.4cm">
          <text:p/>
          <draw:enhanced-geometry svg:viewBox="0 0 21600 21600" draw:type="rectangle" draw:enhanced-path="M 0 0 L 21600 0 21600 21600 0 21600 0 0 Z N"/>
        </draw:custom-shape>
        <draw:custom-shape draw:style-name="gr26" draw:text-style-name="P1" draw:layer="layout" svg:width="5.1cm" svg:height="9.3cm" svg:x="8cm" svg:y="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1" draw:layer="layout" svg:width="3.7cm" svg:height="1.6cm" svg:x="8.7cm" svg:y="2.6cm">
          <text:p text:style-name="P1"><text:span text:style-name="T6">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1" draw:layer="layout" svg:width="3.7cm" svg:height="1.6cm" svg:x="8.7cm" svg:y="9.1cm">
          <text:p text:style-name="P1"><text:span text:style-name="T6">Progr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1" draw:layer="layout" svg:width="3.7cm" svg:height="1.6cm" svg:x="8.7cm" svg:y="5.8cm">
          <text:p text:style-name="P1"><text:span text:style-name="T6">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2" draw:layer="layout" svg:width="4.2cm" svg:height="2.511cm" svg:x="13.5cm" svg:y="1.839cm">
          <draw:text-box>
            <text:p><text:span text:style-name="T7">Account No: XXXX</text:span></text:p>
            <text:p><text:span text:style-name="T7">Username: XXXX</text:span></text:p>
            <text:p><text:span text:style-name="T7">Class: XXXX</text:span></text:p>
            <text:p><text:span text:style-name="T7"/></text:p>
          </draw:text-box>
        </draw:frame>
        <draw:custom-shape draw:style-name="gr29" draw:text-style-name="P3" draw:layer="layout" svg:width="3.437cm" svg:height="3.343cm" draw:transform="skewX (-0.000523598775598367) rotate (-2.36753913033031) translate (17.996cm 7.28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30" draw:text-style-name="P13" draw:layer="layout" svg:width="3.8cm" svg:height="0.783cm" svg:x="14.5cm" svg:y="6.167cm">
          <draw:text-box>
            <text:p><text:span text:style-name="T8">a</text:span><text:span text:style-name="T9">2</text:span><text:span text:style-name="T8"> + b</text:span><text:span text:style-name="T9">2</text:span><text:span text:style-name="T8"> = c</text:span><text:span text:style-name="T9">2</text:span></text:p>
          </draw:text-box>
        </draw:frame>
        <draw:custom-shape draw:style-name="gr31" draw:text-style-name="P14" draw:layer="layout" svg:width="4.7cm" svg:height="3.3cm" svg:x="3.1cm" svg:y="8.2cm">
          <text:p text:style-name="P1"><text:span text:style-name="T10">To view all</text:span><text:span text:style-name="T10"><text:line-break/></text:span><text:span text:style-name="T10">students progress,</text:span><text:span text:style-name="T10"><text:line-break/></text:span><text:span text:style-name="T10">click here</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14" draw:layer="layout" svg:width="4.7cm" svg:height="3.3cm" draw:transform="rotate (-3.1393237255622) translate (7.804cm 4.9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3" draw:text-style-name="P15" draw:layer="layout" svg:width="2.9cm" svg:height="1.927cm" svg:x="4.5cm" svg:y="2cm">
          <draw:text-box>
            <text:p><text:span text:style-name="T10">To set homework, click here</text:span></text:p>
          </draw:text-box>
        </draw:frame>
        <draw:custom-shape draw:style-name="gr34" draw:text-style-name="P14" draw:layer="layout" svg:width="4.7cm" svg:height="3.2cm" svg:x="3.1cm" svg:y="5cm">
          <text:p text:style-name="P1"><text:span text:style-name="T10">To view your classes</text:span><text:span text:style-name="T10"><text:line-break/></text:span><text:span text:style-name="T10">most recent results,</text:span><text:span text:style-name="T10"><text:line-break/></text:span><text:span text:style-name="T10">click here</text:span></text:p>
          <draw:enhanced-geometry svg:viewBox="0 0 21600 21600" draw:glue-points="10800 0 0 10800 10800 21600 21600 10800" draw:text-areas="5400 5400 16200 16200" draw:type="diamond" draw:enhanced-path="M 10800 0 L 21600 10800 10800 21600 0 10800 10800 0 Z N"/>
        </draw:custom-shape>
        <draw:line draw:style-name="gr16" draw:text-style-name="P9" draw:layer="layout" svg:x1="6.6cm" svg:y1="3.3cm" svg:x2="8.7cm" svg:y2="3.3cm">
          <text:p/>
        </draw:line>
        <draw:line draw:style-name="gr16" draw:text-style-name="P9" draw:layer="layout" svg:x1="7.8cm" svg:y1="6.6cm" svg:x2="8.7cm" svg:y2="6.6cm">
          <text:p/>
        </draw:line>
        <draw:line draw:style-name="gr16" draw:text-style-name="P9" draw:layer="layout" svg:x1="6.6cm" svg:y1="9.9cm" svg:x2="8.7cm" svg:y2="9.9cm">
          <text:p/>
        </draw:line>
        <draw:line draw:style-name="gr16" draw:text-style-name="P9" draw:layer="layout" svg:x1="11.3cm" svg:y1="3.9cm" svg:x2="13.7cm" svg:y2="4cm">
          <text:p/>
        </draw:line>
        <draw:frame draw:style-name="gr44" draw:text-style-name="P10" draw:layer="layout" svg:width="3.1cm" svg:height="0.8cm" svg:x="13.9cm" svg:y="3.7cm">
          <draw:text-box>
            <text:p><text:span text:style-name="T5">See Figure 2.22</text:span></text:p>
          </draw:text-box>
        </draw:frame>
        <draw:line draw:style-name="gr16" draw:text-style-name="P9" draw:layer="layout" svg:x1="11.1cm" svg:y1="7.4cm" svg:x2="13.5cm" svg:y2="7.6cm">
          <text:p/>
        </draw:line>
        <draw:frame draw:style-name="gr44" draw:text-style-name="P10" draw:layer="layout" svg:width="3.1cm" svg:height="0.8cm" svg:x="13.7cm" svg:y="7.3cm">
          <draw:text-box>
            <text:p><text:span text:style-name="T5">See Figure 2.24</text:span></text:p>
          </draw:text-box>
        </draw:frame>
        <draw:line draw:style-name="gr16" draw:text-style-name="P9" draw:layer="layout" svg:x1="11.7cm" svg:y1="10.3cm" svg:x2="14.1cm" svg:y2="10.4cm">
          <text:p/>
        </draw:line>
        <draw:frame draw:style-name="gr44" draw:text-style-name="P10" draw:layer="layout" svg:width="3.1cm" svg:height="0.8cm" svg:x="14.3cm" svg:y="10.1cm">
          <draw:text-box>
            <text:p><text:span text:style-name="T5">See Figure 2.25</text:span></text:p>
          </draw:text-box>
        </draw:frame>
        <draw:line draw:style-name="gr16" draw:text-style-name="P9" draw:layer="layout" svg:x1="18.5cm" svg:y1="4.3cm" svg:x2="17cm" svg:y2="3.3cm">
          <text:p/>
        </draw:line>
        <draw:frame draw:style-name="gr45" draw:text-style-name="P10" draw:layer="layout" svg:width="2.1cm" svg:height="3.911cm" svg:x="17.9cm" svg:y="4.6cm">
          <draw:text-box>
            <text:p><text:span text:style-name="T5">Displays some details so the admin can see which class they have charge of</text:span></text:p>
          </draw:text-box>
        </draw:frame>
        <draw:line draw:style-name="gr16" draw:text-style-name="P9" draw:layer="layout" svg:x1="17.3cm" svg:y1="8.8cm" svg:x2="16cm" svg:y2="6.9cm">
          <text:p/>
        </draw:line>
        <draw:frame draw:style-name="gr14" draw:text-style-name="P4" draw:layer="layout" svg:width="2.1cm" svg:height="1.063cm" svg:x="16.1cm" svg:y="8.9cm">
          <draw:text-box>
            <text:p>Relevant picture</text:p>
          </draw:text-box>
        </draw:frame>
        <draw:custom-shape draw:style-name="gr25" draw:text-style-name="P2" draw:layer="layout" svg:width="15.2cm" svg:height="10.5cm" svg:x="2.8cm" svg:y="12.4cm">
          <text:p/>
          <draw:enhanced-geometry svg:viewBox="0 0 21600 21600" draw:type="rectangle" draw:enhanced-path="M 0 0 L 21600 0 21600 21600 0 21600 0 0 Z N"/>
        </draw:custom-shape>
        <draw:custom-shape draw:style-name="gr35" draw:text-style-name="P16" draw:layer="layout" svg:width="5.8cm" svg:height="2.2cm" svg:x="3.2cm" svg:y="12.7cm">
          <text:p text:style-name="P1"><text:span text:style-name="T11">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7.6cm" svg:height="9.9cm" svg:x="10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7cm" svg:y="13.2cm">
          <text:p text:style-name="P1">Easy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7cm" svg:y="14.6cm">
          <text:p text:style-name="P1">Medium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7cm" svg:y="16cm">
          <text:p text:style-name="P1">Hard Trig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7cm" svg:y="20.2cm">
          <text:p text:style-name="P1">Hard Pythago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7cm" svg:y="18.8cm">
          <text:p text:style-name="P1">Medium Pythagor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6.3cm" svg:height="1.2cm" svg:x="10.7cm" svg:y="17.4cm">
          <text:p text:style-name="P1">Easy Pythagora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13.7cm" svg:y1="21.5cm" svg:x2="13.7cm" svg:y2="22.5cm">
          <text:p/>
        </draw:line>
        <draw:custom-shape draw:style-name="gr38" draw:text-style-name="P1" draw:layer="layout" svg:width="0.4cm" svg:height="7.7cm" svg:x="17.1cm" svg:y="13.7cm">
          <text:p/>
          <draw:enhanced-geometry svg:viewBox="0 0 21600 21600" draw:type="rectangle" draw:enhanced-path="M 0 0 L 21600 0 21600 21600 0 21600 0 0 Z N"/>
        </draw:custom-shape>
        <draw:line draw:style-name="gr39" draw:text-style-name="P9" draw:layer="layout" svg:x1="17.2cm" svg:y1="15.9cm" svg:x2="17.4cm" svg:y2="15.9cm">
          <text:p/>
        </draw:line>
        <draw:line draw:style-name="gr39" draw:text-style-name="P9" draw:layer="layout" svg:x1="17.2cm" svg:y1="16.8cm" svg:x2="17.4cm" svg:y2="16.8cm">
          <text:p/>
        </draw:line>
        <draw:line draw:style-name="gr39" draw:text-style-name="P9" draw:layer="layout" svg:x1="17.2cm" svg:y1="16.5cm" svg:x2="17.4cm" svg:y2="16.5cm">
          <text:p/>
        </draw:line>
        <draw:line draw:style-name="gr39" draw:text-style-name="P9" draw:layer="layout" svg:x1="17.2cm" svg:y1="16.2cm" svg:x2="17.4cm" svg:y2="16.2cm">
          <text:p/>
        </draw:line>
        <draw:line draw:style-name="gr39" draw:text-style-name="P9" draw:layer="layout" svg:x1="17.1cm" svg:y1="18.2cm" svg:x2="17.5cm" svg:y2="18.2cm">
          <text:p/>
        </draw:line>
        <draw:line draw:style-name="gr39" draw:text-style-name="P9" draw:layer="layout" svg:x1="17.1cm" svg:y1="14.5cm" svg:x2="17.5cm" svg:y2="14.5cm">
          <text:p/>
        </draw:line>
        <draw:line draw:style-name="gr16" draw:text-style-name="P9" draw:layer="layout" svg:x1="18.8cm" svg:y1="14.8cm" svg:x2="17.5cm" svg:y2="16.2cm">
          <text:p/>
        </draw:line>
        <draw:frame draw:style-name="gr40" draw:text-style-name="P4" draw:layer="layout" svg:width="1.9cm" svg:height="0.707cm" svg:x="18cm" svg:y="14.1cm">
          <draw:text-box>
            <text:p>Scroll Bar</text:p>
          </draw:text-box>
        </draw:frame>
        <draw:frame draw:style-name="gr14" draw:text-style-name="P4" draw:layer="layout" svg:width="2.4cm" svg:height="1.063cm" svg:x="13.9cm" svg:y="21.7cm">
          <draw:text-box>
            <text:p>More buttons</text:p>
          </draw:text-box>
        </draw:frame>
        <draw:custom-shape draw:style-name="gr99" draw:text-style-name="P1" draw:layer="layout" svg:width="5.6cm" svg:height="5.1cm" svg:x="3.3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 draw:layer="layout" svg:width="4.4cm" svg:height="0.967cm" svg:x="3.9cm" svg:y="16.752cm">
          <text:p text:style-name="P1">Easy Trig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 draw:layer="layout" svg:width="4.4cm" svg:height="0.967cm" svg:x="3.9cm" svg:y="17.895cm">
          <text:p text:style-name="P1">Easy Trig 3 cos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 draw:layer="layout" svg:width="4.4cm" svg:height="0.967cm" svg:x="3.9cm" svg:y="19.038cm">
          <text:p text:style-name="P1">Medium Trig 2 sin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 draw:layer="layout" svg:width="4.4cm" svg:height="0.967cm" svg:x="3.9cm" svg:y="20.181cm">
          <text:p text:style-name="P1">Medium Pythagoras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20" draw:layer="layout" svg:width="6.4cm" svg:height="1.215cm" svg:x="3cm" svg:y="15.085cm">
          <draw:text-box>
            <text:p><text:span text:style-name="T13">Recently set by teacher to be reviewed:</text:span></text:p>
          </draw:text-box>
        </draw:frame>
        <draw:line draw:style-name="gr16" draw:text-style-name="P9" draw:layer="layout" svg:x1="2.5cm" svg:y1="16.4cm" svg:x2="5.1cm" svg:y2="17.279cm">
          <text:p/>
        </draw:line>
        <draw:frame draw:style-name="gr101" draw:text-style-name="P10" draw:layer="layout" svg:width="2.5cm" svg:height="7.471cm" svg:x="0.3cm" svg:y="16.2cm">
          <draw:text-box>
            <text:p><text:span text:style-name="T5">Lessons set by the teacher as compulsory homework, which have just crossed the deadline, appear for the admin to check results on. Clicking will take them to the database records for that task for each student. See Figure 2.24</text:span></text:p>
          </draw:text-box>
        </draw:frame>
        <draw:line draw:style-name="gr16" draw:text-style-name="P9" draw:layer="layout" svg:x1="18.5cm" svg:y1="19.9cm" svg:x2="16cm" svg:y2="18.2cm">
          <text:p/>
        </draw:line>
        <draw:frame draw:style-name="gr65" draw:text-style-name="P10" draw:layer="layout" svg:width="2.4cm" svg:height="4.267cm" svg:x="18.1cm" svg:y="16.697cm">
          <draw:text-box>
            <text:p><text:span text:style-name="T5">Admin can select a topic, each of these buttons will take you to a menu to either set the homework or return.</text:span></text:p>
          </draw:text-box>
        </draw:frame>
        <draw:frame draw:style-name="gr19" draw:text-style-name="P10" draw:layer="layout" svg:width="2cm" svg:height="1.419cm" svg:x="7.9cm" svg:y="15.7cm">
          <draw:text-box>
            <text:p><text:span text:style-name="T5">See Figure 2.23</text:span></text:p>
          </draw:text-box>
        </draw:frame>
        <draw:line draw:style-name="gr39" draw:text-style-name="P9" draw:layer="layout" svg:x1="11cm" svg:y1="14.1cm" svg:x2="10cm" svg:y2="16cm">
          <text:p/>
        </draw:line>
        <draw:line draw:style-name="gr39" draw:text-style-name="P9" draw:layer="layout" svg:x1="11.1cm" svg:y1="15cm" svg:x2="10cm" svg:y2="15.6cm">
          <text:p/>
        </draw:line>
        <draw:line draw:style-name="gr39" draw:text-style-name="P9" draw:layer="layout" svg:x1="11cm" svg:y1="16.3cm" svg:x2="10cm" svg:y2="15.6cm">
          <text:p/>
        </draw:line>
        <draw:line draw:style-name="gr39" draw:text-style-name="P9" draw:layer="layout" svg:x1="11cm" svg:y1="17.7cm" svg:x2="10cm" svg:y2="15.6cm">
          <text:p/>
        </draw:line>
        <draw:line draw:style-name="gr39" draw:text-style-name="P9" draw:layer="layout" svg:x1="11cm" svg:y1="19.2cm" svg:x2="10cm" svg:y2="15.6cm">
          <text:p/>
        </draw:line>
        <draw:line draw:style-name="gr39" draw:text-style-name="P9" draw:layer="layout" svg:x1="10.9cm" svg:y1="20.5cm" svg:x2="10cm" svg:y2="15.6cm">
          <text:p/>
        </draw:line>
        <draw:line draw:style-name="gr16" draw:text-style-name="P9" draw:layer="layout" svg:x1="10cm" svg:y1="15.6cm" svg:x2="9.3cm" svg:y2="15.7cm">
          <text:p/>
        </draw:line>
        <draw:frame draw:style-name="gr44" draw:text-style-name="P4" draw:layer="layout" svg:width="4.4cm" svg:height="0.8cm" svg:x="2.9cm" svg:y="0.2cm">
          <draw:text-box>
            <text:p>2.21, 2.22</text:p>
          </draw:text-box>
        </draw:frame>
        <draw:custom-shape draw:style-name="gr47" draw:text-style-name="P18" draw:layer="layout" svg:width="2.7cm" svg:height="0.6cm" svg:x="14.4cm" svg:y="10.9cm">
          <text:p text:style-name="P18">Logout</text:p>
          <draw:enhanced-geometry svg:viewBox="0 0 21600 21600" draw:type="rectangle" draw:enhanced-path="M 0 0 L 21600 0 21600 21600 0 21600 0 0 Z N"/>
        </draw:custom-shape>
        <draw:line draw:style-name="gr16" draw:text-style-name="P9" draw:layer="layout" svg:x1="16.8cm" svg:y1="11.3cm" svg:x2="18.2cm" svg:y2="10.4cm">
          <text:p/>
        </draw:line>
        <draw:frame draw:style-name="gr48" draw:text-style-name="P10" draw:layer="layout" svg:width="2.5cm" svg:height="1.063cm" svg:x="18.1cm" svg:y="9.8cm">
          <draw:text-box>
            <text:p text:style-name="P19"><text:span text:style-name="T5">See Figure 2.09 </text:span></text:p>
          </draw:text-box>
        </draw:frame>
        <draw:custom-shape draw:style-name="gr47" draw:text-style-name="P18" draw:layer="layout" svg:width="2.7cm" svg:height="0.6cm" svg:x="4.6cm" svg:y="22cm">
          <text:p text:style-name="P18">Return</text:p>
          <draw:enhanced-geometry svg:viewBox="0 0 21600 21600" draw:type="rectangle" draw:enhanced-path="M 0 0 L 21600 0 21600 21600 0 21600 0 0 Z N"/>
        </draw:custom-shape>
        <draw:line draw:style-name="gr16" draw:text-style-name="P9" draw:layer="layout" svg:x1="7cm" svg:y1="22.4cm" svg:x2="8.8cm" svg:y2="23.1cm">
          <text:p/>
        </draw:line>
        <draw:frame draw:style-name="gr48" draw:text-style-name="P10" draw:layer="layout" svg:width="2.5cm" svg:height="1.063cm" svg:x="8.9cm" svg:y="22.9cm">
          <draw:text-box>
            <text:p text:style-name="P19"><text:span text:style-name="T5">See Figure 2.21 </text:span></text:p>
          </draw:text-box>
        </draw:frame>
      </draw:page>
      <draw:page draw:name="page9" draw:style-name="dp1" draw:master-page-name="Default">
        <draw:custom-shape draw:style-name="gr25" draw:text-style-name="P2" draw:layer="layout" svg:width="15.2cm" svg:height="10.5cm" svg:x="3.2cm" svg:y="1.2cm">
          <text:p/>
          <draw:enhanced-geometry svg:viewBox="0 0 21600 21600" draw:type="rectangle" draw:enhanced-path="M 0 0 L 21600 0 21600 21600 0 21600 0 0 Z N"/>
        </draw:custom-shape>
        <draw:custom-shape draw:style-name="gr102" draw:text-style-name="P1" draw:layer="layout" svg:width="13.8cm" svg:height="6.6cm" svg:x="3.9cm" svg:y="3.1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27" draw:layer="layout" svg:width="2.9cm" svg:height="0.8cm" svg:x="3.8cm" svg:y="10.5cm">
          <text:p text:style-name="P1"><text:span text:style-name="T20">Return</text:span></text:p>
          <draw:enhanced-geometry svg:viewBox="0 0 21600 21600" draw:type="rectangle" draw:enhanced-path="M 0 0 L 21600 0 21600 21600 0 21600 0 0 Z N"/>
        </draw:custom-shape>
        <draw:custom-shape draw:style-name="gr103" draw:text-style-name="P27" draw:layer="layout" svg:width="2.9cm" svg:height="0.8cm" svg:x="14.9cm" svg:y="10.5cm">
          <text:p text:style-name="P1"><text:span text:style-name="T20">Set</text:span></text:p>
          <draw:enhanced-geometry svg:viewBox="0 0 21600 21600" draw:type="rectangle" draw:enhanced-path="M 0 0 L 21600 0 21600 21600 0 21600 0 0 Z N"/>
        </draw:custom-shape>
        <draw:frame draw:style-name="gr104" draw:text-style-name="P28" draw:layer="layout" svg:width="2.7cm" svg:height="1.527cm" svg:x="4.3cm" svg:y="5.785cm">
          <draw:text-box>
            <text:p><text:span text:style-name="T23">Deadline:</text:span></text:p>
          </draw:text-box>
        </draw:frame>
        <draw:custom-shape draw:style-name="gr91" draw:text-style-name="P18" draw:layer="layout" svg:width="1.8cm" svg:height="0.5cm" svg:x="6.9cm" svg:y="5.911cm">
          <text:p text:style-name="P1"><text:span text:style-name="T19">Answer</text:span></text:p>
          <draw:enhanced-geometry svg:viewBox="0 0 21600 21600" draw:type="rectangle" draw:enhanced-path="M 0 0 L 21600 0 21600 21600 0 21600 0 0 Z N"/>
        </draw:custom-shape>
        <draw:custom-shape draw:style-name="gr92" draw:text-style-name="P1" draw:layer="layout" svg:width="0.5cm" svg:height="0.5cm" svg:x="8.8cm" svg:y="5.911cm">
          <text:p/>
          <draw:enhanced-geometry svg:viewBox="0 0 21600 21600" draw:type="rectangle" draw:enhanced-path="M 0 0 L 21600 0 21600 21600 0 21600 0 0 Z N"/>
        </draw:custom-shape>
        <draw:line draw:style-name="gr39" draw:text-style-name="P9" draw:layer="layout" svg:x1="8.9cm" svg:y1="6.111cm" svg:x2="9cm" svg:y2="6.311cm">
          <text:p/>
        </draw:line>
        <draw:line draw:style-name="gr39" draw:text-style-name="P9" draw:layer="layout" svg:x1="9.1cm" svg:y1="6.111cm" svg:x2="9cm" svg:y2="6.311cm">
          <text:p/>
        </draw:line>
        <draw:custom-shape draw:style-name="gr91" draw:text-style-name="P18" draw:layer="layout" svg:width="1.8cm" svg:height="0.5cm" svg:x="6.9cm" svg:y="5.912cm">
          <text:p text:style-name="P1"><text:span text:style-name="T19">Date</text:span></text:p>
          <draw:enhanced-geometry svg:viewBox="0 0 21600 21600" draw:type="rectangle" draw:enhanced-path="M 0 0 L 21600 0 21600 21600 0 21600 0 0 Z N"/>
        </draw:custom-shape>
        <draw:custom-shape draw:style-name="gr92" draw:text-style-name="P1" draw:layer="layout" svg:width="0.5cm" svg:height="0.5cm" svg:x="8.8cm" svg:y="5.912cm">
          <text:p/>
          <draw:enhanced-geometry svg:viewBox="0 0 21600 21600" draw:type="rectangle" draw:enhanced-path="M 0 0 L 21600 0 21600 21600 0 21600 0 0 Z N"/>
        </draw:custom-shape>
        <draw:line draw:style-name="gr39" draw:text-style-name="P9" draw:layer="layout" svg:x1="8.9cm" svg:y1="6.112cm" svg:x2="9cm" svg:y2="6.312cm">
          <text:p/>
        </draw:line>
        <draw:line draw:style-name="gr39" draw:text-style-name="P9" draw:layer="layout" svg:x1="9.1cm" svg:y1="6.112cm" svg:x2="9cm" svg:y2="6.312cm">
          <text:p/>
        </draw:line>
        <draw:frame draw:style-name="gr105" draw:text-style-name="P28" draw:layer="layout" svg:width="4.7cm" svg:height="2.115cm" svg:x="4.2cm" svg:y="7.785cm">
          <draw:text-box>
            <text:p><text:span text:style-name="T23">Score Requirements:</text:span></text:p>
          </draw:text-box>
        </draw:frame>
        <draw:custom-shape draw:style-name="gr106" draw:text-style-name="P1" draw:layer="layout" svg:width="2.3cm" svg:height="0.6cm" svg:x="8cm" svg:y="8.512cm">
          <text:p/>
          <draw:enhanced-geometry svg:viewBox="0 0 21600 21600" draw:type="rectangle" draw:enhanced-path="M 0 0 L 21600 0 21600 21600 0 21600 0 0 Z N"/>
        </draw:custom-shape>
        <draw:line draw:style-name="gr39" draw:text-style-name="P9" draw:layer="layout" svg:x1="8.2cm" svg:y1="8.612cm" svg:x2="8.2cm" svg:y2="9.012cm">
          <text:p/>
        </draw:line>
        <draw:frame draw:style-name="gr104" draw:text-style-name="P28" draw:layer="layout" svg:width="2.7cm" svg:height="1.527cm" svg:x="4.3cm" svg:y="3.5cm">
          <draw:text-box>
            <text:p><text:span text:style-name="T23">Class:</text:span></text:p>
          </draw:text-box>
        </draw:frame>
        <draw:custom-shape draw:style-name="gr91" draw:text-style-name="P18" draw:layer="layout" svg:width="1.8cm" svg:height="0.5cm" svg:x="6.9cm" svg:y="3.626cm">
          <text:p text:style-name="P1"><text:span text:style-name="T19">Answer</text:span></text:p>
          <draw:enhanced-geometry svg:viewBox="0 0 21600 21600" draw:type="rectangle" draw:enhanced-path="M 0 0 L 21600 0 21600 21600 0 21600 0 0 Z N"/>
        </draw:custom-shape>
        <draw:custom-shape draw:style-name="gr92" draw:text-style-name="P1" draw:layer="layout" svg:width="0.5cm" svg:height="0.5cm" svg:x="8.8cm" svg:y="3.626cm">
          <text:p/>
          <draw:enhanced-geometry svg:viewBox="0 0 21600 21600" draw:type="rectangle" draw:enhanced-path="M 0 0 L 21600 0 21600 21600 0 21600 0 0 Z N"/>
        </draw:custom-shape>
        <draw:line draw:style-name="gr39" draw:text-style-name="P9" draw:layer="layout" svg:x1="8.9cm" svg:y1="3.826cm" svg:x2="9cm" svg:y2="4.026cm">
          <text:p/>
        </draw:line>
        <draw:line draw:style-name="gr39" draw:text-style-name="P9" draw:layer="layout" svg:x1="9.1cm" svg:y1="3.826cm" svg:x2="9cm" svg:y2="4.026cm">
          <text:p/>
        </draw:line>
        <draw:custom-shape draw:style-name="gr107" draw:text-style-name="P18" draw:layer="layout" svg:width="2.1cm" svg:height="0.627cm" svg:x="6.6cm" svg:y="3.5cm">
          <text:p text:style-name="P1"><text:span text:style-name="T19">Select Class</text:span></text:p>
          <draw:enhanced-geometry svg:viewBox="0 0 21600 21600" draw:type="rectangle" draw:enhanced-path="M 0 0 L 21600 0 21600 21600 0 21600 0 0 Z N"/>
        </draw:custom-shape>
        <draw:custom-shape draw:style-name="gr92" draw:text-style-name="P1" draw:layer="layout" svg:width="0.5cm" svg:height="0.5cm" svg:x="8.8cm" svg:y="3.627cm">
          <text:p/>
          <draw:enhanced-geometry svg:viewBox="0 0 21600 21600" draw:type="rectangle" draw:enhanced-path="M 0 0 L 21600 0 21600 21600 0 21600 0 0 Z N"/>
        </draw:custom-shape>
        <draw:line draw:style-name="gr39" draw:text-style-name="P9" draw:layer="layout" svg:x1="8.9cm" svg:y1="3.827cm" svg:x2="9cm" svg:y2="4.027cm">
          <text:p/>
        </draw:line>
        <draw:line draw:style-name="gr39" draw:text-style-name="P9" draw:layer="layout" svg:x1="9.1cm" svg:y1="3.827cm" svg:x2="9cm" svg:y2="4.027cm">
          <text:p/>
        </draw:line>
        <draw:line draw:style-name="gr16" draw:text-style-name="P9" draw:layer="layout" svg:x1="12.2cm" svg:y1="4.4cm" svg:x2="10.1cm" svg:y2="6cm">
          <text:p/>
        </draw:line>
        <draw:frame draw:style-name="gr88" draw:text-style-name="P10" draw:layer="layout" svg:width="3.9cm" svg:height="2.843cm" svg:x="12.3cm" svg:y="3.7cm">
          <draw:text-box>
            <text:p><text:span text:style-name="T5">Admin specifies the class they want to set the selected homework for, the date its due, and the score each user is expected to get.</text:span></text:p>
          </draw:text-box>
        </draw:frame>
        <draw:custom-shape draw:style-name="gr108" draw:text-style-name="P29" draw:layer="layout" svg:width="13.6cm" svg:height="1.2cm" svg:x="4.1cm" svg:y="1.5cm">
          <text:p text:style-name="P1"><text:span text:style-name="T24">Title of selected ho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9" draw:layer="layout" svg:x1="9.1cm" svg:y1="11cm" svg:x2="6.4cm" svg:y2="11cm">
          <text:p/>
        </draw:line>
        <draw:frame draw:style-name="gr20" draw:text-style-name="P10" draw:layer="layout" svg:width="3.1cm" svg:height="2.131cm" svg:x="9cm" svg:y="10.5cm">
          <draw:text-box>
            <text:p><text:span text:style-name="T5">Returns to previous screen – homework selection menu – Figure 2.22 </text:span></text:p>
          </draw:text-box>
        </draw:frame>
        <draw:line draw:style-name="gr16" draw:text-style-name="P9" draw:layer="layout" svg:x1="16.3cm" svg:y1="11.8cm" svg:x2="17cm" svg:y2="11.1cm">
          <text:p/>
        </draw:line>
        <draw:frame draw:style-name="gr65" draw:text-style-name="P10" draw:layer="layout" svg:width="5.7cm" svg:height="4.267cm" svg:x="12.9cm" svg:y="11.789cm">
          <draw:text-box>
            <text:p><text:span text:style-name="T5">Sets the homework – it will become available on each students 'to complete' list soon after. Then it returns the admin to the previous page – homework selection page – so that they can quickly set another if they wish.</text:span></text:p>
          </draw:text-box>
        </draw:frame>
        <draw:custom-shape draw:style-name="gr25" draw:text-style-name="P2" draw:layer="layout" svg:width="15.2cm" svg:height="10.5cm" svg:x="3.2cm" svg:y="14.7cm">
          <text:p/>
          <draw:enhanced-geometry svg:viewBox="0 0 21600 21600" draw:type="rectangle" draw:enhanced-path="M 0 0 L 21600 0 21600 21600 0 21600 0 0 Z N"/>
        </draw:custom-shape>
        <draw:custom-shape draw:style-name="gr109" draw:text-style-name="P30" draw:layer="layout" svg:width="5.3cm" svg:height="1.9cm" svg:x="3.7cm" svg:y="15.2cm">
          <text:p text:style-name="P1"><text:span text:style-name="T25">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 draw:layer="layout" svg:width="7.5cm" svg:height="9.4cm" svg:x="10.1cm" svg:y="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6cm" svg:height="1.4cm" svg:x="10.9cm" svg:y="15.8cm">
          <text:p text:style-name="P1">Easy Trig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6cm" svg:height="1.4cm" svg:x="10.9cm" svg:y="17.5cm">
          <text:p text:style-name="P1">Medium Pythagoras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6cm" svg:height="1.4cm" svg:x="10.9cm" svg:y="19.2cm">
          <text:p text:style-name="P1">3D Trig 1.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6cm" svg:height="1.4cm" svg:x="10.9cm" svg:y="20.9cm">
          <text:p text:style-name="P1">3D Pythagoras 2.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 draw:layer="layout" svg:width="6cm" svg:height="1.4cm" svg:x="10.9cm" svg:y="22.6cm">
          <text:p text:style-name="P1">Etcet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 draw:layer="layout" svg:width="0.4cm" svg:height="7.7cm" svg:x="17.6cm" svg:y="16.1cm">
          <text:p/>
          <draw:enhanced-geometry svg:viewBox="0 0 21600 21600" draw:type="rectangle" draw:enhanced-path="M 0 0 L 21600 0 21600 21600 0 21600 0 0 Z N"/>
        </draw:custom-shape>
        <draw:line draw:style-name="gr39" draw:text-style-name="P9" draw:layer="layout" svg:x1="17.7cm" svg:y1="18.3cm" svg:x2="17.9cm" svg:y2="18.3cm">
          <text:p/>
        </draw:line>
        <draw:line draw:style-name="gr39" draw:text-style-name="P9" draw:layer="layout" svg:x1="17.7cm" svg:y1="19.2cm" svg:x2="17.9cm" svg:y2="19.2cm">
          <text:p/>
        </draw:line>
        <draw:line draw:style-name="gr39" draw:text-style-name="P9" draw:layer="layout" svg:x1="17.7cm" svg:y1="18.9cm" svg:x2="17.9cm" svg:y2="18.9cm">
          <text:p/>
        </draw:line>
        <draw:line draw:style-name="gr39" draw:text-style-name="P9" draw:layer="layout" svg:x1="17.7cm" svg:y1="18.6cm" svg:x2="17.9cm" svg:y2="18.6cm">
          <text:p/>
        </draw:line>
        <draw:line draw:style-name="gr39" draw:text-style-name="P9" draw:layer="layout" svg:x1="17.6cm" svg:y1="20.6cm" svg:x2="18cm" svg:y2="20.6cm">
          <text:p/>
        </draw:line>
        <draw:line draw:style-name="gr39" draw:text-style-name="P9" draw:layer="layout" svg:x1="17.6cm" svg:y1="16.9cm" svg:x2="18cm" svg:y2="16.9cm">
          <text:p/>
        </draw:line>
        <draw:line draw:style-name="gr16" draw:text-style-name="P9" draw:layer="layout" svg:x1="19.3cm" svg:y1="17.2cm" svg:x2="18cm" svg:y2="18.6cm">
          <text:p/>
        </draw:line>
        <draw:frame draw:style-name="gr40" draw:text-style-name="P4" draw:layer="layout" svg:width="1.9cm" svg:height="0.707cm" svg:x="18.5cm" svg:y="16.5cm">
          <draw:text-box>
            <text:p>Scroll Bar</text:p>
          </draw:text-box>
        </draw:frame>
        <draw:line draw:style-name="gr16" draw:text-style-name="P9" draw:layer="layout" svg:x1="13.7cm" svg:y1="23.2cm" svg:x2="13.7cm" svg:y2="24.4cm">
          <text:p/>
        </draw:line>
        <draw:frame draw:style-name="gr112" draw:text-style-name="P31" draw:layer="layout" svg:width="5.1cm" svg:height="2.7cm" svg:x="3.8cm" svg:y="18.2cm">
          <draw:text-box>
            <text:p><text:span text:style-name="T24">Please select a task to mark</text:span></text:p>
          </draw:text-box>
        </draw:frame>
        <draw:custom-shape draw:style-name="gr113" draw:text-style-name="P1" draw:layer="layout" svg:width="5.2cm" svg:height="4.2cm" svg:x="4cm" svg:y="19.6cm">
          <text:p/>
          <draw:enhanced-geometry svg:viewBox="0 0 21600 21600" draw:glue-points="0 0 0 10800 0 21600 10800 21600 21600 21600 10800 10800" draw:text-areas="1900 12700 12700 19700" draw:type="right-triangle" draw:enhanced-path="M 0 0 L 21600 21600 0 21600 0 0 Z N"/>
        </draw:custom-shape>
        <draw:line draw:style-name="gr16" draw:text-style-name="P9" draw:layer="layout" svg:x1="7.8cm" svg:y1="20.6cm" svg:x2="6.3cm" svg:y2="22.2cm">
          <text:p/>
        </draw:line>
        <draw:frame draw:style-name="gr14" draw:text-style-name="P4" draw:layer="layout" svg:width="2.2cm" svg:height="1.063cm" svg:x="7cm" svg:y="19.8cm">
          <draw:text-box>
            <text:p>Relevant Picture</text:p>
          </draw:text-box>
        </draw:frame>
        <draw:line draw:style-name="gr16" draw:text-style-name="P9" draw:layer="layout" svg:x1="9.8cm" svg:y1="21.1cm" svg:x2="11.9cm" svg:y2="19.7cm">
          <text:p/>
        </draw:line>
        <draw:frame draw:style-name="gr88" draw:text-style-name="P10" draw:layer="layout" svg:width="2.8cm" svg:height="2.843cm" svg:x="7.7cm" svg:y="21.3cm">
          <draw:text-box>
            <text:p><text:span text:style-name="T5">Takes the user to a database only showing the records for each student for the specific task selected</text:span></text:p>
          </draw:text-box>
        </draw:frame>
        <draw:frame draw:style-name="gr24" draw:text-style-name="P4" draw:layer="layout" svg:width="2.7cm" svg:height="0.707cm" svg:x="3.4cm" svg:y="0.4cm">
          <draw:text-box>
            <text:p>2.23, 2.24</text:p>
          </draw:text-box>
        </draw:frame>
        <draw:line draw:style-name="gr16" draw:text-style-name="P9" draw:layer="layout" svg:x1="17.4cm" svg:y1="10.9cm" svg:x2="18.6cm" svg:y2="10.1cm">
          <text:p/>
        </draw:line>
        <draw:frame draw:style-name="gr52" draw:text-style-name="P4" draw:layer="layout" svg:width="2cm" svg:height="1.063cm" svg:x="18.6cm" svg:y="9.5cm">
          <draw:text-box>
            <text:p>Returns to figure 2.22</text:p>
          </draw:text-box>
        </draw:frame>
        <draw:custom-shape draw:style-name="gr47" draw:text-style-name="P18" draw:layer="layout" svg:width="2.7cm" svg:height="0.6cm" svg:x="4cm" svg:y="24.3cm">
          <text:p text:style-name="P18">Return</text:p>
          <draw:enhanced-geometry svg:viewBox="0 0 21600 21600" draw:type="rectangle" draw:enhanced-path="M 0 0 L 21600 0 21600 21600 0 21600 0 0 Z N"/>
        </draw:custom-shape>
        <draw:line draw:style-name="gr16" draw:text-style-name="P9" draw:layer="layout" svg:x1="6.4cm" svg:y1="24.7cm" svg:x2="8.2cm" svg:y2="25.4cm">
          <text:p/>
        </draw:line>
        <draw:frame draw:style-name="gr48" draw:text-style-name="P10" draw:layer="layout" svg:width="2.5cm" svg:height="1.063cm" svg:x="8.3cm" svg:y="25.2cm">
          <draw:text-box>
            <text:p text:style-name="P19"><text:span text:style-name="T5">See Figure 2.21 </text:span></text:p>
          </draw:text-box>
        </draw:frame>
        <draw:line draw:style-name="gr16" draw:text-style-name="P9" draw:layer="layout" svg:x1="15.6cm" svg:y1="20.1cm" svg:x2="18.7cm" svg:y2="22.2cm">
          <text:p/>
        </draw:line>
        <draw:frame draw:style-name="gr114" draw:text-style-name="P10" draw:layer="layout" svg:width="1.5cm" svg:height="2.2cm" svg:x="18.5cm" svg:y="21.6cm">
          <draw:text-box>
            <text:p text:style-name="P19"><text:span text:style-name="T5">See Figure 2.25</text:span></text:p>
          </draw:text-box>
        </draw:frame>
      </draw:page>
      <draw:page draw:name="page10" draw:style-name="dp1" draw:master-page-name="Default">
        <draw:custom-shape draw:style-name="gr115" draw:text-style-name="P1" draw:layer="layout" svg:width="18cm" svg:height="11.6cm" svg:x="1.7cm" svg:y="1.4cm">
          <text:p/>
          <draw:enhanced-geometry svg:viewBox="0 0 21600 21600" draw:type="rectangle" draw:enhanced-path="M 0 0 L 21600 0 21600 21600 0 21600 0 0 Z N"/>
        </draw:custom-shape>
        <draw:custom-shape draw:style-name="gr116" draw:text-style-name="P21" draw:layer="layout" svg:width="4.8cm" svg:height="1.9cm" svg:x="2.2cm" svg:y="1.8cm">
          <text:p text:style-name="P1"><text:span text:style-name="T14">Progr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2" draw:layer="layout" svg:width="4.2cm" svg:height="2.511cm" svg:x="2.6cm" svg:y="4.148cm">
          <draw:text-box>
            <text:p><text:span text:style-name="T7">Account No: XXXX</text:span></text:p>
            <text:p><text:span text:style-name="T7">Username: XXXX</text:span></text:p>
            <text:p><text:span text:style-name="T7">Class: XXXX</text:span></text:p>
            <text:p><text:span text:style-name="T7"/></text:p>
          </draw:text-box>
        </draw:frame>
        <draw:frame draw:style-name="gr45" draw:text-style-name="P10" draw:layer="layout" svg:width="2.1cm" svg:height="3.911cm" svg:x="0cm" svg:y="3.7cm">
          <draw:text-box>
            <text:p><text:span text:style-name="T5">Displays some details so the admin can see which class they are editing</text:span></text:p>
          </draw:text-box>
        </draw:frame>
        <draw:line draw:style-name="gr16" draw:text-style-name="P9" draw:layer="layout" svg:x1="1.6cm" svg:y1="5.4cm" svg:x2="2.9cm" svg:y2="5.1cm">
          <text:p/>
        </draw:line>
        <draw:custom-shape draw:style-name="gr57" draw:text-style-name="P1" draw:layer="layout" svg:width="11.6cm" svg:height="10.2cm" svg:x="7.3cm" svg:y="1.773cm">
          <text:p/>
          <draw:enhanced-geometry svg:viewBox="0 0 21600 21600" draw:type="rectangle" draw:enhanced-path="M 0 0 L 21600 0 21600 21600 0 21600 0 0 Z N"/>
        </draw:custom-shape>
        <draw:custom-shape draw:style-name="gr58" draw:text-style-name="P1" draw:layer="layout" svg:width="11.6cm" svg:height="1.2cm" svg:x="7.3cm" svg:y="1.8cm">
          <text:p/>
          <draw:enhanced-geometry svg:viewBox="0 0 21600 21600" draw:type="rectangle" draw:enhanced-path="M 0 0 L 21600 0 21600 21600 0 21600 0 0 Z N"/>
        </draw:custom-shape>
        <draw:custom-shape draw:style-name="gr58" draw:text-style-name="P1" draw:layer="layout" svg:width="11.6cm" svg:height="1.2cm" svg:x="7.3cm" svg:y="3cm">
          <text:p/>
          <draw:enhanced-geometry svg:viewBox="0 0 21600 21600" draw:type="rectangle" draw:enhanced-path="M 0 0 L 21600 0 21600 21600 0 21600 0 0 Z N"/>
        </draw:custom-shape>
        <draw:custom-shape draw:style-name="gr58" draw:text-style-name="P1" draw:layer="layout" svg:width="11.6cm" svg:height="1.2cm" svg:x="7.3cm" svg:y="4.2cm">
          <text:p/>
          <draw:enhanced-geometry svg:viewBox="0 0 21600 21600" draw:type="rectangle" draw:enhanced-path="M 0 0 L 21600 0 21600 21600 0 21600 0 0 Z N"/>
        </draw:custom-shape>
        <draw:custom-shape draw:style-name="gr58" draw:text-style-name="P1" draw:layer="layout" svg:width="11.6cm" svg:height="1.2cm" svg:x="7.3cm" svg:y="5.4cm">
          <text:p/>
          <draw:enhanced-geometry svg:viewBox="0 0 21600 21600" draw:type="rectangle" draw:enhanced-path="M 0 0 L 21600 0 21600 21600 0 21600 0 0 Z N"/>
        </draw:custom-shape>
        <draw:custom-shape draw:style-name="gr58" draw:text-style-name="P1" draw:layer="layout" svg:width="11.6cm" svg:height="1.2cm" svg:x="7.3cm" svg:y="6.573cm">
          <text:p/>
          <draw:enhanced-geometry svg:viewBox="0 0 21600 21600" draw:type="rectangle" draw:enhanced-path="M 0 0 L 21600 0 21600 21600 0 21600 0 0 Z N"/>
        </draw:custom-shape>
        <draw:custom-shape draw:style-name="gr58" draw:text-style-name="P1" draw:layer="layout" svg:width="11.6cm" svg:height="1.2cm" svg:x="7.3cm" svg:y="7.773cm">
          <text:p/>
          <draw:enhanced-geometry svg:viewBox="0 0 21600 21600" draw:type="rectangle" draw:enhanced-path="M 0 0 L 21600 0 21600 21600 0 21600 0 0 Z N"/>
        </draw:custom-shape>
        <draw:custom-shape draw:style-name="gr58" draw:text-style-name="P1" draw:layer="layout" svg:width="11.6cm" svg:height="1.2cm" svg:x="7.3cm" svg:y="8.973cm">
          <text:p/>
          <draw:enhanced-geometry svg:viewBox="0 0 21600 21600" draw:type="rectangle" draw:enhanced-path="M 0 0 L 21600 0 21600 21600 0 21600 0 0 Z N"/>
        </draw:custom-shape>
        <draw:custom-shape draw:style-name="gr58" draw:text-style-name="P1" draw:layer="layout" svg:width="11.6cm" svg:height="1.2cm" svg:x="7.3cm" svg:y="10.173cm">
          <text:p/>
          <draw:enhanced-geometry svg:viewBox="0 0 21600 21600" draw:type="rectangle" draw:enhanced-path="M 0 0 L 21600 0 21600 21600 0 21600 0 0 Z N"/>
        </draw:custom-shape>
        <draw:custom-shape draw:style-name="gr59" draw:text-style-name="P1" draw:layer="layout" svg:width="0.4cm" svg:height="10.2cm" svg:x="18.9cm" svg:y="1.773cm">
          <text:p/>
          <draw:enhanced-geometry svg:viewBox="0 0 21600 21600" draw:type="rectangle" draw:enhanced-path="M 0 0 L 21600 0 21600 21600 0 21600 0 0 Z N"/>
        </draw:custom-shape>
        <draw:line draw:style-name="gr39" draw:text-style-name="P9" draw:layer="layout" svg:x1="18.9cm" svg:y1="7.734cm" svg:x2="19.3cm" svg:y2="7.734cm">
          <text:p/>
        </draw:line>
        <draw:line draw:style-name="gr39" draw:text-style-name="P9" draw:layer="layout" svg:x1="10.7cm" svg:y1="1.773cm" svg:x2="10.7cm" svg:y2="11.973cm">
          <text:p/>
        </draw:line>
        <draw:line draw:style-name="gr39" draw:text-style-name="P9" draw:layer="layout" svg:x1="14.1cm" svg:y1="1.773cm" svg:x2="14.1cm" svg:y2="11.973cm">
          <text:p/>
        </draw:line>
        <draw:line draw:style-name="gr39" draw:text-style-name="P9" draw:layer="layout" svg:x1="17.4cm" svg:y1="1.773cm" svg:x2="17.4cm" svg:y2="11.973cm">
          <text:p/>
        </draw:line>
        <draw:custom-shape draw:style-name="gr60" draw:text-style-name="P1" draw:layer="layout" svg:width="0.454cm" svg:height="11.6cm" draw:transform="rotate (1.5707963267949) translate (7.3cm 12.4cm)">
          <text:p/>
          <draw:enhanced-geometry svg:viewBox="0 0 21600 21600" draw:mirror-horizontal="false" draw:mirror-vertical="false" draw:type="rectangle" draw:enhanced-path="M 0 0 L 21600 0 21600 21600 0 21600 0 0 Z N"/>
        </draw:custom-shape>
        <draw:line draw:style-name="gr39" draw:text-style-name="P9" draw:layer="layout" svg:x1="10.614cm" svg:y1="12.286cm" svg:x2="10.614cm" svg:y2="12.059cm">
          <text:p/>
        </draw:line>
        <draw:line draw:style-name="gr39" draw:text-style-name="P9" draw:layer="layout" svg:x1="11.97cm" svg:y1="12.286cm" svg:x2="11.97cm" svg:y2="12.059cm">
          <text:p/>
        </draw:line>
        <draw:line draw:style-name="gr39" draw:text-style-name="P9" draw:layer="layout" svg:x1="11.518cm" svg:y1="12.286cm" svg:x2="11.518cm" svg:y2="12.059cm">
          <text:p/>
        </draw:line>
        <draw:line draw:style-name="gr39" draw:text-style-name="P9" draw:layer="layout" svg:x1="11.066cm" svg:y1="12.286cm" svg:x2="11.066cm" svg:y2="12.059cm">
          <text:p/>
        </draw:line>
        <draw:line draw:style-name="gr39" draw:text-style-name="P9" draw:layer="layout" svg:x1="14.079cm" svg:y1="12.401cm" svg:x2="14.079cm" svg:y2="11.946cm">
          <text:p/>
        </draw:line>
        <draw:line draw:style-name="gr39" draw:text-style-name="P9" draw:layer="layout" svg:x1="8.505cm" svg:y1="12.401cm" svg:x2="8.505cm" svg:y2="11.946cm">
          <text:p/>
        </draw:line>
        <draw:line draw:style-name="gr16" draw:text-style-name="P9" draw:layer="layout" svg:x1="13.3cm" svg:y1="11.073cm" svg:x2="13.3cm" svg:y2="12.173cm">
          <text:p/>
        </draw:line>
        <draw:frame draw:style-name="gr43" draw:text-style-name="P10" draw:layer="layout" svg:width="3.1cm" svg:height="0.9cm" svg:x="10.8cm" svg:y="3.1cm">
          <draw:text-box>
            <text:p><text:span text:style-name="T5">Easy Trig 2</text:span></text:p>
          </draw:text-box>
        </draw:frame>
        <draw:frame draw:style-name="gr43" draw:text-style-name="P10" draw:layer="layout" svg:width="3.1cm" svg:height="0.9cm" svg:x="14.2cm" svg:y="1.9cm">
          <draw:text-box>
            <text:p><text:span text:style-name="T5">Overall Score</text:span></text:p>
          </draw:text-box>
        </draw:frame>
        <draw:frame draw:style-name="gr43" draw:text-style-name="P10" draw:layer="layout" svg:width="3.1cm" svg:height="0.9cm" svg:x="17.3cm" svg:y="1.9cm">
          <draw:text-box>
            <text:p><text:span text:style-name="T5">Q1 Score</text:span></text:p>
          </draw:text-box>
        </draw:frame>
        <draw:frame draw:style-name="gr43" draw:text-style-name="P10" draw:layer="layout" svg:width="3.1cm" svg:height="0.9cm" svg:x="7.4cm" svg:y="1.9cm">
          <draw:text-box>
            <text:p><text:span text:style-name="T5">User name</text:span></text:p>
          </draw:text-box>
        </draw:frame>
        <draw:frame draw:style-name="gr43" draw:text-style-name="P10" draw:layer="layout" svg:width="3.1cm" svg:height="0.9cm" svg:x="10.8cm" svg:y="4.3cm">
          <draw:text-box>
            <text:p><text:span text:style-name="T5">Easy Trig 2</text:span></text:p>
          </draw:text-box>
        </draw:frame>
        <draw:frame draw:style-name="gr43" draw:text-style-name="P10" draw:layer="layout" svg:width="3.1cm" svg:height="0.9cm" svg:x="10.8cm" svg:y="5.5cm">
          <draw:text-box>
            <text:p><text:span text:style-name="T5">Easy Trig 2</text:span></text:p>
          </draw:text-box>
        </draw:frame>
        <draw:frame draw:style-name="gr43" draw:text-style-name="P10" draw:layer="layout" svg:width="3.1cm" svg:height="0.9cm" svg:x="14.1cm" svg:y="3.1cm">
          <draw:text-box>
            <text:p><text:span text:style-name="T5">85%</text:span></text:p>
          </draw:text-box>
        </draw:frame>
        <draw:frame draw:style-name="gr43" draw:text-style-name="P10" draw:layer="layout" svg:width="3.1cm" svg:height="0.9cm" svg:x="17.6cm" svg:y="3.1cm">
          <draw:text-box>
            <text:p><text:span text:style-name="T5">80%</text:span></text:p>
          </draw:text-box>
        </draw:frame>
        <draw:frame draw:style-name="gr43" draw:text-style-name="P10" draw:layer="layout" svg:width="3.1cm" svg:height="0.9cm" svg:x="14.1cm" svg:y="4.3cm">
          <draw:text-box>
            <text:p><text:span text:style-name="T5">75%</text:span></text:p>
          </draw:text-box>
        </draw:frame>
        <draw:frame draw:style-name="gr43" draw:text-style-name="P10" draw:layer="layout" svg:width="3.1cm" svg:height="0.9cm" svg:x="17.6cm" svg:y="4.3cm">
          <draw:text-box>
            <text:p><text:span text:style-name="T5">50%</text:span></text:p>
          </draw:text-box>
        </draw:frame>
        <draw:frame draw:style-name="gr43" draw:text-style-name="P10" draw:layer="layout" svg:width="3.1cm" svg:height="0.9cm" svg:x="14.1cm" svg:y="5.5cm">
          <draw:text-box>
            <text:p><text:span text:style-name="T5">60%</text:span></text:p>
          </draw:text-box>
        </draw:frame>
        <draw:frame draw:style-name="gr43" draw:text-style-name="P10" draw:layer="layout" svg:width="3.1cm" svg:height="0.9cm" svg:x="17.6cm" svg:y="5.5cm">
          <draw:text-box>
            <text:p><text:span text:style-name="T5">80%</text:span></text:p>
          </draw:text-box>
        </draw:frame>
        <draw:frame draw:style-name="gr43" draw:text-style-name="P10" draw:layer="layout" svg:width="3.1cm" svg:height="0.9cm" svg:x="10.8cm" svg:y="7.9cm">
          <draw:text-box>
            <text:p><text:span text:style-name="T5">Easy Trig 2</text:span></text:p>
          </draw:text-box>
        </draw:frame>
        <draw:frame draw:style-name="gr43" draw:text-style-name="P10" draw:layer="layout" svg:width="3.1cm" svg:height="0.9cm" svg:x="10.8cm" svg:y="6.7cm">
          <draw:text-box>
            <text:p><text:span text:style-name="T5">Easy Trig 2</text:span></text:p>
          </draw:text-box>
        </draw:frame>
        <draw:frame draw:style-name="gr43" draw:text-style-name="P10" draw:layer="layout" svg:width="3.1cm" svg:height="0.9cm" svg:x="10.8cm" svg:y="9.1cm">
          <draw:text-box>
            <text:p><text:span text:style-name="T5">Easy Trig 2</text:span></text:p>
          </draw:text-box>
        </draw:frame>
        <draw:frame draw:style-name="gr43" draw:text-style-name="P10" draw:layer="layout" svg:width="3.1cm" svg:height="0.9cm" svg:x="10.8cm" svg:y="10.3cm">
          <draw:text-box>
            <text:p><text:span text:style-name="T5">Easy Trig 2</text:span></text:p>
          </draw:text-box>
        </draw:frame>
        <draw:frame draw:style-name="gr43" draw:text-style-name="P10" draw:layer="layout" svg:width="3.1cm" svg:height="0.9cm" svg:x="10.8cm" svg:y="1.9cm">
          <draw:text-box>
            <text:p><text:span text:style-name="T5">Task Name</text:span></text:p>
          </draw:text-box>
        </draw:frame>
        <draw:frame draw:style-name="gr43" draw:text-style-name="P10" draw:layer="layout" svg:width="3.1cm" svg:height="0.9cm" svg:x="7.4cm" svg:y="4.3cm">
          <draw:text-box>
            <text:p><text:span text:style-name="T5">User 2</text:span></text:p>
          </draw:text-box>
        </draw:frame>
        <draw:frame draw:style-name="gr43" draw:text-style-name="P10" draw:layer="layout" svg:width="3.1cm" svg:height="0.9cm" svg:x="7.4cm" svg:y="3.1cm">
          <draw:text-box>
            <text:p><text:span text:style-name="T5">User 1</text:span></text:p>
          </draw:text-box>
        </draw:frame>
        <draw:frame draw:style-name="gr43" draw:text-style-name="P10" draw:layer="layout" svg:width="3.1cm" svg:height="0.9cm" svg:x="7.4cm" svg:y="5.5cm">
          <draw:text-box>
            <text:p><text:span text:style-name="T5">User 3</text:span></text:p>
          </draw:text-box>
        </draw:frame>
        <draw:frame draw:style-name="gr43" draw:text-style-name="P10" draw:layer="layout" svg:width="3.1cm" svg:height="0.9cm" svg:x="7.4cm" svg:y="6.7cm">
          <draw:text-box>
            <text:p><text:span text:style-name="T5">User 4</text:span></text:p>
          </draw:text-box>
        </draw:frame>
        <draw:frame draw:style-name="gr43" draw:text-style-name="P10" draw:layer="layout" svg:width="3.1cm" svg:height="0.9cm" svg:x="7.4cm" svg:y="7.9cm">
          <draw:text-box>
            <text:p><text:span text:style-name="T5">User 5</text:span></text:p>
          </draw:text-box>
        </draw:frame>
        <draw:frame draw:style-name="gr43" draw:text-style-name="P10" draw:layer="layout" svg:width="3.1cm" svg:height="0.9cm" svg:x="7.4cm" svg:y="9.1cm">
          <draw:text-box>
            <text:p><text:span text:style-name="T5">User 6</text:span></text:p>
          </draw:text-box>
        </draw:frame>
        <draw:frame draw:style-name="gr43" draw:text-style-name="P10" draw:layer="layout" svg:width="3.1cm" svg:height="0.9cm" svg:x="7.4cm" svg:y="10.3cm">
          <draw:text-box>
            <text:p><text:span text:style-name="T5">User 7</text:span></text:p>
          </draw:text-box>
        </draw:frame>
        <draw:frame draw:style-name="gr43" draw:text-style-name="P10" draw:layer="layout" svg:width="3.1cm" svg:height="0.9cm" svg:x="14.1cm" svg:y="6.7cm">
          <draw:text-box>
            <text:p><text:span text:style-name="T5">90%</text:span></text:p>
          </draw:text-box>
        </draw:frame>
        <draw:frame draw:style-name="gr43" draw:text-style-name="P10" draw:layer="layout" svg:width="3.1cm" svg:height="0.9cm" svg:x="14.1cm" svg:y="7.9cm">
          <draw:text-box>
            <text:p><text:span text:style-name="T5">40%</text:span></text:p>
          </draw:text-box>
        </draw:frame>
        <draw:frame draw:style-name="gr43" draw:text-style-name="P10" draw:layer="layout" svg:width="3.1cm" svg:height="0.9cm" svg:x="14.134cm" svg:y="9.122cm">
          <draw:text-box>
            <text:p><text:span text:style-name="T5">N/A</text:span></text:p>
          </draw:text-box>
        </draw:frame>
        <draw:frame draw:style-name="gr43" draw:text-style-name="P10" draw:layer="layout" svg:width="3.1cm" svg:height="0.9cm" svg:x="14.1cm" svg:y="10.3cm">
          <draw:text-box>
            <text:p><text:span text:style-name="T5">20%</text:span></text:p>
          </draw:text-box>
        </draw:frame>
        <draw:frame draw:style-name="gr43" draw:text-style-name="P10" draw:layer="layout" svg:width="3.1cm" svg:height="0.9cm" svg:x="17.6cm" svg:y="6.8cm">
          <draw:text-box>
            <text:p><text:span text:style-name="T5">80%</text:span></text:p>
          </draw:text-box>
        </draw:frame>
        <draw:frame draw:style-name="gr43" draw:text-style-name="P10" draw:layer="layout" svg:width="3.1cm" svg:height="0.9cm" svg:x="17.6cm" svg:y="8.1cm">
          <draw:text-box>
            <text:p><text:span text:style-name="T5">80%</text:span></text:p>
          </draw:text-box>
        </draw:frame>
        <draw:frame draw:style-name="gr43" draw:text-style-name="P10" draw:layer="layout" svg:width="3.1cm" svg:height="0.9cm" svg:x="17.6cm" svg:y="9.3cm">
          <draw:text-box>
            <text:p><text:span text:style-name="T5">N/A</text:span></text:p>
          </draw:text-box>
        </draw:frame>
        <draw:frame draw:style-name="gr43" draw:text-style-name="P10" draw:layer="layout" svg:width="3.1cm" svg:height="0.9cm" svg:x="17.6cm" svg:y="10.4cm">
          <draw:text-box>
            <text:p><text:span text:style-name="T5">30%%</text:span></text:p>
          </draw:text-box>
        </draw:frame>
        <draw:line draw:style-name="gr16" draw:text-style-name="P9" draw:layer="layout" svg:x1="5.4cm" svg:y1="7cm" svg:x2="7.9cm" svg:y2="6.4cm">
          <text:p/>
        </draw:line>
        <draw:frame draw:style-name="gr67" draw:text-style-name="P10" draw:layer="layout" svg:width="3.2cm" svg:height="1.1cm" svg:x="2cm" svg:y="6.8cm">
          <draw:text-box>
            <text:p><text:span text:style-name="T5">The database for the selected task</text:span></text:p>
          </draw:text-box>
        </draw:frame>
        <draw:custom-shape draw:style-name="gr117" draw:text-style-name="P1" draw:layer="layout" svg:width="4.3cm" svg:height="2.5cm" svg:x="2cm" svg:y="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9" draw:layer="layout" svg:x1="5.2cm" svg:y1="8.6cm" svg:x2="4.7cm" svg:y2="9.9cm">
          <text:p/>
        </draw:line>
        <draw:frame draw:style-name="gr52" draw:text-style-name="P4" draw:layer="layout" svg:width="2.8cm" svg:height="1cm" svg:x="4.2cm" svg:y="7.7cm">
          <draw:text-box>
            <text:p>Relevant picture</text:p>
          </draw:text-box>
        </draw:frame>
        <draw:frame draw:style-name="gr118" draw:text-style-name="P4" draw:layer="layout" svg:width="2.5cm" svg:height="0.707cm" svg:x="3.3cm" svg:y="0.6cm">
          <draw:text-box>
            <text:p>2.25</text:p>
          </draw:text-box>
        </draw:frame>
        <draw:custom-shape draw:style-name="gr47" draw:text-style-name="P18" draw:layer="layout" svg:width="2.7cm" svg:height="0.6cm" svg:x="2.9cm" svg:y="12.137cm">
          <text:p text:style-name="P18">Return</text:p>
          <draw:enhanced-geometry svg:viewBox="0 0 21600 21600" draw:type="rectangle" draw:enhanced-path="M 0 0 L 21600 0 21600 21600 0 21600 0 0 Z N"/>
        </draw:custom-shape>
        <draw:line draw:style-name="gr16" draw:text-style-name="P9" draw:layer="layout" svg:x1="5.3cm" svg:y1="12.537cm" svg:x2="7.1cm" svg:y2="13.237cm">
          <text:p/>
        </draw:line>
        <draw:frame draw:style-name="gr48" draw:text-style-name="P10" draw:layer="layout" svg:width="2.5cm" svg:height="1.063cm" svg:x="7.2cm" svg:y="13.037cm">
          <draw:text-box>
            <text:p text:style-name="P19"><text:span text:style-name="T5">See Figure 2.21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ffffff" draw:fill-image-width="0cm" draw:fill-image-height="0cm" draw:textarea-horizontal-align="justify" fo:padding-top="0.1cm" fo:padding-bottom="0.25cm" fo:padding-left="0.2cm" fo:padding-right="0.25cm" draw:shadow="hidden" draw:shadow-offset-x="0.2cm" draw:shadow-offset-y="0.2cm" draw:shadow-color="#999999" draw:shadow-opacity="6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9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9T11:40:13.253000000</meta:creation-date>
    <dc:date>2015-11-29T15:19:30.989000000</dc:date>
    <meta:editing-duration>PT4H26M44S</meta:editing-duration>
    <meta:editing-cycles>48</meta:editing-cycles>
    <meta:generator>LibreOffice/5.0.2.2$Windows_x86 LibreOffice_project/37b43f919e4de5eeaca9b9755ed688758a8251fe</meta:generator>
    <meta:document-statistic meta:object-count="644"/>
  </office:meta>
</office:document-meta>
</file>